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33.601cm" svg:height="16.788cm" svg:x="31.316cm" svg:y="2.046cm">
            <draw:object draw:notify-on-update-of-ranges="Hoja1.I8:Hoja1.I8 Hoja1.I9:Hoja1.I28 Hoja1.J8:Hoja1.J8 Hoja1.J9:Hoja1.J28 Hoja1.K8:Hoja1.K8 Hoja1.K9:Hoja1.K28 Hoja1.L8:Hoja1.L8 Hoja1.L9:Hoja1.L2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7.901cm" svg:height="15.653cm" svg:x="50.362cm" svg:y="38.243cm">
            <draw:object draw:notify-on-update-of-ranges="Hoja1.J72:Hoja1.J72 Hoja1.K72:Hoja1.AC72 Hoja1.J73:Hoja1.J73 Hoja1.K73:Hoja1.AC73 Hoja1.J74:Hoja1.J74 Hoja1.K74:Hoja1.AC74 Hoja1.J75:Hoja1.J75 Hoja1.K75:Hoja1.AC75 Hoja1.J76:Hoja1.J76 Hoja1.K76:Hoja1.AC76 Hoja1.J77:Hoja1.J77 Hoja1.K77:Hoja1.AC77 Hoja1.J78:Hoja1.J78 Hoja1.K78:Hoja1.AC78 Hoja1.J79:Hoja1.J79 Hoja1.K79:Hoja1.AC79 Hoja1.J80:Hoja1.J80 Hoja1.K80:Hoja1.AC80 Hoja1.J81:Hoja1.J81 Hoja1.K81:Hoja1.AC81 Hoja1.J82:Hoja1.J82 Hoja1.K82:Hoja1.AC8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7.79cm" svg:height="15.705cm" svg:x="22.679cm" svg:y="37.66cm">
            <draw:object draw:notify-on-update-of-ranges="Hoja1.J57:Hoja1.J57 Hoja1.K57:Hoja1.AC57 Hoja1.J58:Hoja1.J58 Hoja1.K58:Hoja1.AC58 Hoja1.J59:Hoja1.J59 Hoja1.K59:Hoja1.AC59 Hoja1.J60:Hoja1.J60 Hoja1.K60:Hoja1.AC60 Hoja1.J61:Hoja1.J61 Hoja1.K61:Hoja1.AC61 Hoja1.J62:Hoja1.J62 Hoja1.K62:Hoja1.AC62 Hoja1.J63:Hoja1.J63 Hoja1.K63:Hoja1.AC63 Hoja1.J64:Hoja1.J64 Hoja1.K64:Hoja1.AC64 Hoja1.J65:Hoja1.J65 Hoja1.K65:Hoja1.AC65 Hoja1.J66:Hoja1.J66 Hoja1.K66:Hoja1.AC66 Hoja1.J67:Hoja1.J67 Hoja1.K67:Hoja1.AC6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9.214cm" svg:height="15.645cm" svg:x="25.867cm" svg:y="80.512cm">
            <draw:object draw:notify-on-update-of-ranges="Hoja1.J172:Hoja1.J172 Hoja1.K172:Hoja1.AC172 Hoja1.J173:Hoja1.J173 Hoja1.K173:Hoja1.AC173 Hoja1.J174:Hoja1.J174 Hoja1.K174:Hoja1.AC174 Hoja1.J175:Hoja1.J175 Hoja1.K175:Hoja1.AC175 Hoja1.J176:Hoja1.J176 Hoja1.K176:Hoja1.AC17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 table:number-rows-repeated="7">
          <table:table-cell table:number-columns-repeated="29"/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GEM</text:p>
          </table:table-cell>
          <table:table-cell/>
          <table:table-cell office:value-type="string" calcext:value-type="string">
            <text:p>ALT</text:p>
          </table:table-cell>
          <table:table-cell table:number-columns-repeated="2"/>
          <table:table-cell office:value-type="string" calcext:value-type="string">
            <text:p>Equipo</text:p>
          </table:table-cell>
          <table:table-cell office:value-type="string" calcext:value-type="string">
            <text:p>Posición Real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Alternativo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 River Plate</text:p>
          </table:table-cell>
          <table:table-cell/>
          <table:table-cell table:style-name="ce1" office:value-type="string" calcext:value-type="string">
            <text:p>3 Estudiantes</text:p>
          </table:table-cell>
          <table:table-cell/>
          <table:table-cell table:style-name="ce1" office:value-type="string" calcext:value-type="string">
            <text:p>1 River Plate</text:p>
          </table:table-cell>
          <table:table-cell table:number-columns-repeated="2"/>
          <table:table-cell office:value-type="string" calcext:value-type="string">
            <text:p>River Pla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2 Boca Juniors</text:p>
          </table:table-cell>
          <table:table-cell/>
          <table:table-cell table:style-name="ce1" office:value-type="string" calcext:value-type="string">
            <text:p>2 Boca Juniors</text:p>
          </table:table-cell>
          <table:table-cell/>
          <table:table-cell table:style-name="ce1" office:value-type="string" calcext:value-type="string">
            <text:p>3 Estudiantes</text:p>
          </table:table-cell>
          <table:table-cell table:number-columns-repeated="2"/>
          <table:table-cell office:value-type="string" calcext:value-type="string">
            <text:p>Boca Junior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3 Estudiantes</text:p>
          </table:table-cell>
          <table:table-cell/>
          <table:table-cell table:style-name="ce1" office:value-type="string" calcext:value-type="string">
            <text:p>11 San Lorenzo</text:p>
          </table:table-cell>
          <table:table-cell/>
          <table:table-cell table:style-name="ce1" office:value-type="string" calcext:value-type="string">
            <text:p>7 Colón</text:p>
          </table:table-cell>
          <table:table-cell table:number-columns-repeated="2"/>
          <table:table-cell office:value-type="string" calcext:value-type="string">
            <text:p>Estudiantes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4 Godoy Cruz</text:p>
          </table:table-cell>
          <table:table-cell/>
          <table:table-cell table:style-name="ce1" office:value-type="string" calcext:value-type="string">
            <text:p>5 Gimnasia y Esgrima (LP)</text:p>
          </table:table-cell>
          <table:table-cell/>
          <table:table-cell table:style-name="ce1" office:value-type="string" calcext:value-type="string">
            <text:p>5 Gimnasia y Esgrima (LP)</text:p>
          </table:table-cell>
          <table:table-cell table:number-columns-repeated="2"/>
          <table:table-cell office:value-type="string" calcext:value-type="string">
            <text:p>Godoy Cruz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5 Gimnasia y Esgrima (LP)</text:p>
          </table:table-cell>
          <table:table-cell/>
          <table:table-cell table:style-name="ce1" office:value-type="string" calcext:value-type="string">
            <text:p>4 Godoy Cruz</text:p>
          </table:table-cell>
          <table:table-cell/>
          <table:table-cell table:style-name="ce1" office:value-type="string" calcext:value-type="string">
            <text:p>4 Godoy Cruz</text:p>
          </table:table-cell>
          <table:table-cell table:number-columns-repeated="2"/>
          <table:table-cell office:value-type="string" calcext:value-type="string">
            <text:p>Gimnasia y Esgrima (LP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6 Vélez Sarsfield</text:p>
          </table:table-cell>
          <table:table-cell/>
          <table:table-cell table:style-name="ce1" office:value-type="string" calcext:value-type="string">
            <text:p>1 River Plate</text:p>
          </table:table-cell>
          <table:table-cell/>
          <table:table-cell table:style-name="ce1" office:value-type="string" calcext:value-type="string">
            <text:p>2 Boca Juniors</text:p>
          </table:table-cell>
          <table:table-cell table:number-columns-repeated="2"/>
          <table:table-cell office:value-type="string" calcext:value-type="string">
            <text:p>Vélez Sarsfiel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7 Colón</text:p>
          </table:table-cell>
          <table:table-cell/>
          <table:table-cell table:style-name="ce1" office:value-type="string" calcext:value-type="string">
            <text:p>6 Vélez Sarsfield</text:p>
          </table:table-cell>
          <table:table-cell/>
          <table:table-cell table:style-name="ce1" office:value-type="string" calcext:value-type="string">
            <text:p>8 Rosario Central</text:p>
          </table:table-cell>
          <table:table-cell table:number-columns-repeated="2"/>
          <table:table-cell office:value-type="string" calcext:value-type="string">
            <text:p>Coló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8 Rosario Central</text:p>
          </table:table-cell>
          <table:table-cell/>
          <table:table-cell table:style-name="ce1" office:value-type="string" calcext:value-type="string">
            <text:p>10 Olimpo</text:p>
          </table:table-cell>
          <table:table-cell/>
          <table:table-cell table:style-name="ce1" office:value-type="string" calcext:value-type="string">
            <text:p>9 Lanús</text:p>
          </table:table-cell>
          <table:table-cell table:number-columns-repeated="2"/>
          <table:table-cell office:value-type="string" calcext:value-type="string">
            <text:p>Rosario Cen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9 Lanús</text:p>
          </table:table-cell>
          <table:table-cell/>
          <table:table-cell table:style-name="ce1" office:value-type="string" calcext:value-type="string">
            <text:p>13 Tigre</text:p>
          </table:table-cell>
          <table:table-cell/>
          <table:table-cell table:style-name="ce1" office:value-type="string" calcext:value-type="string">
            <text:p>6 Vélez Sarsfield</text:p>
          </table:table-cell>
          <table:table-cell table:number-columns-repeated="2"/>
          <table:table-cell office:value-type="string" calcext:value-type="string">
            <text:p>Lanús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0 Olimpo</text:p>
          </table:table-cell>
          <table:table-cell/>
          <table:table-cell table:style-name="ce1" office:value-type="string" calcext:value-type="string">
            <text:p>9 Lanús</text:p>
          </table:table-cell>
          <table:table-cell/>
          <table:table-cell table:style-name="ce1" office:value-type="string" calcext:value-type="string">
            <text:p>11 San Lorenzo</text:p>
          </table:table-cell>
          <table:table-cell table:number-columns-repeated="2"/>
          <table:table-cell office:value-type="string" calcext:value-type="string">
            <text:p>Olimpo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1 San Lorenzo</text:p>
          </table:table-cell>
          <table:table-cell/>
          <table:table-cell table:style-name="ce1" office:value-type="string" calcext:value-type="string">
            <text:p>18 Racing Club</text:p>
          </table:table-cell>
          <table:table-cell/>
          <table:table-cell table:style-name="ce1" office:value-type="string" calcext:value-type="string">
            <text:p>10 Olimpo</text:p>
          </table:table-cell>
          <table:table-cell table:number-columns-repeated="2"/>
          <table:table-cell office:value-type="string" calcext:value-type="string">
            <text:p>San Lorenzo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2 Newell's Old Boys</text:p>
          </table:table-cell>
          <table:table-cell/>
          <table:table-cell table:style-name="ce1" office:value-type="string" calcext:value-type="string">
            <text:p>7 Colón</text:p>
          </table:table-cell>
          <table:table-cell/>
          <table:table-cell table:style-name="ce1" office:value-type="string" calcext:value-type="string">
            <text:p>13 Tigre</text:p>
          </table:table-cell>
          <table:table-cell table:number-columns-repeated="2"/>
          <table:table-cell office:value-type="string" calcext:value-type="string">
            <text:p>Newell's Old Boy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3 Tigre</text:p>
          </table:table-cell>
          <table:table-cell/>
          <table:table-cell table:style-name="ce1" office:value-type="string" calcext:value-type="string">
            <text:p>15 Belgrano</text:p>
          </table:table-cell>
          <table:table-cell/>
          <table:table-cell table:style-name="ce1" office:value-type="string" calcext:value-type="string">
            <text:p>15 Belgrano</text:p>
          </table:table-cell>
          <table:table-cell table:number-columns-repeated="2"/>
          <table:table-cell office:value-type="string" calcext:value-type="string">
            <text:p>Tigr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4 Quilmes</text:p>
          </table:table-cell>
          <table:table-cell/>
          <table:table-cell table:style-name="ce1" office:value-type="string" calcext:value-type="string">
            <text:p>8 Rosario Central</text:p>
          </table:table-cell>
          <table:table-cell/>
          <table:table-cell table:style-name="ce1" office:value-type="string" calcext:value-type="string">
            <text:p>12 Newell's Old Boys</text:p>
          </table:table-cell>
          <table:table-cell table:number-columns-repeated="2"/>
          <table:table-cell office:value-type="string" calcext:value-type="string">
            <text:p>Quilme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5 Belgrano</text:p>
          </table:table-cell>
          <table:table-cell/>
          <table:table-cell table:style-name="ce1" office:value-type="string" calcext:value-type="string">
            <text:p>17 Arsenal</text:p>
          </table:table-cell>
          <table:table-cell/>
          <table:table-cell table:style-name="ce1" office:value-type="string" calcext:value-type="string">
            <text:p>18  Racing Club</text:p>
          </table:table-cell>
          <table:table-cell table:number-columns-repeated="2"/>
          <table:table-cell office:value-type="string" calcext:value-type="string">
            <text:p>Belgrano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6 Atlético de Rafaela</text:p>
          </table:table-cell>
          <table:table-cell/>
          <table:table-cell table:style-name="ce1" office:value-type="string" calcext:value-type="string">
            <text:p>12 Newell's Old Boys</text:p>
          </table:table-cell>
          <table:table-cell/>
          <table:table-cell table:style-name="ce1" office:value-type="string" calcext:value-type="string">
            <text:p>16 Atlético de Rafaela</text:p>
          </table:table-cell>
          <table:table-cell table:number-columns-repeated="2"/>
          <table:table-cell office:value-type="string" calcext:value-type="string">
            <text:p>Atlético de Rafaela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7 Arsenal</text:p>
          </table:table-cell>
          <table:table-cell/>
          <table:table-cell table:style-name="ce1" office:value-type="string" calcext:value-type="string">
            <text:p>16 Atlético de Rafaela</text:p>
          </table:table-cell>
          <table:table-cell/>
          <table:table-cell table:style-name="ce1" office:value-type="string" calcext:value-type="string">
            <text:p>14  Quilmes</text:p>
          </table:table-cell>
          <table:table-cell table:number-columns-repeated="2"/>
          <table:table-cell office:value-type="string" calcext:value-type="string">
            <text:p>Arsenal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8 Racing Club</text:p>
          </table:table-cell>
          <table:table-cell/>
          <table:table-cell table:style-name="ce1" office:value-type="string" calcext:value-type="string">
            <text:p>14 Quilmes</text:p>
          </table:table-cell>
          <table:table-cell/>
          <table:table-cell table:style-name="ce1" office:value-type="string" calcext:value-type="string">
            <text:p>17 Arsenal</text:p>
          </table:table-cell>
          <table:table-cell table:number-columns-repeated="2"/>
          <table:table-cell office:value-type="string" calcext:value-type="string">
            <text:p>Racing Club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9 Argentinos Juniors</text:p>
          </table:table-cell>
          <table:table-cell/>
          <table:table-cell table:style-name="ce1" office:value-type="string" calcext:value-type="string">
            <text:p>20 All Boys</text:p>
          </table:table-cell>
          <table:table-cell/>
          <table:table-cell table:style-name="ce1" office:value-type="string" calcext:value-type="string">
            <text:p>20 All Boys</text:p>
          </table:table-cell>
          <table:table-cell table:number-columns-repeated="2"/>
          <table:table-cell office:value-type="string" calcext:value-type="string">
            <text:p>Argentinos Juniors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20 All Boys</text:p>
          </table:table-cell>
          <table:table-cell/>
          <table:table-cell table:style-name="ce1" office:value-type="string" calcext:value-type="string">
            <text:p>19 Argentinos Juniors</text:p>
          </table:table-cell>
          <table:table-cell/>
          <table:table-cell table:style-name="ce1" office:value-type="string" calcext:value-type="string">
            <text:p>19 Argentinos Juniors</text:p>
          </table:table-cell>
          <table:table-cell table:number-columns-repeated="2"/>
          <table:table-cell office:value-type="string" calcext:value-type="string">
            <text:p>All Boy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7"/>
        </table:table-row>
        <table:table-row table:style-name="ro1" table:number-rows-repeated="28">
          <table:table-cell table:number-columns-repeated="29"/>
        </table:table-row>
        <table:table-row table:style-name="ro1">
          <table:table-cell table:number-columns-repeated="9"/>
          <table:table-cell office:value-type="string" calcext:value-type="string">
            <text:p>Equip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iver Plate</text:p>
          </table:table-cell>
          <table:table-cell office:value-type="float" office:value="0.0690376" calcext:value-type="float">
            <text:p>0,0690376</text:p>
          </table:table-cell>
          <table:table-cell office:value-type="float" office:value="0.064926" calcext:value-type="float">
            <text:p>0,064926</text:p>
          </table:table-cell>
          <table:table-cell office:value-type="float" office:value="0.0375829" calcext:value-type="float">
            <text:p>0,0375829</text:p>
          </table:table-cell>
          <table:table-cell office:value-type="float" office:value="0.0325412" calcext:value-type="float">
            <text:p>0,0325412</text:p>
          </table:table-cell>
          <table:table-cell office:value-type="float" office:value="0.0460989" calcext:value-type="float">
            <text:p>0,0460989</text:p>
          </table:table-cell>
          <table:table-cell office:value-type="float" office:value="0.0501785" calcext:value-type="float">
            <text:p>0,0501785</text:p>
          </table:table-cell>
          <table:table-cell office:value-type="float" office:value="0.0479057" calcext:value-type="float">
            <text:p>0,0479057</text:p>
          </table:table-cell>
          <table:table-cell office:value-type="float" office:value="0.0416396" calcext:value-type="float">
            <text:p>0,0416396</text:p>
          </table:table-cell>
          <table:table-cell office:value-type="float" office:value="0.0467026" calcext:value-type="float">
            <text:p>0,0467026</text:p>
          </table:table-cell>
          <table:table-cell office:value-type="float" office:value="0.0511421" calcext:value-type="float">
            <text:p>0,0511421</text:p>
          </table:table-cell>
          <table:table-cell office:value-type="float" office:value="0.0567331" calcext:value-type="float">
            <text:p>0,0567331</text:p>
          </table:table-cell>
          <table:table-cell office:value-type="float" office:value="0.0559897" calcext:value-type="float">
            <text:p>0,0559897</text:p>
          </table:table-cell>
          <table:table-cell office:value-type="float" office:value="0.0626996" calcext:value-type="float">
            <text:p>0,0626996</text:p>
          </table:table-cell>
          <table:table-cell office:value-type="float" office:value="0.0590417" calcext:value-type="float">
            <text:p>0,0590417</text:p>
          </table:table-cell>
          <table:table-cell office:value-type="float" office:value="0.0596098" calcext:value-type="float">
            <text:p>0,0596098</text:p>
          </table:table-cell>
          <table:table-cell office:value-type="float" office:value="0.0587967" calcext:value-type="float">
            <text:p>0,0587967</text:p>
          </table:table-cell>
          <table:table-cell office:value-type="float" office:value="0.060183" calcext:value-type="float">
            <text:p>0,060183</text:p>
          </table:table-cell>
          <table:table-cell office:value-type="float" office:value="0.0562761" calcext:value-type="float">
            <text:p>0,0562761</text:p>
          </table:table-cell>
          <table:table-cell office:value-type="float" office:value="0.0646037" calcext:value-type="float">
            <text:p>0,064603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oca Juniors</text:p>
          </table:table-cell>
          <table:table-cell office:value-type="float" office:value="0.041841" calcext:value-type="float">
            <text:p>0,041841</text:p>
          </table:table-cell>
          <table:table-cell office:value-type="float" office:value="0.0313274" calcext:value-type="float">
            <text:p>0,0313274</text:p>
          </table:table-cell>
          <table:table-cell office:value-type="float" office:value="0.0276854" calcext:value-type="float">
            <text:p>0,0276854</text:p>
          </table:table-cell>
          <table:table-cell office:value-type="float" office:value="0.0505498" calcext:value-type="float">
            <text:p>0,0505498</text:p>
          </table:table-cell>
          <table:table-cell office:value-type="float" office:value="0.0432693" calcext:value-type="float">
            <text:p>0,0432693</text:p>
          </table:table-cell>
          <table:table-cell office:value-type="float" office:value="0.0522425" calcext:value-type="float">
            <text:p>0,0522425</text:p>
          </table:table-cell>
          <table:table-cell office:value-type="float" office:value="0.058758" calcext:value-type="float">
            <text:p>0,058758</text:p>
          </table:table-cell>
          <table:table-cell office:value-type="float" office:value="0.0642841" calcext:value-type="float">
            <text:p>0,0642841</text:p>
          </table:table-cell>
          <table:table-cell office:value-type="float" office:value="0.0635363" calcext:value-type="float">
            <text:p>0,0635363</text:p>
          </table:table-cell>
          <table:table-cell office:value-type="float" office:value="0.0596042" calcext:value-type="float">
            <text:p>0,0596042</text:p>
          </table:table-cell>
          <table:table-cell office:value-type="float" office:value="0.0555737" calcext:value-type="float">
            <text:p>0,0555737</text:p>
          </table:table-cell>
          <table:table-cell office:value-type="float" office:value="0.0707731" calcext:value-type="float">
            <text:p>0,0707731</text:p>
          </table:table-cell>
          <table:table-cell office:value-type="float" office:value="0.0695938" calcext:value-type="float">
            <text:p>0,0695938</text:p>
          </table:table-cell>
          <table:table-cell office:value-type="float" office:value="0.0708494" calcext:value-type="float">
            <text:p>0,0708494</text:p>
          </table:table-cell>
          <table:table-cell office:value-type="float" office:value="0.0758796" calcext:value-type="float">
            <text:p>0,0758796</text:p>
          </table:table-cell>
          <table:table-cell office:value-type="float" office:value="0.0672326" calcext:value-type="float">
            <text:p>0,0672326</text:p>
          </table:table-cell>
          <table:table-cell office:value-type="float" office:value="0.072409" calcext:value-type="float">
            <text:p>0,072409</text:p>
          </table:table-cell>
          <table:table-cell office:value-type="float" office:value="0.074384" calcext:value-type="float">
            <text:p>0,074384</text:p>
          </table:table-cell>
          <table:table-cell office:value-type="float" office:value="0.070147" calcext:value-type="float">
            <text:p>0,07014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studiantes</text:p>
          </table:table-cell>
          <table:table-cell office:value-type="float" office:value="0.0690376" calcext:value-type="float">
            <text:p>0,0690376</text:p>
          </table:table-cell>
          <table:table-cell office:value-type="float" office:value="0.0584778" calcext:value-type="float">
            <text:p>0,0584778</text:p>
          </table:table-cell>
          <table:table-cell office:value-type="float" office:value="0.0535184" calcext:value-type="float">
            <text:p>0,0535184</text:p>
          </table:table-cell>
          <table:table-cell office:value-type="float" office:value="0.0476383" calcext:value-type="float">
            <text:p>0,0476383</text:p>
          </table:table-cell>
          <table:table-cell office:value-type="float" office:value="0.0378648" calcext:value-type="float">
            <text:p>0,0378648</text:p>
          </table:table-cell>
          <table:table-cell office:value-type="float" office:value="0.0311018" calcext:value-type="float">
            <text:p>0,0311018</text:p>
          </table:table-cell>
          <table:table-cell office:value-type="float" office:value="0.0307507" calcext:value-type="float">
            <text:p>0,0307507</text:p>
          </table:table-cell>
          <table:table-cell office:value-type="float" office:value="0.043342" calcext:value-type="float">
            <text:p>0,043342</text:p>
          </table:table-cell>
          <table:table-cell office:value-type="float" office:value="0.0402542" calcext:value-type="float">
            <text:p>0,0402542</text:p>
          </table:table-cell>
          <table:table-cell office:value-type="float" office:value="0.035208" calcext:value-type="float">
            <text:p>0,035208</text:p>
          </table:table-cell>
          <table:table-cell office:value-type="float" office:value="0.0337639" calcext:value-type="float">
            <text:p>0,0337639</text:p>
          </table:table-cell>
          <table:table-cell office:value-type="float" office:value="0.0351436" calcext:value-type="float">
            <text:p>0,0351436</text:p>
          </table:table-cell>
          <table:table-cell office:value-type="float" office:value="0.0394497" calcext:value-type="float">
            <text:p>0,0394497</text:p>
          </table:table-cell>
          <table:table-cell office:value-type="float" office:value="0.0390729" calcext:value-type="float">
            <text:p>0,0390729</text:p>
          </table:table-cell>
          <table:table-cell office:value-type="float" office:value="0.037439" calcext:value-type="float">
            <text:p>0,037439</text:p>
          </table:table-cell>
          <table:table-cell office:value-type="float" office:value="0.0370154" calcext:value-type="float">
            <text:p>0,0370154</text:p>
          </table:table-cell>
          <table:table-cell office:value-type="float" office:value="0.0459802" calcext:value-type="float">
            <text:p>0,0459802</text:p>
          </table:table-cell>
          <table:table-cell office:value-type="float" office:value="0.0499141" calcext:value-type="float">
            <text:p>0,0499141</text:p>
          </table:table-cell>
          <table:table-cell office:value-type="float" office:value="0.0467756" calcext:value-type="float">
            <text:p>0,046775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Godoy Cruz</text:p>
          </table:table-cell>
          <table:table-cell office:value-type="float" office:value="0.041841" calcext:value-type="float">
            <text:p>0,041841</text:p>
          </table:table-cell>
          <table:table-cell office:value-type="float" office:value="0.0449026" calcext:value-type="float">
            <text:p>0,0449026</text:p>
          </table:table-cell>
          <table:table-cell office:value-type="float" office:value="0.0593124" calcext:value-type="float">
            <text:p>0,0593124</text:p>
          </table:table-cell>
          <table:table-cell office:value-type="float" office:value="0.0618319" calcext:value-type="float">
            <text:p>0,0618319</text:p>
          </table:table-cell>
          <table:table-cell office:value-type="float" office:value="0.063194" calcext:value-type="float">
            <text:p>0,063194</text:p>
          </table:table-cell>
          <table:table-cell office:value-type="float" office:value="0.0633471" calcext:value-type="float">
            <text:p>0,0633471</text:p>
          </table:table-cell>
          <table:table-cell office:value-type="float" office:value="0.0570202" calcext:value-type="float">
            <text:p>0,0570202</text:p>
          </table:table-cell>
          <table:table-cell office:value-type="float" office:value="0.0490153" calcext:value-type="float">
            <text:p>0,0490153</text:p>
          </table:table-cell>
          <table:table-cell office:value-type="float" office:value="0.0544735" calcext:value-type="float">
            <text:p>0,0544735</text:p>
          </table:table-cell>
          <table:table-cell office:value-type="float" office:value="0.0484178" calcext:value-type="float">
            <text:p>0,0484178</text:p>
          </table:table-cell>
          <table:table-cell office:value-type="float" office:value="0.0536028" calcext:value-type="float">
            <text:p>0,0536028</text:p>
          </table:table-cell>
          <table:table-cell office:value-type="float" office:value="0.0533515" calcext:value-type="float">
            <text:p>0,0533515</text:p>
          </table:table-cell>
          <table:table-cell office:value-type="float" office:value="0.0525913" calcext:value-type="float">
            <text:p>0,0525913</text:p>
          </table:table-cell>
          <table:table-cell office:value-type="float" office:value="0.0581468" calcext:value-type="float">
            <text:p>0,0581468</text:p>
          </table:table-cell>
          <table:table-cell office:value-type="float" office:value="0.0645005" calcext:value-type="float">
            <text:p>0,0645005</text:p>
          </table:table-cell>
          <table:table-cell office:value-type="float" office:value="0.0703712" calcext:value-type="float">
            <text:p>0,0703712</text:p>
          </table:table-cell>
          <table:table-cell office:value-type="float" office:value="0.0712282" calcext:value-type="float">
            <text:p>0,0712282</text:p>
          </table:table-cell>
          <table:table-cell office:value-type="float" office:value="0.0714535" calcext:value-type="float">
            <text:p>0,0714535</text:p>
          </table:table-cell>
          <table:table-cell office:value-type="float" office:value="0.0665236" calcext:value-type="float">
            <text:p>0,066523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Gimnasia y Esgrima (LP)</text:p>
          </table:table-cell>
          <table:table-cell office:value-type="float" office:value="0.041841" calcext:value-type="float">
            <text:p>0,041841</text:p>
          </table:table-cell>
          <table:table-cell office:value-type="float" office:value="0.0516902" calcext:value-type="float">
            <text:p>0,0516902</text:p>
          </table:table-cell>
          <table:table-cell office:value-type="float" office:value="0.0456808" calcext:value-type="float">
            <text:p>0,0456808</text:p>
          </table:table-cell>
          <table:table-cell office:value-type="float" office:value="0.0597988" calcext:value-type="float">
            <text:p>0,0597988</text:p>
          </table:table-cell>
          <table:table-cell office:value-type="float" office:value="0.0729238" calcext:value-type="float">
            <text:p>0,0729238</text:p>
          </table:table-cell>
          <table:table-cell office:value-type="float" office:value="0.0876931" calcext:value-type="float">
            <text:p>0,0876931</text:p>
          </table:table-cell>
          <table:table-cell office:value-type="float" office:value="0.0794924" calcext:value-type="float">
            <text:p>0,0794924</text:p>
          </table:table-cell>
          <table:table-cell office:value-type="float" office:value="0.0752989" calcext:value-type="float">
            <text:p>0,0752989</text:p>
          </table:table-cell>
          <table:table-cell office:value-type="float" office:value="0.0766088" calcext:value-type="float">
            <text:p>0,0766088</text:p>
          </table:table-cell>
          <table:table-cell office:value-type="float" office:value="0.0771374" calcext:value-type="float">
            <text:p>0,0771374</text:p>
          </table:table-cell>
          <table:table-cell office:value-type="float" office:value="0.0830624" calcext:value-type="float">
            <text:p>0,0830624</text:p>
          </table:table-cell>
          <table:table-cell office:value-type="float" office:value="0.074958" calcext:value-type="float">
            <text:p>0,074958</text:p>
          </table:table-cell>
          <table:table-cell office:value-type="float" office:value="0.0721463" calcext:value-type="float">
            <text:p>0,0721463</text:p>
          </table:table-cell>
          <table:table-cell office:value-type="float" office:value="0.0725903" calcext:value-type="float">
            <text:p>0,0725903</text:p>
          </table:table-cell>
          <table:table-cell office:value-type="float" office:value="0.0724079" calcext:value-type="float">
            <text:p>0,0724079</text:p>
          </table:table-cell>
          <table:table-cell office:value-type="float" office:value="0.0748098" calcext:value-type="float">
            <text:p>0,0748098</text:p>
          </table:table-cell>
          <table:table-cell office:value-type="float" office:value="0.0718028" calcext:value-type="float">
            <text:p>0,0718028</text:p>
          </table:table-cell>
          <table:table-cell office:value-type="float" office:value="0.0682975" calcext:value-type="float">
            <text:p>0,0682975</text:p>
          </table:table-cell>
          <table:table-cell office:value-type="float" office:value="0.0673236" calcext:value-type="float">
            <text:p>0,067323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Vélez Sarsfield</text:p>
          </table:table-cell>
          <table:table-cell office:value-type="float" office:value="0.041841" calcext:value-type="float">
            <text:p>0,041841</text:p>
          </table:table-cell>
          <table:table-cell office:value-type="float" office:value="0.0449026" calcext:value-type="float">
            <text:p>0,0449026</text:p>
          </table:table-cell>
          <table:table-cell office:value-type="float" office:value="0.0748525" calcext:value-type="float">
            <text:p>0,0748525</text:p>
          </table:table-cell>
          <table:table-cell office:value-type="float" office:value="0.0614934" calcext:value-type="float">
            <text:p>0,0614934</text:p>
          </table:table-cell>
          <table:table-cell office:value-type="float" office:value="0.0590347" calcext:value-type="float">
            <text:p>0,0590347</text:p>
          </table:table-cell>
          <table:table-cell office:value-type="float" office:value="0.0513353" calcext:value-type="float">
            <text:p>0,0513353</text:p>
          </table:table-cell>
          <table:table-cell office:value-type="float" office:value="0.0759775" calcext:value-type="float">
            <text:p>0,0759775</text:p>
          </table:table-cell>
          <table:table-cell office:value-type="float" office:value="0.082149" calcext:value-type="float">
            <text:p>0,082149</text:p>
          </table:table-cell>
          <table:table-cell office:value-type="float" office:value="0.0613425" calcext:value-type="float">
            <text:p>0,0613425</text:p>
          </table:table-cell>
          <table:table-cell office:value-type="float" office:value="0.0825291" calcext:value-type="float">
            <text:p>0,0825291</text:p>
          </table:table-cell>
          <table:table-cell office:value-type="float" office:value="0.0812101" calcext:value-type="float">
            <text:p>0,0812101</text:p>
          </table:table-cell>
          <table:table-cell office:value-type="float" office:value="0.0782121" calcext:value-type="float">
            <text:p>0,0782121</text:p>
          </table:table-cell>
          <table:table-cell office:value-type="float" office:value="0.0738531" calcext:value-type="float">
            <text:p>0,0738531</text:p>
          </table:table-cell>
          <table:table-cell office:value-type="float" office:value="0.0725345" calcext:value-type="float">
            <text:p>0,0725345</text:p>
          </table:table-cell>
          <table:table-cell office:value-type="float" office:value="0.0728153" calcext:value-type="float">
            <text:p>0,0728153</text:p>
          </table:table-cell>
          <table:table-cell office:value-type="float" office:value="0.0821318" calcext:value-type="float">
            <text:p>0,0821318</text:p>
          </table:table-cell>
          <table:table-cell office:value-type="float" office:value="0.0796422" calcext:value-type="float">
            <text:p>0,0796422</text:p>
          </table:table-cell>
          <table:table-cell office:value-type="float" office:value="0.0812098" calcext:value-type="float">
            <text:p>0,0812098</text:p>
          </table:table-cell>
          <table:table-cell office:value-type="float" office:value="0.0804916" calcext:value-type="float">
            <text:p>0,080491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lón</text:p>
          </table:table-cell>
          <table:table-cell office:value-type="float" office:value="0.041841" calcext:value-type="float">
            <text:p>0,041841</text:p>
          </table:table-cell>
          <table:table-cell office:value-type="float" office:value="0.0706619" calcext:value-type="float">
            <text:p>0,0706619</text:p>
          </table:table-cell>
          <table:table-cell office:value-type="float" office:value="0.0492353" calcext:value-type="float">
            <text:p>0,0492353</text:p>
          </table:table-cell>
          <table:table-cell office:value-type="float" office:value="0.0508811" calcext:value-type="float">
            <text:p>0,0508811</text:p>
          </table:table-cell>
          <table:table-cell office:value-type="float" office:value="0.0660486" calcext:value-type="float">
            <text:p>0,0660486</text:p>
          </table:table-cell>
          <table:table-cell office:value-type="float" office:value="0.0671743" calcext:value-type="float">
            <text:p>0,0671743</text:p>
          </table:table-cell>
          <table:table-cell office:value-type="float" office:value="0.0577536" calcext:value-type="float">
            <text:p>0,0577536</text:p>
          </table:table-cell>
          <table:table-cell office:value-type="float" office:value="0.0484601" calcext:value-type="float">
            <text:p>0,0484601</text:p>
          </table:table-cell>
          <table:table-cell office:value-type="float" office:value="0.061043" calcext:value-type="float">
            <text:p>0,061043</text:p>
          </table:table-cell>
          <table:table-cell office:value-type="float" office:value="0.0590744" calcext:value-type="float">
            <text:p>0,0590744</text:p>
          </table:table-cell>
          <table:table-cell office:value-type="float" office:value="0.0590969" calcext:value-type="float">
            <text:p>0,0590969</text:p>
          </table:table-cell>
          <table:table-cell office:value-type="float" office:value="0.0541971" calcext:value-type="float">
            <text:p>0,0541971</text:p>
          </table:table-cell>
          <table:table-cell office:value-type="float" office:value="0.0550126" calcext:value-type="float">
            <text:p>0,0550126</text:p>
          </table:table-cell>
          <table:table-cell office:value-type="float" office:value="0.0585225" calcext:value-type="float">
            <text:p>0,0585225</text:p>
          </table:table-cell>
          <table:table-cell office:value-type="float" office:value="0.0558894" calcext:value-type="float">
            <text:p>0,0558894</text:p>
          </table:table-cell>
          <table:table-cell office:value-type="float" office:value="0.0531627" calcext:value-type="float">
            <text:p>0,0531627</text:p>
          </table:table-cell>
          <table:table-cell office:value-type="float" office:value="0.0524239" calcext:value-type="float">
            <text:p>0,0524239</text:p>
          </table:table-cell>
          <table:table-cell office:value-type="float" office:value="0.0519862" calcext:value-type="float">
            <text:p>0,0519862</text:p>
          </table:table-cell>
          <table:table-cell office:value-type="float" office:value="0.0565878" calcext:value-type="float">
            <text:p>0,056587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osario Central</text:p>
          </table:table-cell>
          <table:table-cell office:value-type="float" office:value="0.0690376" calcext:value-type="float">
            <text:p>0,0690376</text:p>
          </table:table-cell>
          <table:table-cell office:value-type="float" office:value="0.038115" calcext:value-type="float">
            <text:p>0,038115</text:p>
          </table:table-cell>
          <table:table-cell office:value-type="float" office:value="0.0510794" calcext:value-type="float">
            <text:p>0,0510794</text:p>
          </table:table-cell>
          <table:table-cell office:value-type="float" office:value="0.047619" calcext:value-type="float">
            <text:p>0,047619</text:p>
          </table:table-cell>
          <table:table-cell office:value-type="float" office:value="0.0542971" calcext:value-type="float">
            <text:p>0,0542971</text:p>
          </table:table-cell>
          <table:table-cell office:value-type="float" office:value="0.0615773" calcext:value-type="float">
            <text:p>0,0615773</text:p>
          </table:table-cell>
          <table:table-cell office:value-type="float" office:value="0.0556627" calcext:value-type="float">
            <text:p>0,0556627</text:p>
          </table:table-cell>
          <table:table-cell office:value-type="float" office:value="0.0454784" calcext:value-type="float">
            <text:p>0,0454784</text:p>
          </table:table-cell>
          <table:table-cell office:value-type="float" office:value="0.0528254" calcext:value-type="float">
            <text:p>0,0528254</text:p>
          </table:table-cell>
          <table:table-cell office:value-type="float" office:value="0.0406736" calcext:value-type="float">
            <text:p>0,0406736</text:p>
          </table:table-cell>
          <table:table-cell office:value-type="float" office:value="0.0473763" calcext:value-type="float">
            <text:p>0,0473763</text:p>
          </table:table-cell>
          <table:table-cell office:value-type="float" office:value="0.0531625" calcext:value-type="float">
            <text:p>0,0531625</text:p>
          </table:table-cell>
          <table:table-cell office:value-type="float" office:value="0.0504043" calcext:value-type="float">
            <text:p>0,0504043</text:p>
          </table:table-cell>
          <table:table-cell office:value-type="float" office:value="0.0537688" calcext:value-type="float">
            <text:p>0,0537688</text:p>
          </table:table-cell>
          <table:table-cell office:value-type="float" office:value="0.0519988" calcext:value-type="float">
            <text:p>0,0519988</text:p>
          </table:table-cell>
          <table:table-cell office:value-type="float" office:value="0.0516202" calcext:value-type="float">
            <text:p>0,0516202</text:p>
          </table:table-cell>
          <table:table-cell office:value-type="float" office:value="0.050207" calcext:value-type="float">
            <text:p>0,050207</text:p>
          </table:table-cell>
          <table:table-cell office:value-type="float" office:value="0.0478626" calcext:value-type="float">
            <text:p>0,0478626</text:p>
          </table:table-cell>
          <table:table-cell office:value-type="float" office:value="0.0468758" calcext:value-type="float">
            <text:p>0,046875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Lanús</text:p>
          </table:table-cell>
          <table:table-cell office:value-type="float" office:value="0.041841" calcext:value-type="float">
            <text:p>0,041841</text:p>
          </table:table-cell>
          <table:table-cell office:value-type="float" office:value="0.0313274" calcext:value-type="float">
            <text:p>0,0313274</text:p>
          </table:table-cell>
          <table:table-cell office:value-type="float" office:value="0.0276854" calcext:value-type="float">
            <text:p>0,0276854</text:p>
          </table:table-cell>
          <table:table-cell office:value-type="float" office:value="0.0595554" calcext:value-type="float">
            <text:p>0,0595554</text:p>
          </table:table-cell>
          <table:table-cell office:value-type="float" office:value="0.0570298" calcext:value-type="float">
            <text:p>0,0570298</text:p>
          </table:table-cell>
          <table:table-cell office:value-type="float" office:value="0.0351427" calcext:value-type="float">
            <text:p>0,0351427</text:p>
          </table:table-cell>
          <table:table-cell office:value-type="float" office:value="0.0454611" calcext:value-type="float">
            <text:p>0,0454611</text:p>
          </table:table-cell>
          <table:table-cell office:value-type="float" office:value="0.042892" calcext:value-type="float">
            <text:p>0,042892</text:p>
          </table:table-cell>
          <table:table-cell office:value-type="float" office:value="0.0418768" calcext:value-type="float">
            <text:p>0,0418768</text:p>
          </table:table-cell>
          <table:table-cell office:value-type="float" office:value="0.0475664" calcext:value-type="float">
            <text:p>0,0475664</text:p>
          </table:table-cell>
          <table:table-cell office:value-type="float" office:value="0.047513" calcext:value-type="float">
            <text:p>0,047513</text:p>
          </table:table-cell>
          <table:table-cell office:value-type="float" office:value="0.0508608" calcext:value-type="float">
            <text:p>0,0508608</text:p>
          </table:table-cell>
          <table:table-cell office:value-type="float" office:value="0.0614865" calcext:value-type="float">
            <text:p>0,0614865</text:p>
          </table:table-cell>
          <table:table-cell office:value-type="float" office:value="0.0578688" calcext:value-type="float">
            <text:p>0,0578688</text:p>
          </table:table-cell>
          <table:table-cell office:value-type="float" office:value="0.0561454" calcext:value-type="float">
            <text:p>0,0561454</text:p>
          </table:table-cell>
          <table:table-cell office:value-type="float" office:value="0.0541525" calcext:value-type="float">
            <text:p>0,0541525</text:p>
          </table:table-cell>
          <table:table-cell office:value-type="float" office:value="0.0514794" calcext:value-type="float">
            <text:p>0,0514794</text:p>
          </table:table-cell>
          <table:table-cell office:value-type="float" office:value="0.0469148" calcext:value-type="float">
            <text:p>0,0469148</text:p>
          </table:table-cell>
          <table:table-cell office:value-type="float" office:value="0.0447156" calcext:value-type="float">
            <text:p>0,044715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Olimpo</text:p>
          </table:table-cell>
          <table:table-cell office:value-type="float" office:value="0.0690376" calcext:value-type="float">
            <text:p>0,0690376</text:p>
          </table:table-cell>
          <table:table-cell office:value-type="float" office:value="0.0843331" calcext:value-type="float">
            <text:p>0,0843331</text:p>
          </table:table-cell>
          <table:table-cell office:value-type="float" office:value="0.0769474" calcext:value-type="float">
            <text:p>0,0769474</text:p>
          </table:table-cell>
          <table:table-cell office:value-type="float" office:value="0.0560934" calcext:value-type="float">
            <text:p>0,0560934</text:p>
          </table:table-cell>
          <table:table-cell office:value-type="float" office:value="0.0542966" calcext:value-type="float">
            <text:p>0,0542966</text:p>
          </table:table-cell>
          <table:table-cell office:value-type="float" office:value="0.051277" calcext:value-type="float">
            <text:p>0,051277</text:p>
          </table:table-cell>
          <table:table-cell office:value-type="float" office:value="0.0588735" calcext:value-type="float">
            <text:p>0,0588735</text:p>
          </table:table-cell>
          <table:table-cell office:value-type="float" office:value="0.0562715" calcext:value-type="float">
            <text:p>0,0562715</text:p>
          </table:table-cell>
          <table:table-cell office:value-type="float" office:value="0.0546606" calcext:value-type="float">
            <text:p>0,0546606</text:p>
          </table:table-cell>
          <table:table-cell office:value-type="float" office:value="0.0559422" calcext:value-type="float">
            <text:p>0,0559422</text:p>
          </table:table-cell>
          <table:table-cell office:value-type="float" office:value="0.05399" calcext:value-type="float">
            <text:p>0,05399</text:p>
          </table:table-cell>
          <table:table-cell office:value-type="float" office:value="0.0523052" calcext:value-type="float">
            <text:p>0,0523052</text:p>
          </table:table-cell>
          <table:table-cell office:value-type="float" office:value="0.0450079" calcext:value-type="float">
            <text:p>0,0450079</text:p>
          </table:table-cell>
          <table:table-cell office:value-type="float" office:value="0.0486223" calcext:value-type="float">
            <text:p>0,0486223</text:p>
          </table:table-cell>
          <table:table-cell office:value-type="float" office:value="0.0469381" calcext:value-type="float">
            <text:p>0,0469381</text:p>
          </table:table-cell>
          <table:table-cell office:value-type="float" office:value="0.045708" calcext:value-type="float">
            <text:p>0,045708</text:p>
          </table:table-cell>
          <table:table-cell office:value-type="float" office:value="0.0444421" calcext:value-type="float">
            <text:p>0,0444421</text:p>
          </table:table-cell>
          <table:table-cell office:value-type="float" office:value="0.0514076" calcext:value-type="float">
            <text:p>0,0514076</text:p>
          </table:table-cell>
          <table:table-cell office:value-type="float" office:value="0.0485052" calcext:value-type="float">
            <text:p>0,0485052</text:p>
          </table:table-cell>
        </table:table-row>
        <table:table-row table:style-name="ro1" table:number-rows-repeated="4">
          <table:table-cell table:number-columns-repeated="29"/>
        </table:table-row>
        <table:table-row table:style-name="ro1">
          <table:table-cell table:number-columns-repeated="9"/>
          <table:table-cell office:value-type="string" calcext:value-type="string">
            <text:p>Equip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an Lorenzo</text:p>
          </table:table-cell>
          <table:table-cell office:value-type="float" office:value="0.041841" calcext:value-type="float">
            <text:p>0,041841</text:p>
          </table:table-cell>
          <table:table-cell office:value-type="float" office:value="0.0815465" calcext:value-type="float">
            <text:p>0,0815465</text:p>
          </table:table-cell>
          <table:table-cell office:value-type="float" office:value="0.0757879" calcext:value-type="float">
            <text:p>0,0757879</text:p>
          </table:table-cell>
          <table:table-cell office:value-type="float" office:value="0.0561663" calcext:value-type="float">
            <text:p>0,0561663</text:p>
          </table:table-cell>
          <table:table-cell office:value-type="float" office:value="0.0537308" calcext:value-type="float">
            <text:p>0,0537308</text:p>
          </table:table-cell>
          <table:table-cell office:value-type="float" office:value="0.057619" calcext:value-type="float">
            <text:p>0,057619</text:p>
          </table:table-cell>
          <table:table-cell office:value-type="float" office:value="0.0440669" calcext:value-type="float">
            <text:p>0,0440669</text:p>
          </table:table-cell>
          <table:table-cell office:value-type="float" office:value="0.0399047" calcext:value-type="float">
            <text:p>0,0399047</text:p>
          </table:table-cell>
          <table:table-cell office:value-type="float" office:value="0.0420986" calcext:value-type="float">
            <text:p>0,0420986</text:p>
          </table:table-cell>
          <table:table-cell office:value-type="float" office:value="0.0386259" calcext:value-type="float">
            <text:p>0,0386259</text:p>
          </table:table-cell>
          <table:table-cell office:value-type="float" office:value="0.044348" calcext:value-type="float">
            <text:p>0,044348</text:p>
          </table:table-cell>
          <table:table-cell office:value-type="float" office:value="0.0437021" calcext:value-type="float">
            <text:p>0,0437021</text:p>
          </table:table-cell>
          <table:table-cell office:value-type="float" office:value="0.0423739" calcext:value-type="float">
            <text:p>0,0423739</text:p>
          </table:table-cell>
          <table:table-cell office:value-type="float" office:value="0.0401944" calcext:value-type="float">
            <text:p>0,0401944</text:p>
          </table:table-cell>
          <table:table-cell office:value-type="float" office:value="0.0397146" calcext:value-type="float">
            <text:p>0,0397146</text:p>
          </table:table-cell>
          <table:table-cell office:value-type="float" office:value="0.0360187" calcext:value-type="float">
            <text:p>0,0360187</text:p>
          </table:table-cell>
          <table:table-cell office:value-type="float" office:value="0.0391888" calcext:value-type="float">
            <text:p>0,0391888</text:p>
          </table:table-cell>
          <table:table-cell office:value-type="float" office:value="0.0387113" calcext:value-type="float">
            <text:p>0,0387113</text:p>
          </table:table-cell>
          <table:table-cell office:value-type="float" office:value="0.0369603" calcext:value-type="float">
            <text:p>0,036960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Newell's Old Boys</text:p>
          </table:table-cell>
          <table:table-cell office:value-type="float" office:value="0.041841" calcext:value-type="float">
            <text:p>0,041841</text:p>
          </table:table-cell>
          <table:table-cell office:value-type="float" office:value="0.0313274" calcext:value-type="float">
            <text:p>0,0313274</text:p>
          </table:table-cell>
          <table:table-cell office:value-type="float" office:value="0.0276854" calcext:value-type="float">
            <text:p>0,0276854</text:p>
          </table:table-cell>
          <table:table-cell office:value-type="float" office:value="0.0618656" calcext:value-type="float">
            <text:p>0,0618656</text:p>
          </table:table-cell>
          <table:table-cell office:value-type="float" office:value="0.0413583" calcext:value-type="float">
            <text:p>0,0413583</text:p>
          </table:table-cell>
          <table:table-cell office:value-type="float" office:value="0.0639199" calcext:value-type="float">
            <text:p>0,0639199</text:p>
          </table:table-cell>
          <table:table-cell office:value-type="float" office:value="0.0764799" calcext:value-type="float">
            <text:p>0,0764799</text:p>
          </table:table-cell>
          <table:table-cell office:value-type="float" office:value="0.0749924" calcext:value-type="float">
            <text:p>0,0749924</text:p>
          </table:table-cell>
          <table:table-cell office:value-type="float" office:value="0.0587946" calcext:value-type="float">
            <text:p>0,0587946</text:p>
          </table:table-cell>
          <table:table-cell office:value-type="float" office:value="0.0664195" calcext:value-type="float">
            <text:p>0,0664195</text:p>
          </table:table-cell>
          <table:table-cell office:value-type="float" office:value="0.0644127" calcext:value-type="float">
            <text:p>0,0644127</text:p>
          </table:table-cell>
          <table:table-cell office:value-type="float" office:value="0.0596637" calcext:value-type="float">
            <text:p>0,0596637</text:p>
          </table:table-cell>
          <table:table-cell office:value-type="float" office:value="0.0548348" calcext:value-type="float">
            <text:p>0,0548348</text:p>
          </table:table-cell>
          <table:table-cell office:value-type="float" office:value="0.0489089" calcext:value-type="float">
            <text:p>0,0489089</text:p>
          </table:table-cell>
          <table:table-cell office:value-type="float" office:value="0.0445384" calcext:value-type="float">
            <text:p>0,0445384</text:p>
          </table:table-cell>
          <table:table-cell office:value-type="float" office:value="0.0502453" calcext:value-type="float">
            <text:p>0,0502453</text:p>
          </table:table-cell>
          <table:table-cell office:value-type="float" office:value="0.048702" calcext:value-type="float">
            <text:p>0,048702</text:p>
          </table:table-cell>
          <table:table-cell office:value-type="float" office:value="0.0497673" calcext:value-type="float">
            <text:p>0,0497673</text:p>
          </table:table-cell>
          <table:table-cell office:value-type="float" office:value="0.050365" calcext:value-type="float">
            <text:p>0,05036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igre</text:p>
          </table:table-cell>
          <table:table-cell office:value-type="float" office:value="0.041841" calcext:value-type="float">
            <text:p>0,041841</text:p>
          </table:table-cell>
          <table:table-cell office:value-type="float" office:value="0.0313274" calcext:value-type="float">
            <text:p>0,0313274</text:p>
          </table:table-cell>
          <table:table-cell office:value-type="float" office:value="0.0470843" calcext:value-type="float">
            <text:p>0,0470843</text:p>
          </table:table-cell>
          <table:table-cell office:value-type="float" office:value="0.0281419" calcext:value-type="float">
            <text:p>0,0281419</text:p>
          </table:table-cell>
          <table:table-cell office:value-type="float" office:value="0.0286651" calcext:value-type="float">
            <text:p>0,0286651</text:p>
          </table:table-cell>
          <table:table-cell office:value-type="float" office:value="0.0268006" calcext:value-type="float">
            <text:p>0,0268006</text:p>
          </table:table-cell>
          <table:table-cell office:value-type="float" office:value="0.0234626" calcext:value-type="float">
            <text:p>0,0234626</text:p>
          </table:table-cell>
          <table:table-cell office:value-type="float" office:value="0.0294435" calcext:value-type="float">
            <text:p>0,0294435</text:p>
          </table:table-cell>
          <table:table-cell office:value-type="float" office:value="0.0344778" calcext:value-type="float">
            <text:p>0,0344778</text:p>
          </table:table-cell>
          <table:table-cell office:value-type="float" office:value="0.0315224" calcext:value-type="float">
            <text:p>0,0315224</text:p>
          </table:table-cell>
          <table:table-cell office:value-type="float" office:value="0.0307885" calcext:value-type="float">
            <text:p>0,0307885</text:p>
          </table:table-cell>
          <table:table-cell office:value-type="float" office:value="0.0335592" calcext:value-type="float">
            <text:p>0,0335592</text:p>
          </table:table-cell>
          <table:table-cell office:value-type="float" office:value="0.0369472" calcext:value-type="float">
            <text:p>0,0369472</text:p>
          </table:table-cell>
          <table:table-cell office:value-type="float" office:value="0.0350779" calcext:value-type="float">
            <text:p>0,0350779</text:p>
          </table:table-cell>
          <table:table-cell office:value-type="float" office:value="0.0350563" calcext:value-type="float">
            <text:p>0,0350563</text:p>
          </table:table-cell>
          <table:table-cell office:value-type="float" office:value="0.0330173" calcext:value-type="float">
            <text:p>0,0330173</text:p>
          </table:table-cell>
          <table:table-cell office:value-type="float" office:value="0.0337128" calcext:value-type="float">
            <text:p>0,0337128</text:p>
          </table:table-cell>
          <table:table-cell office:value-type="float" office:value="0.0326943" calcext:value-type="float">
            <text:p>0,0326943</text:p>
          </table:table-cell>
          <table:table-cell office:value-type="float" office:value="0.0422057" calcext:value-type="float">
            <text:p>0,042205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Quilmes</text:p>
          </table:table-cell>
          <table:table-cell office:value-type="float" office:value="0.041841" calcext:value-type="float">
            <text:p>0,041841</text:p>
          </table:table-cell>
          <table:table-cell office:value-type="float" office:value="0.0313274" calcext:value-type="float">
            <text:p>0,0313274</text:p>
          </table:table-cell>
          <table:table-cell office:value-type="float" office:value="0.0276854" calcext:value-type="float">
            <text:p>0,0276854</text:p>
          </table:table-cell>
          <table:table-cell office:value-type="float" office:value="0.0195851" calcext:value-type="float">
            <text:p>0,0195851</text:p>
          </table:table-cell>
          <table:table-cell office:value-type="float" office:value="0.0372893" calcext:value-type="float">
            <text:p>0,0372893</text:p>
          </table:table-cell>
          <table:table-cell office:value-type="float" office:value="0.0450735" calcext:value-type="float">
            <text:p>0,0450735</text:p>
          </table:table-cell>
          <table:table-cell office:value-type="float" office:value="0.0400198" calcext:value-type="float">
            <text:p>0,0400198</text:p>
          </table:table-cell>
          <table:table-cell office:value-type="float" office:value="0.0431533" calcext:value-type="float">
            <text:p>0,0431533</text:p>
          </table:table-cell>
          <table:table-cell office:value-type="float" office:value="0.0349207" calcext:value-type="float">
            <text:p>0,0349207</text:p>
          </table:table-cell>
          <table:table-cell office:value-type="float" office:value="0.0351105" calcext:value-type="float">
            <text:p>0,0351105</text:p>
          </table:table-cell>
          <table:table-cell office:value-type="float" office:value="0.032239" calcext:value-type="float">
            <text:p>0,032239</text:p>
          </table:table-cell>
          <table:table-cell office:value-type="float" office:value="0.032828" calcext:value-type="float">
            <text:p>0,032828</text:p>
          </table:table-cell>
          <table:table-cell office:value-type="float" office:value="0.0324425" calcext:value-type="float">
            <text:p>0,0324425</text:p>
          </table:table-cell>
          <table:table-cell office:value-type="float" office:value="0.0405639" calcext:value-type="float">
            <text:p>0,0405639</text:p>
          </table:table-cell>
          <table:table-cell office:value-type="float" office:value="0.0391076" calcext:value-type="float">
            <text:p>0,0391076</text:p>
          </table:table-cell>
          <table:table-cell office:value-type="float" office:value="0.0418404" calcext:value-type="float">
            <text:p>0,0418404</text:p>
          </table:table-cell>
          <table:table-cell office:value-type="float" office:value="0.0419569" calcext:value-type="float">
            <text:p>0,0419569</text:p>
          </table:table-cell>
          <table:table-cell office:value-type="float" office:value="0.0504678" calcext:value-type="float">
            <text:p>0,0504678</text:p>
          </table:table-cell>
          <table:table-cell office:value-type="float" office:value="0.0499206" calcext:value-type="float">
            <text:p>0,049920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elgrano</text:p>
          </table:table-cell>
          <table:table-cell office:value-type="float" office:value="0.041841" calcext:value-type="float">
            <text:p>0,041841</text:p>
          </table:table-cell>
          <table:table-cell office:value-type="float" office:value="0.0516902" calcext:value-type="float">
            <text:p>0,0516902</text:p>
          </table:table-cell>
          <table:table-cell office:value-type="float" office:value="0.0366831" calcext:value-type="float">
            <text:p>0,0366831</text:p>
          </table:table-cell>
          <table:table-cell office:value-type="float" office:value="0.0360139" calcext:value-type="float">
            <text:p>0,0360139</text:p>
          </table:table-cell>
          <table:table-cell office:value-type="float" office:value="0.035599" calcext:value-type="float">
            <text:p>0,035599</text:p>
          </table:table-cell>
          <table:table-cell office:value-type="float" office:value="0.0367467" calcext:value-type="float">
            <text:p>0,0367467</text:p>
          </table:table-cell>
          <table:table-cell office:value-type="float" office:value="0.0375443" calcext:value-type="float">
            <text:p>0,0375443</text:p>
          </table:table-cell>
          <table:table-cell office:value-type="float" office:value="0.0416929" calcext:value-type="float">
            <text:p>0,0416929</text:p>
          </table:table-cell>
          <table:table-cell office:value-type="float" office:value="0.0383856" calcext:value-type="float">
            <text:p>0,0383856</text:p>
          </table:table-cell>
          <table:table-cell office:value-type="float" office:value="0.0345517" calcext:value-type="float">
            <text:p>0,0345517</text:p>
          </table:table-cell>
          <table:table-cell office:value-type="float" office:value="0.0315646" calcext:value-type="float">
            <text:p>0,0315646</text:p>
          </table:table-cell>
          <table:table-cell office:value-type="float" office:value="0.0407709" calcext:value-type="float">
            <text:p>0,0407709</text:p>
          </table:table-cell>
          <table:table-cell office:value-type="float" office:value="0.0395147" calcext:value-type="float">
            <text:p>0,0395147</text:p>
          </table:table-cell>
          <table:table-cell office:value-type="float" office:value="0.038341" calcext:value-type="float">
            <text:p>0,038341</text:p>
          </table:table-cell>
          <table:table-cell office:value-type="float" office:value="0.0378273" calcext:value-type="float">
            <text:p>0,0378273</text:p>
          </table:table-cell>
          <table:table-cell office:value-type="float" office:value="0.0365752" calcext:value-type="float">
            <text:p>0,0365752</text:p>
          </table:table-cell>
          <table:table-cell office:value-type="float" office:value="0.0370095" calcext:value-type="float">
            <text:p>0,0370095</text:p>
          </table:table-cell>
          <table:table-cell office:value-type="float" office:value="0.0366761" calcext:value-type="float">
            <text:p>0,0366761</text:p>
          </table:table-cell>
          <table:table-cell office:value-type="float" office:value="0.0372394" calcext:value-type="float">
            <text:p>0,037239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tlético de Rafaela</text:p>
          </table:table-cell>
          <table:table-cell office:value-type="float" office:value="0.041841" calcext:value-type="float">
            <text:p>0,041841</text:p>
          </table:table-cell>
          <table:table-cell office:value-type="float" office:value="0.0516902" calcext:value-type="float">
            <text:p>0,0516902</text:p>
          </table:table-cell>
          <table:table-cell office:value-type="float" office:value="0.0501797" calcext:value-type="float">
            <text:p>0,0501797</text:p>
          </table:table-cell>
          <table:table-cell office:value-type="float" office:value="0.0650474" calcext:value-type="float">
            <text:p>0,0650474</text:p>
          </table:table-cell>
          <table:table-cell office:value-type="float" office:value="0.0465664" calcext:value-type="float">
            <text:p>0,0465664</text:p>
          </table:table-cell>
          <table:table-cell office:value-type="float" office:value="0.0414349" calcext:value-type="float">
            <text:p>0,0414349</text:p>
          </table:table-cell>
          <table:table-cell office:value-type="float" office:value="0.0450056" calcext:value-type="float">
            <text:p>0,0450056</text:p>
          </table:table-cell>
          <table:table-cell office:value-type="float" office:value="0.063167" calcext:value-type="float">
            <text:p>0,063167</text:p>
          </table:table-cell>
          <table:table-cell office:value-type="float" office:value="0.0547646" calcext:value-type="float">
            <text:p>0,0547646</text:p>
          </table:table-cell>
          <table:table-cell office:value-type="float" office:value="0.0566611" calcext:value-type="float">
            <text:p>0,0566611</text:p>
          </table:table-cell>
          <table:table-cell office:value-type="float" office:value="0.0526143" calcext:value-type="float">
            <text:p>0,0526143</text:p>
          </table:table-cell>
          <table:table-cell office:value-type="float" office:value="0.0522456" calcext:value-type="float">
            <text:p>0,0522456</text:p>
          </table:table-cell>
          <table:table-cell office:value-type="float" office:value="0.0518704" calcext:value-type="float">
            <text:p>0,0518704</text:p>
          </table:table-cell>
          <table:table-cell office:value-type="float" office:value="0.0486783" calcext:value-type="float">
            <text:p>0,0486783</text:p>
          </table:table-cell>
          <table:table-cell office:value-type="float" office:value="0.045923" calcext:value-type="float">
            <text:p>0,045923</text:p>
          </table:table-cell>
          <table:table-cell office:value-type="float" office:value="0.0455465" calcext:value-type="float">
            <text:p>0,0455465</text:p>
          </table:table-cell>
          <table:table-cell office:value-type="float" office:value="0.045451" calcext:value-type="float">
            <text:p>0,045451</text:p>
          </table:table-cell>
          <table:table-cell office:value-type="float" office:value="0.0438047" calcext:value-type="float">
            <text:p>0,0438047</text:p>
          </table:table-cell>
          <table:table-cell office:value-type="float" office:value="0.0444372" calcext:value-type="float">
            <text:p>0,044437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rsenal</text:p>
          </table:table-cell>
          <table:table-cell office:value-type="float" office:value="0.041841" calcext:value-type="float">
            <text:p>0,041841</text:p>
          </table:table-cell>
          <table:table-cell office:value-type="float" office:value="0.0313274" calcext:value-type="float">
            <text:p>0,0313274</text:p>
          </table:table-cell>
          <table:table-cell office:value-type="float" office:value="0.0777024" calcext:value-type="float">
            <text:p>0,0777024</text:p>
          </table:table-cell>
          <table:table-cell office:value-type="float" office:value="0.0610056" calcext:value-type="float">
            <text:p>0,0610056</text:p>
          </table:table-cell>
          <table:table-cell office:value-type="float" office:value="0.062202" calcext:value-type="float">
            <text:p>0,062202</text:p>
          </table:table-cell>
          <table:table-cell office:value-type="float" office:value="0.048239" calcext:value-type="float">
            <text:p>0,048239</text:p>
          </table:table-cell>
          <table:table-cell office:value-type="float" office:value="0.0447324" calcext:value-type="float">
            <text:p>0,0447324</text:p>
          </table:table-cell>
          <table:table-cell office:value-type="float" office:value="0.040093" calcext:value-type="float">
            <text:p>0,040093</text:p>
          </table:table-cell>
          <table:table-cell office:value-type="float" office:value="0.0430303" calcext:value-type="float">
            <text:p>0,0430303</text:p>
          </table:table-cell>
          <table:table-cell office:value-type="float" office:value="0.050993" calcext:value-type="float">
            <text:p>0,050993</text:p>
          </table:table-cell>
          <table:table-cell office:value-type="float" office:value="0.0476601" calcext:value-type="float">
            <text:p>0,0476601</text:p>
          </table:table-cell>
          <table:table-cell office:value-type="float" office:value="0.0422266" calcext:value-type="float">
            <text:p>0,0422266</text:p>
          </table:table-cell>
          <table:table-cell office:value-type="float" office:value="0.0409402" calcext:value-type="float">
            <text:p>0,0409402</text:p>
          </table:table-cell>
          <table:table-cell office:value-type="float" office:value="0.0407146" calcext:value-type="float">
            <text:p>0,0407146</text:p>
          </table:table-cell>
          <table:table-cell office:value-type="float" office:value="0.0468117" calcext:value-type="float">
            <text:p>0,0468117</text:p>
          </table:table-cell>
          <table:table-cell office:value-type="float" office:value="0.0450992" calcext:value-type="float">
            <text:p>0,0450992</text:p>
          </table:table-cell>
          <table:table-cell office:value-type="float" office:value="0.0449854" calcext:value-type="float">
            <text:p>0,0449854</text:p>
          </table:table-cell>
          <table:table-cell office:value-type="float" office:value="0.0432979" calcext:value-type="float">
            <text:p>0,0432979</text:p>
          </table:table-cell>
          <table:table-cell office:value-type="float" office:value="0.0417978" calcext:value-type="float">
            <text:p>0,041797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acing Club</text:p>
          </table:table-cell>
          <table:table-cell office:value-type="float" office:value="0.0690376" calcext:value-type="float">
            <text:p>0,0690376</text:p>
          </table:table-cell>
          <table:table-cell office:value-type="float" office:value="0.077258" calcext:value-type="float">
            <text:p>0,077258</text:p>
          </table:table-cell>
          <table:table-cell office:value-type="float" office:value="0.0596883" calcext:value-type="float">
            <text:p>0,0596883</text:p>
          </table:table-cell>
          <table:table-cell office:value-type="float" office:value="0.0526578" calcext:value-type="float">
            <text:p>0,0526578</text:p>
          </table:table-cell>
          <table:table-cell office:value-type="float" office:value="0.0615886" calcext:value-type="float">
            <text:p>0,0615886</text:p>
          </table:table-cell>
          <table:table-cell office:value-type="float" office:value="0.062358" calcext:value-type="float">
            <text:p>0,062358</text:p>
          </table:table-cell>
          <table:table-cell office:value-type="float" office:value="0.05504" calcext:value-type="float">
            <text:p>0,05504</text:p>
          </table:table-cell>
          <table:table-cell office:value-type="float" office:value="0.0489991" calcext:value-type="float">
            <text:p>0,0489991</text:p>
          </table:table-cell>
          <table:table-cell office:value-type="float" office:value="0.0696536" calcext:value-type="float">
            <text:p>0,0696536</text:p>
          </table:table-cell>
          <table:table-cell office:value-type="float" office:value="0.0575285" calcext:value-type="float">
            <text:p>0,0575285</text:p>
          </table:table-cell>
          <table:table-cell office:value-type="float" office:value="0.0545166" calcext:value-type="float">
            <text:p>0,0545166</text:p>
          </table:table-cell>
          <table:table-cell office:value-type="float" office:value="0.0565005" calcext:value-type="float">
            <text:p>0,0565005</text:p>
          </table:table-cell>
          <table:table-cell office:value-type="float" office:value="0.0552292" calcext:value-type="float">
            <text:p>0,0552292</text:p>
          </table:table-cell>
          <table:table-cell office:value-type="float" office:value="0.0533457" calcext:value-type="float">
            <text:p>0,0533457</text:p>
          </table:table-cell>
          <table:table-cell office:value-type="float" office:value="0.0538844" calcext:value-type="float">
            <text:p>0,0538844</text:p>
          </table:table-cell>
          <table:table-cell office:value-type="float" office:value="0.0527746" calcext:value-type="float">
            <text:p>0,0527746</text:p>
          </table:table-cell>
          <table:table-cell office:value-type="float" office:value="0.0453068" calcext:value-type="float">
            <text:p>0,0453068</text:p>
          </table:table-cell>
          <table:table-cell office:value-type="float" office:value="0.0419225" calcext:value-type="float">
            <text:p>0,0419225</text:p>
          </table:table-cell>
          <table:table-cell office:value-type="float" office:value="0.0428377" calcext:value-type="float">
            <text:p>0,042837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rgentinos Juniors</text:p>
          </table:table-cell>
          <table:table-cell office:value-type="float" office:value="0.0690376" calcext:value-type="float">
            <text:p>0,0690376</text:p>
          </table:table-cell>
          <table:table-cell office:value-type="float" office:value="0.0605141" calcext:value-type="float">
            <text:p>0,0605141</text:p>
          </table:table-cell>
          <table:table-cell office:value-type="float" office:value="0.0662383" calcext:value-type="float">
            <text:p>0,0662383</text:p>
          </table:table-cell>
          <table:table-cell office:value-type="float" office:value="0.0597756" calcext:value-type="float">
            <text:p>0,0597756</text:p>
          </table:table-cell>
          <table:table-cell office:value-type="float" office:value="0.0485215" calcext:value-type="float">
            <text:p>0,0485215</text:p>
          </table:table-cell>
          <table:table-cell office:value-type="float" office:value="0.0413784" calcext:value-type="float">
            <text:p>0,0413784</text:p>
          </table:table-cell>
          <table:table-cell office:value-type="float" office:value="0.0371235" calcext:value-type="float">
            <text:p>0,0371235</text:p>
          </table:table-cell>
          <table:table-cell office:value-type="float" office:value="0.0346351" calcext:value-type="float">
            <text:p>0,0346351</text:p>
          </table:table-cell>
          <table:table-cell office:value-type="float" office:value="0.0355181" calcext:value-type="float">
            <text:p>0,0355181</text:p>
          </table:table-cell>
          <table:table-cell office:value-type="float" office:value="0.0353562" calcext:value-type="float">
            <text:p>0,0353562</text:p>
          </table:table-cell>
          <table:table-cell office:value-type="float" office:value="0.0347466" calcext:value-type="float">
            <text:p>0,0347466</text:p>
          </table:table-cell>
          <table:table-cell office:value-type="float" office:value="0.0278543" calcext:value-type="float">
            <text:p>0,0278543</text:p>
          </table:table-cell>
          <table:table-cell office:value-type="float" office:value="0.0321856" calcext:value-type="float">
            <text:p>0,0321856</text:p>
          </table:table-cell>
          <table:table-cell office:value-type="float" office:value="0.0313948" calcext:value-type="float">
            <text:p>0,0313948</text:p>
          </table:table-cell>
          <table:table-cell office:value-type="float" office:value="0.0321389" calcext:value-type="float">
            <text:p>0,0321389</text:p>
          </table:table-cell>
          <table:table-cell office:value-type="float" office:value="0.0325521" calcext:value-type="float">
            <text:p>0,0325521</text:p>
          </table:table-cell>
          <table:table-cell office:value-type="float" office:value="0.032475" calcext:value-type="float">
            <text:p>0,032475</text:p>
          </table:table-cell>
          <table:table-cell office:value-type="float" office:value="0.0309772" calcext:value-type="float">
            <text:p>0,0309772</text:p>
          </table:table-cell>
          <table:table-cell office:value-type="float" office:value="0.0302571" calcext:value-type="float">
            <text:p>0,030257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ll Boys</text:p>
          </table:table-cell>
          <table:table-cell office:value-type="float" office:value="0.041841" calcext:value-type="float">
            <text:p>0,041841</text:p>
          </table:table-cell>
          <table:table-cell office:value-type="float" office:value="0.0313274" calcext:value-type="float">
            <text:p>0,0313274</text:p>
          </table:table-cell>
          <table:table-cell office:value-type="float" office:value="0.0276854" calcext:value-type="float">
            <text:p>0,0276854</text:p>
          </table:table-cell>
          <table:table-cell office:value-type="float" office:value="0.0317385" calcext:value-type="float">
            <text:p>0,0317385</text:p>
          </table:table-cell>
          <table:table-cell office:value-type="float" office:value="0.0304213" calcext:value-type="float">
            <text:p>0,0304213</text:p>
          </table:table-cell>
          <table:table-cell office:value-type="float" office:value="0.0253602" calcext:value-type="float">
            <text:p>0,0253602</text:p>
          </table:table-cell>
          <table:table-cell office:value-type="float" office:value="0.0288698" calcext:value-type="float">
            <text:p>0,0288698</text:p>
          </table:table-cell>
          <table:table-cell office:value-type="float" office:value="0.0350881" calcext:value-type="float">
            <text:p>0,0350881</text:p>
          </table:table-cell>
          <table:table-cell office:value-type="float" office:value="0.0350324" calcext:value-type="float">
            <text:p>0,0350324</text:p>
          </table:table-cell>
          <table:table-cell office:value-type="float" office:value="0.0359359" calcext:value-type="float">
            <text:p>0,0359359</text:p>
          </table:table-cell>
          <table:table-cell office:value-type="float" office:value="0.0351874" calcext:value-type="float">
            <text:p>0,0351874</text:p>
          </table:table-cell>
          <table:table-cell office:value-type="float" office:value="0.0316956" calcext:value-type="float">
            <text:p>0,0316956</text:p>
          </table:table-cell>
          <table:table-cell office:value-type="float" office:value="0.0314165" calcext:value-type="float">
            <text:p>0,0314165</text:p>
          </table:table-cell>
          <table:table-cell office:value-type="float" office:value="0.0317625" calcext:value-type="float">
            <text:p>0,0317625</text:p>
          </table:table-cell>
          <table:table-cell office:value-type="float" office:value="0.0313738" calcext:value-type="float">
            <text:p>0,0313738</text:p>
          </table:table-cell>
          <table:table-cell office:value-type="float" office:value="0.0313297" calcext:value-type="float">
            <text:p>0,0313297</text:p>
          </table:table-cell>
          <table:table-cell office:value-type="float" office:value="0.0314141" calcext:value-type="float">
            <text:p>0,0314141</text:p>
          </table:table-cell>
          <table:table-cell office:value-type="float" office:value="0.0319749" calcext:value-type="float">
            <text:p>0,0319749</text:p>
          </table:table-cell>
          <table:table-cell office:value-type="float" office:value="0.0314297" calcext:value-type="float">
            <text:p>0,0314297</text:p>
          </table:table-cell>
        </table:table-row>
        <table:table-row table:style-name="ro1" table:number-rows-repeated="40">
          <table:table-cell table:number-columns-repeated="29"/>
        </table:table-row>
        <table:table-row table:style-name="ro1">
          <table:table-cell table:number-columns-repeated="13"/>
          <table:table-cell office:value-type="string" calcext:value-type="string">
            <text:p>Equip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iver Plate</text:p>
          </table:table-cell>
          <table:table-cell office:value-type="float" office:value="0.0460989" calcext:value-type="float">
            <text:p>0,0460989</text:p>
          </table:table-cell>
          <table:table-cell office:value-type="float" office:value="0.0501785" calcext:value-type="float">
            <text:p>0,0501785</text:p>
          </table:table-cell>
          <table:table-cell office:value-type="float" office:value="0.0479057" calcext:value-type="float">
            <text:p>0,0479057</text:p>
          </table:table-cell>
          <table:table-cell office:value-type="float" office:value="0.0416396" calcext:value-type="float">
            <text:p>0,0416396</text:p>
          </table:table-cell>
          <table:table-cell office:value-type="float" office:value="0.0467026" calcext:value-type="float">
            <text:p>0,0467026</text:p>
          </table:table-cell>
          <table:table-cell office:value-type="float" office:value="0.0511421" calcext:value-type="float">
            <text:p>0,0511421</text:p>
          </table:table-cell>
          <table:table-cell office:value-type="float" office:value="0.0567331" calcext:value-type="float">
            <text:p>0,0567331</text:p>
          </table:table-cell>
          <table:table-cell office:value-type="float" office:value="0.0559897" calcext:value-type="float">
            <text:p>0,0559897</text:p>
          </table:table-cell>
          <table:table-cell office:value-type="float" office:value="0.0626996" calcext:value-type="float">
            <text:p>0,0626996</text:p>
          </table:table-cell>
          <table:table-cell office:value-type="float" office:value="0.0590417" calcext:value-type="float">
            <text:p>0,0590417</text:p>
          </table:table-cell>
          <table:table-cell office:value-type="float" office:value="0.0596098" calcext:value-type="float">
            <text:p>0,0596098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Boca Juniors</text:p>
          </table:table-cell>
          <table:table-cell office:value-type="float" office:value="0.0432693" calcext:value-type="float">
            <text:p>0,0432693</text:p>
          </table:table-cell>
          <table:table-cell office:value-type="float" office:value="0.0522425" calcext:value-type="float">
            <text:p>0,0522425</text:p>
          </table:table-cell>
          <table:table-cell office:value-type="float" office:value="0.058758" calcext:value-type="float">
            <text:p>0,058758</text:p>
          </table:table-cell>
          <table:table-cell office:value-type="float" office:value="0.0642841" calcext:value-type="float">
            <text:p>0,0642841</text:p>
          </table:table-cell>
          <table:table-cell office:value-type="float" office:value="0.0635363" calcext:value-type="float">
            <text:p>0,0635363</text:p>
          </table:table-cell>
          <table:table-cell office:value-type="float" office:value="0.0596042" calcext:value-type="float">
            <text:p>0,0596042</text:p>
          </table:table-cell>
          <table:table-cell office:value-type="float" office:value="0.0555737" calcext:value-type="float">
            <text:p>0,0555737</text:p>
          </table:table-cell>
          <table:table-cell office:value-type="float" office:value="0.0707731" calcext:value-type="float">
            <text:p>0,0707731</text:p>
          </table:table-cell>
          <table:table-cell office:value-type="float" office:value="0.0695938" calcext:value-type="float">
            <text:p>0,0695938</text:p>
          </table:table-cell>
          <table:table-cell office:value-type="float" office:value="0.0708494" calcext:value-type="float">
            <text:p>0,0708494</text:p>
          </table:table-cell>
          <table:table-cell office:value-type="float" office:value="0.0758796" calcext:value-type="float">
            <text:p>0,0758796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Estudiantes</text:p>
          </table:table-cell>
          <table:table-cell office:value-type="float" office:value="0.0378648" calcext:value-type="float">
            <text:p>0,0378648</text:p>
          </table:table-cell>
          <table:table-cell office:value-type="float" office:value="0.0311018" calcext:value-type="float">
            <text:p>0,0311018</text:p>
          </table:table-cell>
          <table:table-cell office:value-type="float" office:value="0.0307507" calcext:value-type="float">
            <text:p>0,0307507</text:p>
          </table:table-cell>
          <table:table-cell office:value-type="float" office:value="0.043342" calcext:value-type="float">
            <text:p>0,043342</text:p>
          </table:table-cell>
          <table:table-cell office:value-type="float" office:value="0.0402542" calcext:value-type="float">
            <text:p>0,0402542</text:p>
          </table:table-cell>
          <table:table-cell office:value-type="float" office:value="0.035208" calcext:value-type="float">
            <text:p>0,035208</text:p>
          </table:table-cell>
          <table:table-cell office:value-type="float" office:value="0.0337639" calcext:value-type="float">
            <text:p>0,0337639</text:p>
          </table:table-cell>
          <table:table-cell office:value-type="float" office:value="0.0351436" calcext:value-type="float">
            <text:p>0,0351436</text:p>
          </table:table-cell>
          <table:table-cell office:value-type="float" office:value="0.0394497" calcext:value-type="float">
            <text:p>0,0394497</text:p>
          </table:table-cell>
          <table:table-cell office:value-type="float" office:value="0.0390729" calcext:value-type="float">
            <text:p>0,0390729</text:p>
          </table:table-cell>
          <table:table-cell office:value-type="float" office:value="0.037439" calcext:value-type="float">
            <text:p>0,037439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Godoy Cruz</text:p>
          </table:table-cell>
          <table:table-cell office:value-type="float" office:value="0.063194" calcext:value-type="float">
            <text:p>0,063194</text:p>
          </table:table-cell>
          <table:table-cell office:value-type="float" office:value="0.0633471" calcext:value-type="float">
            <text:p>0,0633471</text:p>
          </table:table-cell>
          <table:table-cell office:value-type="float" office:value="0.0570202" calcext:value-type="float">
            <text:p>0,0570202</text:p>
          </table:table-cell>
          <table:table-cell office:value-type="float" office:value="0.0490153" calcext:value-type="float">
            <text:p>0,0490153</text:p>
          </table:table-cell>
          <table:table-cell office:value-type="float" office:value="0.0544735" calcext:value-type="float">
            <text:p>0,0544735</text:p>
          </table:table-cell>
          <table:table-cell office:value-type="float" office:value="0.0484178" calcext:value-type="float">
            <text:p>0,0484178</text:p>
          </table:table-cell>
          <table:table-cell office:value-type="float" office:value="0.0536028" calcext:value-type="float">
            <text:p>0,0536028</text:p>
          </table:table-cell>
          <table:table-cell office:value-type="float" office:value="0.0533515" calcext:value-type="float">
            <text:p>0,0533515</text:p>
          </table:table-cell>
          <table:table-cell office:value-type="float" office:value="0.0525913" calcext:value-type="float">
            <text:p>0,0525913</text:p>
          </table:table-cell>
          <table:table-cell office:value-type="float" office:value="0.0581468" calcext:value-type="float">
            <text:p>0,0581468</text:p>
          </table:table-cell>
          <table:table-cell office:value-type="float" office:value="0.0645005" calcext:value-type="float">
            <text:p>0,0645005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Gimnasia y Esgrima (LP)</text:p>
          </table:table-cell>
          <table:table-cell office:value-type="float" office:value="0.0729238" calcext:value-type="float">
            <text:p>0,0729238</text:p>
          </table:table-cell>
          <table:table-cell office:value-type="float" office:value="0.0876931" calcext:value-type="float">
            <text:p>0,0876931</text:p>
          </table:table-cell>
          <table:table-cell office:value-type="float" office:value="0.0794924" calcext:value-type="float">
            <text:p>0,0794924</text:p>
          </table:table-cell>
          <table:table-cell office:value-type="float" office:value="0.0752989" calcext:value-type="float">
            <text:p>0,0752989</text:p>
          </table:table-cell>
          <table:table-cell office:value-type="float" office:value="0.0766088" calcext:value-type="float">
            <text:p>0,0766088</text:p>
          </table:table-cell>
          <table:table-cell office:value-type="float" office:value="0.0771374" calcext:value-type="float">
            <text:p>0,0771374</text:p>
          </table:table-cell>
          <table:table-cell office:value-type="float" office:value="0.0830624" calcext:value-type="float">
            <text:p>0,0830624</text:p>
          </table:table-cell>
          <table:table-cell office:value-type="float" office:value="0.074958" calcext:value-type="float">
            <text:p>0,074958</text:p>
          </table:table-cell>
          <table:table-cell office:value-type="float" office:value="0.0721463" calcext:value-type="float">
            <text:p>0,0721463</text:p>
          </table:table-cell>
          <table:table-cell office:value-type="float" office:value="0.0725903" calcext:value-type="float">
            <text:p>0,0725903</text:p>
          </table:table-cell>
          <table:table-cell office:value-type="float" office:value="0.0724079" calcext:value-type="float">
            <text:p>0,0724079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élez Sarsfield</text:p>
          </table:table-cell>
          <table:table-cell office:value-type="float" office:value="0.0590347" calcext:value-type="float">
            <text:p>0,0590347</text:p>
          </table:table-cell>
          <table:table-cell office:value-type="float" office:value="0.0513353" calcext:value-type="float">
            <text:p>0,0513353</text:p>
          </table:table-cell>
          <table:table-cell office:value-type="float" office:value="0.0759775" calcext:value-type="float">
            <text:p>0,0759775</text:p>
          </table:table-cell>
          <table:table-cell office:value-type="float" office:value="0.082149" calcext:value-type="float">
            <text:p>0,082149</text:p>
          </table:table-cell>
          <table:table-cell office:value-type="float" office:value="0.0613425" calcext:value-type="float">
            <text:p>0,0613425</text:p>
          </table:table-cell>
          <table:table-cell office:value-type="float" office:value="0.0825291" calcext:value-type="float">
            <text:p>0,0825291</text:p>
          </table:table-cell>
          <table:table-cell office:value-type="float" office:value="0.0812101" calcext:value-type="float">
            <text:p>0,0812101</text:p>
          </table:table-cell>
          <table:table-cell office:value-type="float" office:value="0.0782121" calcext:value-type="float">
            <text:p>0,0782121</text:p>
          </table:table-cell>
          <table:table-cell office:value-type="float" office:value="0.0738531" calcext:value-type="float">
            <text:p>0,0738531</text:p>
          </table:table-cell>
          <table:table-cell office:value-type="float" office:value="0.0725345" calcext:value-type="float">
            <text:p>0,0725345</text:p>
          </table:table-cell>
          <table:table-cell office:value-type="float" office:value="0.0728153" calcext:value-type="float">
            <text:p>0,072815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Colón</text:p>
          </table:table-cell>
          <table:table-cell office:value-type="float" office:value="0.0660486" calcext:value-type="float">
            <text:p>0,0660486</text:p>
          </table:table-cell>
          <table:table-cell office:value-type="float" office:value="0.0671743" calcext:value-type="float">
            <text:p>0,0671743</text:p>
          </table:table-cell>
          <table:table-cell office:value-type="float" office:value="0.0577536" calcext:value-type="float">
            <text:p>0,0577536</text:p>
          </table:table-cell>
          <table:table-cell office:value-type="float" office:value="0.0484601" calcext:value-type="float">
            <text:p>0,0484601</text:p>
          </table:table-cell>
          <table:table-cell office:value-type="float" office:value="0.061043" calcext:value-type="float">
            <text:p>0,061043</text:p>
          </table:table-cell>
          <table:table-cell office:value-type="float" office:value="0.0590744" calcext:value-type="float">
            <text:p>0,0590744</text:p>
          </table:table-cell>
          <table:table-cell office:value-type="float" office:value="0.0590969" calcext:value-type="float">
            <text:p>0,0590969</text:p>
          </table:table-cell>
          <table:table-cell office:value-type="float" office:value="0.0541971" calcext:value-type="float">
            <text:p>0,0541971</text:p>
          </table:table-cell>
          <table:table-cell office:value-type="float" office:value="0.0550126" calcext:value-type="float">
            <text:p>0,0550126</text:p>
          </table:table-cell>
          <table:table-cell office:value-type="float" office:value="0.0585225" calcext:value-type="float">
            <text:p>0,0585225</text:p>
          </table:table-cell>
          <table:table-cell office:value-type="float" office:value="0.0558894" calcext:value-type="float">
            <text:p>0,0558894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osario Central</text:p>
          </table:table-cell>
          <table:table-cell office:value-type="float" office:value="0.0542971" calcext:value-type="float">
            <text:p>0,0542971</text:p>
          </table:table-cell>
          <table:table-cell office:value-type="float" office:value="0.0615773" calcext:value-type="float">
            <text:p>0,0615773</text:p>
          </table:table-cell>
          <table:table-cell office:value-type="float" office:value="0.0556627" calcext:value-type="float">
            <text:p>0,0556627</text:p>
          </table:table-cell>
          <table:table-cell office:value-type="float" office:value="0.0454784" calcext:value-type="float">
            <text:p>0,0454784</text:p>
          </table:table-cell>
          <table:table-cell office:value-type="float" office:value="0.0528254" calcext:value-type="float">
            <text:p>0,0528254</text:p>
          </table:table-cell>
          <table:table-cell office:value-type="float" office:value="0.0406736" calcext:value-type="float">
            <text:p>0,0406736</text:p>
          </table:table-cell>
          <table:table-cell office:value-type="float" office:value="0.0473763" calcext:value-type="float">
            <text:p>0,0473763</text:p>
          </table:table-cell>
          <table:table-cell office:value-type="float" office:value="0.0531625" calcext:value-type="float">
            <text:p>0,0531625</text:p>
          </table:table-cell>
          <table:table-cell office:value-type="float" office:value="0.0504043" calcext:value-type="float">
            <text:p>0,0504043</text:p>
          </table:table-cell>
          <table:table-cell office:value-type="float" office:value="0.0537688" calcext:value-type="float">
            <text:p>0,0537688</text:p>
          </table:table-cell>
          <table:table-cell office:value-type="float" office:value="0.0519988" calcext:value-type="float">
            <text:p>0,0519988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Lanús</text:p>
          </table:table-cell>
          <table:table-cell office:value-type="float" office:value="0.0570298" calcext:value-type="float">
            <text:p>0,0570298</text:p>
          </table:table-cell>
          <table:table-cell office:value-type="float" office:value="0.0351427" calcext:value-type="float">
            <text:p>0,0351427</text:p>
          </table:table-cell>
          <table:table-cell office:value-type="float" office:value="0.0454611" calcext:value-type="float">
            <text:p>0,0454611</text:p>
          </table:table-cell>
          <table:table-cell office:value-type="float" office:value="0.042892" calcext:value-type="float">
            <text:p>0,042892</text:p>
          </table:table-cell>
          <table:table-cell office:value-type="float" office:value="0.0418768" calcext:value-type="float">
            <text:p>0,0418768</text:p>
          </table:table-cell>
          <table:table-cell office:value-type="float" office:value="0.0475664" calcext:value-type="float">
            <text:p>0,0475664</text:p>
          </table:table-cell>
          <table:table-cell office:value-type="float" office:value="0.047513" calcext:value-type="float">
            <text:p>0,047513</text:p>
          </table:table-cell>
          <table:table-cell office:value-type="float" office:value="0.0508608" calcext:value-type="float">
            <text:p>0,0508608</text:p>
          </table:table-cell>
          <table:table-cell office:value-type="float" office:value="0.0614865" calcext:value-type="float">
            <text:p>0,0614865</text:p>
          </table:table-cell>
          <table:table-cell office:value-type="float" office:value="0.0578688" calcext:value-type="float">
            <text:p>0,0578688</text:p>
          </table:table-cell>
          <table:table-cell office:value-type="float" office:value="0.0561454" calcext:value-type="float">
            <text:p>0,0561454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Olimpo</text:p>
          </table:table-cell>
          <table:table-cell office:value-type="float" office:value="0.0542966" calcext:value-type="float">
            <text:p>0,0542966</text:p>
          </table:table-cell>
          <table:table-cell office:value-type="float" office:value="0.051277" calcext:value-type="float">
            <text:p>0,051277</text:p>
          </table:table-cell>
          <table:table-cell office:value-type="float" office:value="0.0588735" calcext:value-type="float">
            <text:p>0,0588735</text:p>
          </table:table-cell>
          <table:table-cell office:value-type="float" office:value="0.0562715" calcext:value-type="float">
            <text:p>0,0562715</text:p>
          </table:table-cell>
          <table:table-cell office:value-type="float" office:value="0.0546606" calcext:value-type="float">
            <text:p>0,0546606</text:p>
          </table:table-cell>
          <table:table-cell office:value-type="float" office:value="0.0559422" calcext:value-type="float">
            <text:p>0,0559422</text:p>
          </table:table-cell>
          <table:table-cell office:value-type="float" office:value="0.05399" calcext:value-type="float">
            <text:p>0,05399</text:p>
          </table:table-cell>
          <table:table-cell office:value-type="float" office:value="0.0523052" calcext:value-type="float">
            <text:p>0,0523052</text:p>
          </table:table-cell>
          <table:table-cell office:value-type="float" office:value="0.0450079" calcext:value-type="float">
            <text:p>0,0450079</text:p>
          </table:table-cell>
          <table:table-cell office:value-type="float" office:value="0.0486223" calcext:value-type="float">
            <text:p>0,0486223</text:p>
          </table:table-cell>
          <table:table-cell office:value-type="float" office:value="0.0469381" calcext:value-type="float">
            <text:p>0,0469381</text:p>
          </table:table-cell>
          <table:table-cell table:number-columns-repeated="4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number-columns-repeated="9"/>
          <table:table-cell office:value-type="string" calcext:value-type="string">
            <text:p>Equip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iver Plate</text:p>
          </table:table-cell>
          <table:table-cell office:value-type="float" office:value="0.0690376" calcext:value-type="float">
            <text:p>0,0690376</text:p>
          </table:table-cell>
          <table:table-cell office:value-type="float" office:value="0.064926" calcext:value-type="float">
            <text:p>0,064926</text:p>
          </table:table-cell>
          <table:table-cell office:value-type="float" office:value="0.0375829" calcext:value-type="float">
            <text:p>0,0375829</text:p>
          </table:table-cell>
          <table:table-cell office:value-type="float" office:value="0.0325412" calcext:value-type="float">
            <text:p>0,0325412</text:p>
          </table:table-cell>
          <table:table-cell office:value-type="float" office:value="0.0460989" calcext:value-type="float">
            <text:p>0,0460989</text:p>
          </table:table-cell>
          <table:table-cell office:value-type="float" office:value="0.0501785" calcext:value-type="float">
            <text:p>0,0501785</text:p>
          </table:table-cell>
          <table:table-cell office:value-type="float" office:value="0.0479057" calcext:value-type="float">
            <text:p>0,0479057</text:p>
          </table:table-cell>
          <table:table-cell office:value-type="float" office:value="0.0416396" calcext:value-type="float">
            <text:p>0,0416396</text:p>
          </table:table-cell>
          <table:table-cell office:value-type="float" office:value="0.0467026" calcext:value-type="float">
            <text:p>0,0467026</text:p>
          </table:table-cell>
          <table:table-cell office:value-type="float" office:value="0.0511421" calcext:value-type="float">
            <text:p>0,0511421</text:p>
          </table:table-cell>
          <table:table-cell office:value-type="float" office:value="0.0567331" calcext:value-type="float">
            <text:p>0,0567331</text:p>
          </table:table-cell>
          <table:table-cell office:value-type="float" office:value="0.0559897" calcext:value-type="float">
            <text:p>0,0559897</text:p>
          </table:table-cell>
          <table:table-cell office:value-type="float" office:value="0.0626996" calcext:value-type="float">
            <text:p>0,0626996</text:p>
          </table:table-cell>
          <table:table-cell office:value-type="float" office:value="0.0590417" calcext:value-type="float">
            <text:p>0,0590417</text:p>
          </table:table-cell>
          <table:table-cell office:value-type="float" office:value="0.0596098" calcext:value-type="float">
            <text:p>0,0596098</text:p>
          </table:table-cell>
          <table:table-cell office:value-type="float" office:value="0.0587967" calcext:value-type="float">
            <text:p>0,0587967</text:p>
          </table:table-cell>
          <table:table-cell office:value-type="float" office:value="0.060183" calcext:value-type="float">
            <text:p>0,060183</text:p>
          </table:table-cell>
          <table:table-cell office:value-type="float" office:value="0.0562761" calcext:value-type="float">
            <text:p>0,0562761</text:p>
          </table:table-cell>
          <table:table-cell office:value-type="float" office:value="0.0646037" calcext:value-type="float">
            <text:p>0,064603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oca Juniors</text:p>
          </table:table-cell>
          <table:table-cell office:value-type="float" office:value="0.041841" calcext:value-type="float">
            <text:p>0,041841</text:p>
          </table:table-cell>
          <table:table-cell office:value-type="float" office:value="0.0313274" calcext:value-type="float">
            <text:p>0,0313274</text:p>
          </table:table-cell>
          <table:table-cell office:value-type="float" office:value="0.0276854" calcext:value-type="float">
            <text:p>0,0276854</text:p>
          </table:table-cell>
          <table:table-cell office:value-type="float" office:value="0.0505498" calcext:value-type="float">
            <text:p>0,0505498</text:p>
          </table:table-cell>
          <table:table-cell office:value-type="float" office:value="0.0432693" calcext:value-type="float">
            <text:p>0,0432693</text:p>
          </table:table-cell>
          <table:table-cell office:value-type="float" office:value="0.0522425" calcext:value-type="float">
            <text:p>0,0522425</text:p>
          </table:table-cell>
          <table:table-cell office:value-type="float" office:value="0.058758" calcext:value-type="float">
            <text:p>0,058758</text:p>
          </table:table-cell>
          <table:table-cell office:value-type="float" office:value="0.0642841" calcext:value-type="float">
            <text:p>0,0642841</text:p>
          </table:table-cell>
          <table:table-cell office:value-type="float" office:value="0.0635363" calcext:value-type="float">
            <text:p>0,0635363</text:p>
          </table:table-cell>
          <table:table-cell office:value-type="float" office:value="0.0596042" calcext:value-type="float">
            <text:p>0,0596042</text:p>
          </table:table-cell>
          <table:table-cell office:value-type="float" office:value="0.0555737" calcext:value-type="float">
            <text:p>0,0555737</text:p>
          </table:table-cell>
          <table:table-cell office:value-type="float" office:value="0.0707731" calcext:value-type="float">
            <text:p>0,0707731</text:p>
          </table:table-cell>
          <table:table-cell office:value-type="float" office:value="0.0695938" calcext:value-type="float">
            <text:p>0,0695938</text:p>
          </table:table-cell>
          <table:table-cell office:value-type="float" office:value="0.0708494" calcext:value-type="float">
            <text:p>0,0708494</text:p>
          </table:table-cell>
          <table:table-cell office:value-type="float" office:value="0.0758796" calcext:value-type="float">
            <text:p>0,0758796</text:p>
          </table:table-cell>
          <table:table-cell office:value-type="float" office:value="0.0672326" calcext:value-type="float">
            <text:p>0,0672326</text:p>
          </table:table-cell>
          <table:table-cell office:value-type="float" office:value="0.072409" calcext:value-type="float">
            <text:p>0,072409</text:p>
          </table:table-cell>
          <table:table-cell office:value-type="float" office:value="0.074384" calcext:value-type="float">
            <text:p>0,074384</text:p>
          </table:table-cell>
          <table:table-cell office:value-type="float" office:value="0.070147" calcext:value-type="float">
            <text:p>0,07014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studiantes</text:p>
          </table:table-cell>
          <table:table-cell office:value-type="float" office:value="0.0690376" calcext:value-type="float">
            <text:p>0,0690376</text:p>
          </table:table-cell>
          <table:table-cell office:value-type="float" office:value="0.0584778" calcext:value-type="float">
            <text:p>0,0584778</text:p>
          </table:table-cell>
          <table:table-cell office:value-type="float" office:value="0.0535184" calcext:value-type="float">
            <text:p>0,0535184</text:p>
          </table:table-cell>
          <table:table-cell office:value-type="float" office:value="0.0476383" calcext:value-type="float">
            <text:p>0,0476383</text:p>
          </table:table-cell>
          <table:table-cell office:value-type="float" office:value="0.0378648" calcext:value-type="float">
            <text:p>0,0378648</text:p>
          </table:table-cell>
          <table:table-cell office:value-type="float" office:value="0.0311018" calcext:value-type="float">
            <text:p>0,0311018</text:p>
          </table:table-cell>
          <table:table-cell office:value-type="float" office:value="0.0307507" calcext:value-type="float">
            <text:p>0,0307507</text:p>
          </table:table-cell>
          <table:table-cell office:value-type="float" office:value="0.043342" calcext:value-type="float">
            <text:p>0,043342</text:p>
          </table:table-cell>
          <table:table-cell office:value-type="float" office:value="0.0402542" calcext:value-type="float">
            <text:p>0,0402542</text:p>
          </table:table-cell>
          <table:table-cell office:value-type="float" office:value="0.035208" calcext:value-type="float">
            <text:p>0,035208</text:p>
          </table:table-cell>
          <table:table-cell office:value-type="float" office:value="0.0337639" calcext:value-type="float">
            <text:p>0,0337639</text:p>
          </table:table-cell>
          <table:table-cell office:value-type="float" office:value="0.0351436" calcext:value-type="float">
            <text:p>0,0351436</text:p>
          </table:table-cell>
          <table:table-cell office:value-type="float" office:value="0.0394497" calcext:value-type="float">
            <text:p>0,0394497</text:p>
          </table:table-cell>
          <table:table-cell office:value-type="float" office:value="0.0390729" calcext:value-type="float">
            <text:p>0,0390729</text:p>
          </table:table-cell>
          <table:table-cell office:value-type="float" office:value="0.037439" calcext:value-type="float">
            <text:p>0,037439</text:p>
          </table:table-cell>
          <table:table-cell office:value-type="float" office:value="0.0370154" calcext:value-type="float">
            <text:p>0,0370154</text:p>
          </table:table-cell>
          <table:table-cell office:value-type="float" office:value="0.0459802" calcext:value-type="float">
            <text:p>0,0459802</text:p>
          </table:table-cell>
          <table:table-cell office:value-type="float" office:value="0.0499141" calcext:value-type="float">
            <text:p>0,0499141</text:p>
          </table:table-cell>
          <table:table-cell office:value-type="float" office:value="0.0467756" calcext:value-type="float">
            <text:p>0,046775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Godoy Cruz</text:p>
          </table:table-cell>
          <table:table-cell office:value-type="float" office:value="0.041841" calcext:value-type="float">
            <text:p>0,041841</text:p>
          </table:table-cell>
          <table:table-cell office:value-type="float" office:value="0.0449026" calcext:value-type="float">
            <text:p>0,0449026</text:p>
          </table:table-cell>
          <table:table-cell office:value-type="float" office:value="0.0593124" calcext:value-type="float">
            <text:p>0,0593124</text:p>
          </table:table-cell>
          <table:table-cell office:value-type="float" office:value="0.0618319" calcext:value-type="float">
            <text:p>0,0618319</text:p>
          </table:table-cell>
          <table:table-cell office:value-type="float" office:value="0.063194" calcext:value-type="float">
            <text:p>0,063194</text:p>
          </table:table-cell>
          <table:table-cell office:value-type="float" office:value="0.0633471" calcext:value-type="float">
            <text:p>0,0633471</text:p>
          </table:table-cell>
          <table:table-cell office:value-type="float" office:value="0.0570202" calcext:value-type="float">
            <text:p>0,0570202</text:p>
          </table:table-cell>
          <table:table-cell office:value-type="float" office:value="0.0490153" calcext:value-type="float">
            <text:p>0,0490153</text:p>
          </table:table-cell>
          <table:table-cell office:value-type="float" office:value="0.0544735" calcext:value-type="float">
            <text:p>0,0544735</text:p>
          </table:table-cell>
          <table:table-cell office:value-type="float" office:value="0.0484178" calcext:value-type="float">
            <text:p>0,0484178</text:p>
          </table:table-cell>
          <table:table-cell office:value-type="float" office:value="0.0536028" calcext:value-type="float">
            <text:p>0,0536028</text:p>
          </table:table-cell>
          <table:table-cell office:value-type="float" office:value="0.0533515" calcext:value-type="float">
            <text:p>0,0533515</text:p>
          </table:table-cell>
          <table:table-cell office:value-type="float" office:value="0.0525913" calcext:value-type="float">
            <text:p>0,0525913</text:p>
          </table:table-cell>
          <table:table-cell office:value-type="float" office:value="0.0581468" calcext:value-type="float">
            <text:p>0,0581468</text:p>
          </table:table-cell>
          <table:table-cell office:value-type="float" office:value="0.0645005" calcext:value-type="float">
            <text:p>0,0645005</text:p>
          </table:table-cell>
          <table:table-cell office:value-type="float" office:value="0.0703712" calcext:value-type="float">
            <text:p>0,0703712</text:p>
          </table:table-cell>
          <table:table-cell office:value-type="float" office:value="0.0712282" calcext:value-type="float">
            <text:p>0,0712282</text:p>
          </table:table-cell>
          <table:table-cell office:value-type="float" office:value="0.0714535" calcext:value-type="float">
            <text:p>0,0714535</text:p>
          </table:table-cell>
          <table:table-cell office:value-type="float" office:value="0.0665236" calcext:value-type="float">
            <text:p>0,066523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Gimnasia y Esgrima (LP)</text:p>
          </table:table-cell>
          <table:table-cell office:value-type="float" office:value="0.041841" calcext:value-type="float">
            <text:p>0,041841</text:p>
          </table:table-cell>
          <table:table-cell office:value-type="float" office:value="0.0516902" calcext:value-type="float">
            <text:p>0,0516902</text:p>
          </table:table-cell>
          <table:table-cell office:value-type="float" office:value="0.0456808" calcext:value-type="float">
            <text:p>0,0456808</text:p>
          </table:table-cell>
          <table:table-cell office:value-type="float" office:value="0.0597988" calcext:value-type="float">
            <text:p>0,0597988</text:p>
          </table:table-cell>
          <table:table-cell office:value-type="float" office:value="0.0729238" calcext:value-type="float">
            <text:p>0,0729238</text:p>
          </table:table-cell>
          <table:table-cell office:value-type="float" office:value="0.0876931" calcext:value-type="float">
            <text:p>0,0876931</text:p>
          </table:table-cell>
          <table:table-cell office:value-type="float" office:value="0.0794924" calcext:value-type="float">
            <text:p>0,0794924</text:p>
          </table:table-cell>
          <table:table-cell office:value-type="float" office:value="0.0752989" calcext:value-type="float">
            <text:p>0,0752989</text:p>
          </table:table-cell>
          <table:table-cell office:value-type="float" office:value="0.0766088" calcext:value-type="float">
            <text:p>0,0766088</text:p>
          </table:table-cell>
          <table:table-cell office:value-type="float" office:value="0.0771374" calcext:value-type="float">
            <text:p>0,0771374</text:p>
          </table:table-cell>
          <table:table-cell office:value-type="float" office:value="0.0830624" calcext:value-type="float">
            <text:p>0,0830624</text:p>
          </table:table-cell>
          <table:table-cell office:value-type="float" office:value="0.074958" calcext:value-type="float">
            <text:p>0,074958</text:p>
          </table:table-cell>
          <table:table-cell office:value-type="float" office:value="0.0721463" calcext:value-type="float">
            <text:p>0,0721463</text:p>
          </table:table-cell>
          <table:table-cell office:value-type="float" office:value="0.0725903" calcext:value-type="float">
            <text:p>0,0725903</text:p>
          </table:table-cell>
          <table:table-cell office:value-type="float" office:value="0.0724079" calcext:value-type="float">
            <text:p>0,0724079</text:p>
          </table:table-cell>
          <table:table-cell office:value-type="float" office:value="0.0748098" calcext:value-type="float">
            <text:p>0,0748098</text:p>
          </table:table-cell>
          <table:table-cell office:value-type="float" office:value="0.0718028" calcext:value-type="float">
            <text:p>0,0718028</text:p>
          </table:table-cell>
          <table:table-cell office:value-type="float" office:value="0.0682975" calcext:value-type="float">
            <text:p>0,0682975</text:p>
          </table:table-cell>
          <table:table-cell office:value-type="float" office:value="0.0673236" calcext:value-type="float">
            <text:p>0,067323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ll Boys</text:p>
          </table:table-cell>
          <table:table-cell office:value-type="float" office:value="0.041841" calcext:value-type="float">
            <text:p>0,041841</text:p>
          </table:table-cell>
          <table:table-cell office:value-type="float" office:value="0.0313274" calcext:value-type="float">
            <text:p>0,0313274</text:p>
          </table:table-cell>
          <table:table-cell office:value-type="float" office:value="0.0276854" calcext:value-type="float">
            <text:p>0,0276854</text:p>
          </table:table-cell>
          <table:table-cell office:value-type="float" office:value="0.0317385" calcext:value-type="float">
            <text:p>0,0317385</text:p>
          </table:table-cell>
          <table:table-cell office:value-type="float" office:value="0.0304213" calcext:value-type="float">
            <text:p>0,0304213</text:p>
          </table:table-cell>
          <table:table-cell office:value-type="float" office:value="0.0253602" calcext:value-type="float">
            <text:p>0,0253602</text:p>
          </table:table-cell>
          <table:table-cell office:value-type="float" office:value="0.0288698" calcext:value-type="float">
            <text:p>0,0288698</text:p>
          </table:table-cell>
          <table:table-cell office:value-type="float" office:value="0.0350881" calcext:value-type="float">
            <text:p>0,0350881</text:p>
          </table:table-cell>
          <table:table-cell office:value-type="float" office:value="0.0350324" calcext:value-type="float">
            <text:p>0,0350324</text:p>
          </table:table-cell>
          <table:table-cell office:value-type="float" office:value="0.0359359" calcext:value-type="float">
            <text:p>0,0359359</text:p>
          </table:table-cell>
          <table:table-cell office:value-type="float" office:value="0.0351874" calcext:value-type="float">
            <text:p>0,0351874</text:p>
          </table:table-cell>
          <table:table-cell office:value-type="float" office:value="0.0316956" calcext:value-type="float">
            <text:p>0,0316956</text:p>
          </table:table-cell>
          <table:table-cell office:value-type="float" office:value="0.0314165" calcext:value-type="float">
            <text:p>0,0314165</text:p>
          </table:table-cell>
          <table:table-cell office:value-type="float" office:value="0.0317625" calcext:value-type="float">
            <text:p>0,0317625</text:p>
          </table:table-cell>
          <table:table-cell office:value-type="float" office:value="0.0313738" calcext:value-type="float">
            <text:p>0,0313738</text:p>
          </table:table-cell>
          <table:table-cell office:value-type="float" office:value="0.0313297" calcext:value-type="float">
            <text:p>0,0313297</text:p>
          </table:table-cell>
          <table:table-cell office:value-type="float" office:value="0.0314141" calcext:value-type="float">
            <text:p>0,0314141</text:p>
          </table:table-cell>
          <table:table-cell office:value-type="float" office:value="0.0319749" calcext:value-type="float">
            <text:p>0,0319749</text:p>
          </table:table-cell>
          <table:table-cell office:value-type="float" office:value="0.0314297" calcext:value-type="float">
            <text:p>0,031429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lón</text:p>
          </table:table-cell>
          <table:table-cell office:value-type="float" office:value="0.041841" calcext:value-type="float">
            <text:p>0,041841</text:p>
          </table:table-cell>
          <table:table-cell office:value-type="float" office:value="0.0706619" calcext:value-type="float">
            <text:p>0,0706619</text:p>
          </table:table-cell>
          <table:table-cell office:value-type="float" office:value="0.0492353" calcext:value-type="float">
            <text:p>0,0492353</text:p>
          </table:table-cell>
          <table:table-cell office:value-type="float" office:value="0.0508811" calcext:value-type="float">
            <text:p>0,0508811</text:p>
          </table:table-cell>
          <table:table-cell office:value-type="float" office:value="0.0660486" calcext:value-type="float">
            <text:p>0,0660486</text:p>
          </table:table-cell>
          <table:table-cell office:value-type="float" office:value="0.0671743" calcext:value-type="float">
            <text:p>0,0671743</text:p>
          </table:table-cell>
          <table:table-cell office:value-type="float" office:value="0.0577536" calcext:value-type="float">
            <text:p>0,0577536</text:p>
          </table:table-cell>
          <table:table-cell office:value-type="float" office:value="0.0484601" calcext:value-type="float">
            <text:p>0,0484601</text:p>
          </table:table-cell>
          <table:table-cell office:value-type="float" office:value="0.061043" calcext:value-type="float">
            <text:p>0,061043</text:p>
          </table:table-cell>
          <table:table-cell office:value-type="float" office:value="0.0590744" calcext:value-type="float">
            <text:p>0,0590744</text:p>
          </table:table-cell>
          <table:table-cell office:value-type="float" office:value="0.0590969" calcext:value-type="float">
            <text:p>0,0590969</text:p>
          </table:table-cell>
          <table:table-cell office:value-type="float" office:value="0.0541971" calcext:value-type="float">
            <text:p>0,0541971</text:p>
          </table:table-cell>
          <table:table-cell office:value-type="float" office:value="0.0550126" calcext:value-type="float">
            <text:p>0,0550126</text:p>
          </table:table-cell>
          <table:table-cell office:value-type="float" office:value="0.0585225" calcext:value-type="float">
            <text:p>0,0585225</text:p>
          </table:table-cell>
          <table:table-cell office:value-type="float" office:value="0.0558894" calcext:value-type="float">
            <text:p>0,0558894</text:p>
          </table:table-cell>
          <table:table-cell office:value-type="float" office:value="0.0531627" calcext:value-type="float">
            <text:p>0,0531627</text:p>
          </table:table-cell>
          <table:table-cell office:value-type="float" office:value="0.0524239" calcext:value-type="float">
            <text:p>0,0524239</text:p>
          </table:table-cell>
          <table:table-cell office:value-type="float" office:value="0.0519862" calcext:value-type="float">
            <text:p>0,0519862</text:p>
          </table:table-cell>
          <table:table-cell office:value-type="float" office:value="0.0565878" calcext:value-type="float">
            <text:p>0,056587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osario Central</text:p>
          </table:table-cell>
          <table:table-cell office:value-type="float" office:value="0.0690376" calcext:value-type="float">
            <text:p>0,0690376</text:p>
          </table:table-cell>
          <table:table-cell office:value-type="float" office:value="0.038115" calcext:value-type="float">
            <text:p>0,038115</text:p>
          </table:table-cell>
          <table:table-cell office:value-type="float" office:value="0.0510794" calcext:value-type="float">
            <text:p>0,0510794</text:p>
          </table:table-cell>
          <table:table-cell office:value-type="float" office:value="0.047619" calcext:value-type="float">
            <text:p>0,047619</text:p>
          </table:table-cell>
          <table:table-cell office:value-type="float" office:value="0.0542971" calcext:value-type="float">
            <text:p>0,0542971</text:p>
          </table:table-cell>
          <table:table-cell office:value-type="float" office:value="0.0615773" calcext:value-type="float">
            <text:p>0,0615773</text:p>
          </table:table-cell>
          <table:table-cell office:value-type="float" office:value="0.0556627" calcext:value-type="float">
            <text:p>0,0556627</text:p>
          </table:table-cell>
          <table:table-cell office:value-type="float" office:value="0.0454784" calcext:value-type="float">
            <text:p>0,0454784</text:p>
          </table:table-cell>
          <table:table-cell office:value-type="float" office:value="0.0528254" calcext:value-type="float">
            <text:p>0,0528254</text:p>
          </table:table-cell>
          <table:table-cell office:value-type="float" office:value="0.0406736" calcext:value-type="float">
            <text:p>0,0406736</text:p>
          </table:table-cell>
          <table:table-cell office:value-type="float" office:value="0.0473763" calcext:value-type="float">
            <text:p>0,0473763</text:p>
          </table:table-cell>
          <table:table-cell office:value-type="float" office:value="0.0531625" calcext:value-type="float">
            <text:p>0,0531625</text:p>
          </table:table-cell>
          <table:table-cell office:value-type="float" office:value="0.0504043" calcext:value-type="float">
            <text:p>0,0504043</text:p>
          </table:table-cell>
          <table:table-cell office:value-type="float" office:value="0.0537688" calcext:value-type="float">
            <text:p>0,0537688</text:p>
          </table:table-cell>
          <table:table-cell office:value-type="float" office:value="0.0519988" calcext:value-type="float">
            <text:p>0,0519988</text:p>
          </table:table-cell>
          <table:table-cell office:value-type="float" office:value="0.0516202" calcext:value-type="float">
            <text:p>0,0516202</text:p>
          </table:table-cell>
          <table:table-cell office:value-type="float" office:value="0.050207" calcext:value-type="float">
            <text:p>0,050207</text:p>
          </table:table-cell>
          <table:table-cell office:value-type="float" office:value="0.0478626" calcext:value-type="float">
            <text:p>0,0478626</text:p>
          </table:table-cell>
          <table:table-cell office:value-type="float" office:value="0.0468758" calcext:value-type="float">
            <text:p>0,046875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Lanús</text:p>
          </table:table-cell>
          <table:table-cell office:value-type="float" office:value="0.041841" calcext:value-type="float">
            <text:p>0,041841</text:p>
          </table:table-cell>
          <table:table-cell office:value-type="float" office:value="0.0313274" calcext:value-type="float">
            <text:p>0,0313274</text:p>
          </table:table-cell>
          <table:table-cell office:value-type="float" office:value="0.0276854" calcext:value-type="float">
            <text:p>0,0276854</text:p>
          </table:table-cell>
          <table:table-cell office:value-type="float" office:value="0.0595554" calcext:value-type="float">
            <text:p>0,0595554</text:p>
          </table:table-cell>
          <table:table-cell office:value-type="float" office:value="0.0570298" calcext:value-type="float">
            <text:p>0,0570298</text:p>
          </table:table-cell>
          <table:table-cell office:value-type="float" office:value="0.0351427" calcext:value-type="float">
            <text:p>0,0351427</text:p>
          </table:table-cell>
          <table:table-cell office:value-type="float" office:value="0.0454611" calcext:value-type="float">
            <text:p>0,0454611</text:p>
          </table:table-cell>
          <table:table-cell office:value-type="float" office:value="0.042892" calcext:value-type="float">
            <text:p>0,042892</text:p>
          </table:table-cell>
          <table:table-cell office:value-type="float" office:value="0.0418768" calcext:value-type="float">
            <text:p>0,0418768</text:p>
          </table:table-cell>
          <table:table-cell office:value-type="float" office:value="0.0475664" calcext:value-type="float">
            <text:p>0,0475664</text:p>
          </table:table-cell>
          <table:table-cell office:value-type="float" office:value="0.047513" calcext:value-type="float">
            <text:p>0,047513</text:p>
          </table:table-cell>
          <table:table-cell office:value-type="float" office:value="0.0508608" calcext:value-type="float">
            <text:p>0,0508608</text:p>
          </table:table-cell>
          <table:table-cell office:value-type="float" office:value="0.0614865" calcext:value-type="float">
            <text:p>0,0614865</text:p>
          </table:table-cell>
          <table:table-cell office:value-type="float" office:value="0.0578688" calcext:value-type="float">
            <text:p>0,0578688</text:p>
          </table:table-cell>
          <table:table-cell office:value-type="float" office:value="0.0561454" calcext:value-type="float">
            <text:p>0,0561454</text:p>
          </table:table-cell>
          <table:table-cell office:value-type="float" office:value="0.0541525" calcext:value-type="float">
            <text:p>0,0541525</text:p>
          </table:table-cell>
          <table:table-cell office:value-type="float" office:value="0.0514794" calcext:value-type="float">
            <text:p>0,0514794</text:p>
          </table:table-cell>
          <table:table-cell office:value-type="float" office:value="0.0469148" calcext:value-type="float">
            <text:p>0,0469148</text:p>
          </table:table-cell>
          <table:table-cell office:value-type="float" office:value="0.0447156" calcext:value-type="float">
            <text:p>0,044715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Olimpo</text:p>
          </table:table-cell>
          <table:table-cell office:value-type="float" office:value="0.0690376" calcext:value-type="float">
            <text:p>0,0690376</text:p>
          </table:table-cell>
          <table:table-cell office:value-type="float" office:value="0.0843331" calcext:value-type="float">
            <text:p>0,0843331</text:p>
          </table:table-cell>
          <table:table-cell office:value-type="float" office:value="0.0769474" calcext:value-type="float">
            <text:p>0,0769474</text:p>
          </table:table-cell>
          <table:table-cell office:value-type="float" office:value="0.0560934" calcext:value-type="float">
            <text:p>0,0560934</text:p>
          </table:table-cell>
          <table:table-cell office:value-type="float" office:value="0.0542966" calcext:value-type="float">
            <text:p>0,0542966</text:p>
          </table:table-cell>
          <table:table-cell office:value-type="float" office:value="0.051277" calcext:value-type="float">
            <text:p>0,051277</text:p>
          </table:table-cell>
          <table:table-cell office:value-type="float" office:value="0.0588735" calcext:value-type="float">
            <text:p>0,0588735</text:p>
          </table:table-cell>
          <table:table-cell office:value-type="float" office:value="0.0562715" calcext:value-type="float">
            <text:p>0,0562715</text:p>
          </table:table-cell>
          <table:table-cell office:value-type="float" office:value="0.0546606" calcext:value-type="float">
            <text:p>0,0546606</text:p>
          </table:table-cell>
          <table:table-cell office:value-type="float" office:value="0.0559422" calcext:value-type="float">
            <text:p>0,0559422</text:p>
          </table:table-cell>
          <table:table-cell office:value-type="float" office:value="0.05399" calcext:value-type="float">
            <text:p>0,05399</text:p>
          </table:table-cell>
          <table:table-cell office:value-type="float" office:value="0.0523052" calcext:value-type="float">
            <text:p>0,0523052</text:p>
          </table:table-cell>
          <table:table-cell office:value-type="float" office:value="0.0450079" calcext:value-type="float">
            <text:p>0,0450079</text:p>
          </table:table-cell>
          <table:table-cell office:value-type="float" office:value="0.0486223" calcext:value-type="float">
            <text:p>0,0486223</text:p>
          </table:table-cell>
          <table:table-cell office:value-type="float" office:value="0.0469381" calcext:value-type="float">
            <text:p>0,0469381</text:p>
          </table:table-cell>
          <table:table-cell office:value-type="float" office:value="0.045708" calcext:value-type="float">
            <text:p>0,045708</text:p>
          </table:table-cell>
          <table:table-cell office:value-type="float" office:value="0.0444421" calcext:value-type="float">
            <text:p>0,0444421</text:p>
          </table:table-cell>
          <table:table-cell office:value-type="float" office:value="0.0514076" calcext:value-type="float">
            <text:p>0,0514076</text:p>
          </table:table-cell>
          <table:table-cell office:value-type="float" office:value="0.0485052" calcext:value-type="float">
            <text:p>0,048505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an Lorenzo</text:p>
          </table:table-cell>
          <table:table-cell office:value-type="float" office:value="0.041841" calcext:value-type="float">
            <text:p>0,041841</text:p>
          </table:table-cell>
          <table:table-cell office:value-type="float" office:value="0.0815465" calcext:value-type="float">
            <text:p>0,0815465</text:p>
          </table:table-cell>
          <table:table-cell office:value-type="float" office:value="0.0757879" calcext:value-type="float">
            <text:p>0,0757879</text:p>
          </table:table-cell>
          <table:table-cell office:value-type="float" office:value="0.0561663" calcext:value-type="float">
            <text:p>0,0561663</text:p>
          </table:table-cell>
          <table:table-cell office:value-type="float" office:value="0.0537308" calcext:value-type="float">
            <text:p>0,0537308</text:p>
          </table:table-cell>
          <table:table-cell office:value-type="float" office:value="0.057619" calcext:value-type="float">
            <text:p>0,057619</text:p>
          </table:table-cell>
          <table:table-cell office:value-type="float" office:value="0.0440669" calcext:value-type="float">
            <text:p>0,0440669</text:p>
          </table:table-cell>
          <table:table-cell office:value-type="float" office:value="0.0399047" calcext:value-type="float">
            <text:p>0,0399047</text:p>
          </table:table-cell>
          <table:table-cell office:value-type="float" office:value="0.0420986" calcext:value-type="float">
            <text:p>0,0420986</text:p>
          </table:table-cell>
          <table:table-cell office:value-type="float" office:value="0.0386259" calcext:value-type="float">
            <text:p>0,0386259</text:p>
          </table:table-cell>
          <table:table-cell office:value-type="float" office:value="0.044348" calcext:value-type="float">
            <text:p>0,044348</text:p>
          </table:table-cell>
          <table:table-cell office:value-type="float" office:value="0.0437021" calcext:value-type="float">
            <text:p>0,0437021</text:p>
          </table:table-cell>
          <table:table-cell office:value-type="float" office:value="0.0423739" calcext:value-type="float">
            <text:p>0,0423739</text:p>
          </table:table-cell>
          <table:table-cell office:value-type="float" office:value="0.0401944" calcext:value-type="float">
            <text:p>0,0401944</text:p>
          </table:table-cell>
          <table:table-cell office:value-type="float" office:value="0.0397146" calcext:value-type="float">
            <text:p>0,0397146</text:p>
          </table:table-cell>
          <table:table-cell office:value-type="float" office:value="0.0360187" calcext:value-type="float">
            <text:p>0,0360187</text:p>
          </table:table-cell>
          <table:table-cell office:value-type="float" office:value="0.0391888" calcext:value-type="float">
            <text:p>0,0391888</text:p>
          </table:table-cell>
          <table:table-cell office:value-type="float" office:value="0.0387113" calcext:value-type="float">
            <text:p>0,0387113</text:p>
          </table:table-cell>
          <table:table-cell office:value-type="float" office:value="0.0369603" calcext:value-type="float">
            <text:p>0,036960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Newell's Old Boys</text:p>
          </table:table-cell>
          <table:table-cell office:value-type="float" office:value="0.041841" calcext:value-type="float">
            <text:p>0,041841</text:p>
          </table:table-cell>
          <table:table-cell office:value-type="float" office:value="0.0313274" calcext:value-type="float">
            <text:p>0,0313274</text:p>
          </table:table-cell>
          <table:table-cell office:value-type="float" office:value="0.0276854" calcext:value-type="float">
            <text:p>0,0276854</text:p>
          </table:table-cell>
          <table:table-cell office:value-type="float" office:value="0.0618656" calcext:value-type="float">
            <text:p>0,0618656</text:p>
          </table:table-cell>
          <table:table-cell office:value-type="float" office:value="0.0413583" calcext:value-type="float">
            <text:p>0,0413583</text:p>
          </table:table-cell>
          <table:table-cell office:value-type="float" office:value="0.0639199" calcext:value-type="float">
            <text:p>0,0639199</text:p>
          </table:table-cell>
          <table:table-cell office:value-type="float" office:value="0.0764799" calcext:value-type="float">
            <text:p>0,0764799</text:p>
          </table:table-cell>
          <table:table-cell office:value-type="float" office:value="0.0749924" calcext:value-type="float">
            <text:p>0,0749924</text:p>
          </table:table-cell>
          <table:table-cell office:value-type="float" office:value="0.0587946" calcext:value-type="float">
            <text:p>0,0587946</text:p>
          </table:table-cell>
          <table:table-cell office:value-type="float" office:value="0.0664195" calcext:value-type="float">
            <text:p>0,0664195</text:p>
          </table:table-cell>
          <table:table-cell office:value-type="float" office:value="0.0644127" calcext:value-type="float">
            <text:p>0,0644127</text:p>
          </table:table-cell>
          <table:table-cell office:value-type="float" office:value="0.0596637" calcext:value-type="float">
            <text:p>0,0596637</text:p>
          </table:table-cell>
          <table:table-cell office:value-type="float" office:value="0.0548348" calcext:value-type="float">
            <text:p>0,0548348</text:p>
          </table:table-cell>
          <table:table-cell office:value-type="float" office:value="0.0489089" calcext:value-type="float">
            <text:p>0,0489089</text:p>
          </table:table-cell>
          <table:table-cell office:value-type="float" office:value="0.0445384" calcext:value-type="float">
            <text:p>0,0445384</text:p>
          </table:table-cell>
          <table:table-cell office:value-type="float" office:value="0.0502453" calcext:value-type="float">
            <text:p>0,0502453</text:p>
          </table:table-cell>
          <table:table-cell office:value-type="float" office:value="0.048702" calcext:value-type="float">
            <text:p>0,048702</text:p>
          </table:table-cell>
          <table:table-cell office:value-type="float" office:value="0.0497673" calcext:value-type="float">
            <text:p>0,0497673</text:p>
          </table:table-cell>
          <table:table-cell office:value-type="float" office:value="0.050365" calcext:value-type="float">
            <text:p>0,05036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igre</text:p>
          </table:table-cell>
          <table:table-cell office:value-type="float" office:value="0.041841" calcext:value-type="float">
            <text:p>0,041841</text:p>
          </table:table-cell>
          <table:table-cell office:value-type="float" office:value="0.0313274" calcext:value-type="float">
            <text:p>0,0313274</text:p>
          </table:table-cell>
          <table:table-cell office:value-type="float" office:value="0.0470843" calcext:value-type="float">
            <text:p>0,0470843</text:p>
          </table:table-cell>
          <table:table-cell office:value-type="float" office:value="0.0281419" calcext:value-type="float">
            <text:p>0,0281419</text:p>
          </table:table-cell>
          <table:table-cell office:value-type="float" office:value="0.0286651" calcext:value-type="float">
            <text:p>0,0286651</text:p>
          </table:table-cell>
          <table:table-cell office:value-type="float" office:value="0.0268006" calcext:value-type="float">
            <text:p>0,0268006</text:p>
          </table:table-cell>
          <table:table-cell office:value-type="float" office:value="0.0234626" calcext:value-type="float">
            <text:p>0,0234626</text:p>
          </table:table-cell>
          <table:table-cell office:value-type="float" office:value="0.0294435" calcext:value-type="float">
            <text:p>0,0294435</text:p>
          </table:table-cell>
          <table:table-cell office:value-type="float" office:value="0.0344778" calcext:value-type="float">
            <text:p>0,0344778</text:p>
          </table:table-cell>
          <table:table-cell office:value-type="float" office:value="0.0315224" calcext:value-type="float">
            <text:p>0,0315224</text:p>
          </table:table-cell>
          <table:table-cell office:value-type="float" office:value="0.0307885" calcext:value-type="float">
            <text:p>0,0307885</text:p>
          </table:table-cell>
          <table:table-cell office:value-type="float" office:value="0.0335592" calcext:value-type="float">
            <text:p>0,0335592</text:p>
          </table:table-cell>
          <table:table-cell office:value-type="float" office:value="0.0369472" calcext:value-type="float">
            <text:p>0,0369472</text:p>
          </table:table-cell>
          <table:table-cell office:value-type="float" office:value="0.0350779" calcext:value-type="float">
            <text:p>0,0350779</text:p>
          </table:table-cell>
          <table:table-cell office:value-type="float" office:value="0.0350563" calcext:value-type="float">
            <text:p>0,0350563</text:p>
          </table:table-cell>
          <table:table-cell office:value-type="float" office:value="0.0330173" calcext:value-type="float">
            <text:p>0,0330173</text:p>
          </table:table-cell>
          <table:table-cell office:value-type="float" office:value="0.0337128" calcext:value-type="float">
            <text:p>0,0337128</text:p>
          </table:table-cell>
          <table:table-cell office:value-type="float" office:value="0.0326943" calcext:value-type="float">
            <text:p>0,0326943</text:p>
          </table:table-cell>
          <table:table-cell office:value-type="float" office:value="0.0422057" calcext:value-type="float">
            <text:p>0,042205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Quilmes</text:p>
          </table:table-cell>
          <table:table-cell office:value-type="float" office:value="0.041841" calcext:value-type="float">
            <text:p>0,041841</text:p>
          </table:table-cell>
          <table:table-cell office:value-type="float" office:value="0.0313274" calcext:value-type="float">
            <text:p>0,0313274</text:p>
          </table:table-cell>
          <table:table-cell office:value-type="float" office:value="0.0276854" calcext:value-type="float">
            <text:p>0,0276854</text:p>
          </table:table-cell>
          <table:table-cell office:value-type="float" office:value="0.0195851" calcext:value-type="float">
            <text:p>0,0195851</text:p>
          </table:table-cell>
          <table:table-cell office:value-type="float" office:value="0.0372893" calcext:value-type="float">
            <text:p>0,0372893</text:p>
          </table:table-cell>
          <table:table-cell office:value-type="float" office:value="0.0450735" calcext:value-type="float">
            <text:p>0,0450735</text:p>
          </table:table-cell>
          <table:table-cell office:value-type="float" office:value="0.0400198" calcext:value-type="float">
            <text:p>0,0400198</text:p>
          </table:table-cell>
          <table:table-cell office:value-type="float" office:value="0.0431533" calcext:value-type="float">
            <text:p>0,0431533</text:p>
          </table:table-cell>
          <table:table-cell office:value-type="float" office:value="0.0349207" calcext:value-type="float">
            <text:p>0,0349207</text:p>
          </table:table-cell>
          <table:table-cell office:value-type="float" office:value="0.0351105" calcext:value-type="float">
            <text:p>0,0351105</text:p>
          </table:table-cell>
          <table:table-cell office:value-type="float" office:value="0.032239" calcext:value-type="float">
            <text:p>0,032239</text:p>
          </table:table-cell>
          <table:table-cell office:value-type="float" office:value="0.032828" calcext:value-type="float">
            <text:p>0,032828</text:p>
          </table:table-cell>
          <table:table-cell office:value-type="float" office:value="0.0324425" calcext:value-type="float">
            <text:p>0,0324425</text:p>
          </table:table-cell>
          <table:table-cell office:value-type="float" office:value="0.0405639" calcext:value-type="float">
            <text:p>0,0405639</text:p>
          </table:table-cell>
          <table:table-cell office:value-type="float" office:value="0.0391076" calcext:value-type="float">
            <text:p>0,0391076</text:p>
          </table:table-cell>
          <table:table-cell office:value-type="float" office:value="0.0418404" calcext:value-type="float">
            <text:p>0,0418404</text:p>
          </table:table-cell>
          <table:table-cell office:value-type="float" office:value="0.0419569" calcext:value-type="float">
            <text:p>0,0419569</text:p>
          </table:table-cell>
          <table:table-cell office:value-type="float" office:value="0.0504678" calcext:value-type="float">
            <text:p>0,0504678</text:p>
          </table:table-cell>
          <table:table-cell office:value-type="float" office:value="0.0499206" calcext:value-type="float">
            <text:p>0,049920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elgrano</text:p>
          </table:table-cell>
          <table:table-cell office:value-type="float" office:value="0.041841" calcext:value-type="float">
            <text:p>0,041841</text:p>
          </table:table-cell>
          <table:table-cell office:value-type="float" office:value="0.0516902" calcext:value-type="float">
            <text:p>0,0516902</text:p>
          </table:table-cell>
          <table:table-cell office:value-type="float" office:value="0.0366831" calcext:value-type="float">
            <text:p>0,0366831</text:p>
          </table:table-cell>
          <table:table-cell office:value-type="float" office:value="0.0360139" calcext:value-type="float">
            <text:p>0,0360139</text:p>
          </table:table-cell>
          <table:table-cell office:value-type="float" office:value="0.035599" calcext:value-type="float">
            <text:p>0,035599</text:p>
          </table:table-cell>
          <table:table-cell office:value-type="float" office:value="0.0367467" calcext:value-type="float">
            <text:p>0,0367467</text:p>
          </table:table-cell>
          <table:table-cell office:value-type="float" office:value="0.0375443" calcext:value-type="float">
            <text:p>0,0375443</text:p>
          </table:table-cell>
          <table:table-cell office:value-type="float" office:value="0.0416929" calcext:value-type="float">
            <text:p>0,0416929</text:p>
          </table:table-cell>
          <table:table-cell office:value-type="float" office:value="0.0383856" calcext:value-type="float">
            <text:p>0,0383856</text:p>
          </table:table-cell>
          <table:table-cell office:value-type="float" office:value="0.0345517" calcext:value-type="float">
            <text:p>0,0345517</text:p>
          </table:table-cell>
          <table:table-cell office:value-type="float" office:value="0.0315646" calcext:value-type="float">
            <text:p>0,0315646</text:p>
          </table:table-cell>
          <table:table-cell office:value-type="float" office:value="0.0407709" calcext:value-type="float">
            <text:p>0,0407709</text:p>
          </table:table-cell>
          <table:table-cell office:value-type="float" office:value="0.0395147" calcext:value-type="float">
            <text:p>0,0395147</text:p>
          </table:table-cell>
          <table:table-cell office:value-type="float" office:value="0.038341" calcext:value-type="float">
            <text:p>0,038341</text:p>
          </table:table-cell>
          <table:table-cell office:value-type="float" office:value="0.0378273" calcext:value-type="float">
            <text:p>0,0378273</text:p>
          </table:table-cell>
          <table:table-cell office:value-type="float" office:value="0.0365752" calcext:value-type="float">
            <text:p>0,0365752</text:p>
          </table:table-cell>
          <table:table-cell office:value-type="float" office:value="0.0370095" calcext:value-type="float">
            <text:p>0,0370095</text:p>
          </table:table-cell>
          <table:table-cell office:value-type="float" office:value="0.0366761" calcext:value-type="float">
            <text:p>0,0366761</text:p>
          </table:table-cell>
          <table:table-cell office:value-type="float" office:value="0.0372394" calcext:value-type="float">
            <text:p>0,037239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tlético de Rafaela</text:p>
          </table:table-cell>
          <table:table-cell office:value-type="float" office:value="0.041841" calcext:value-type="float">
            <text:p>0,041841</text:p>
          </table:table-cell>
          <table:table-cell office:value-type="float" office:value="0.0516902" calcext:value-type="float">
            <text:p>0,0516902</text:p>
          </table:table-cell>
          <table:table-cell office:value-type="float" office:value="0.0501797" calcext:value-type="float">
            <text:p>0,0501797</text:p>
          </table:table-cell>
          <table:table-cell office:value-type="float" office:value="0.0650474" calcext:value-type="float">
            <text:p>0,0650474</text:p>
          </table:table-cell>
          <table:table-cell office:value-type="float" office:value="0.0465664" calcext:value-type="float">
            <text:p>0,0465664</text:p>
          </table:table-cell>
          <table:table-cell office:value-type="float" office:value="0.0414349" calcext:value-type="float">
            <text:p>0,0414349</text:p>
          </table:table-cell>
          <table:table-cell office:value-type="float" office:value="0.0450056" calcext:value-type="float">
            <text:p>0,0450056</text:p>
          </table:table-cell>
          <table:table-cell office:value-type="float" office:value="0.063167" calcext:value-type="float">
            <text:p>0,063167</text:p>
          </table:table-cell>
          <table:table-cell office:value-type="float" office:value="0.0547646" calcext:value-type="float">
            <text:p>0,0547646</text:p>
          </table:table-cell>
          <table:table-cell office:value-type="float" office:value="0.0566611" calcext:value-type="float">
            <text:p>0,0566611</text:p>
          </table:table-cell>
          <table:table-cell office:value-type="float" office:value="0.0526143" calcext:value-type="float">
            <text:p>0,0526143</text:p>
          </table:table-cell>
          <table:table-cell office:value-type="float" office:value="0.0522456" calcext:value-type="float">
            <text:p>0,0522456</text:p>
          </table:table-cell>
          <table:table-cell office:value-type="float" office:value="0.0518704" calcext:value-type="float">
            <text:p>0,0518704</text:p>
          </table:table-cell>
          <table:table-cell office:value-type="float" office:value="0.0486783" calcext:value-type="float">
            <text:p>0,0486783</text:p>
          </table:table-cell>
          <table:table-cell office:value-type="float" office:value="0.045923" calcext:value-type="float">
            <text:p>0,045923</text:p>
          </table:table-cell>
          <table:table-cell office:value-type="float" office:value="0.0455465" calcext:value-type="float">
            <text:p>0,0455465</text:p>
          </table:table-cell>
          <table:table-cell office:value-type="float" office:value="0.045451" calcext:value-type="float">
            <text:p>0,045451</text:p>
          </table:table-cell>
          <table:table-cell office:value-type="float" office:value="0.0438047" calcext:value-type="float">
            <text:p>0,0438047</text:p>
          </table:table-cell>
          <table:table-cell office:value-type="float" office:value="0.0444372" calcext:value-type="float">
            <text:p>0,044437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rsenal</text:p>
          </table:table-cell>
          <table:table-cell office:value-type="float" office:value="0.041841" calcext:value-type="float">
            <text:p>0,041841</text:p>
          </table:table-cell>
          <table:table-cell office:value-type="float" office:value="0.0313274" calcext:value-type="float">
            <text:p>0,0313274</text:p>
          </table:table-cell>
          <table:table-cell office:value-type="float" office:value="0.0777024" calcext:value-type="float">
            <text:p>0,0777024</text:p>
          </table:table-cell>
          <table:table-cell office:value-type="float" office:value="0.0610056" calcext:value-type="float">
            <text:p>0,0610056</text:p>
          </table:table-cell>
          <table:table-cell office:value-type="float" office:value="0.062202" calcext:value-type="float">
            <text:p>0,062202</text:p>
          </table:table-cell>
          <table:table-cell office:value-type="float" office:value="0.048239" calcext:value-type="float">
            <text:p>0,048239</text:p>
          </table:table-cell>
          <table:table-cell office:value-type="float" office:value="0.0447324" calcext:value-type="float">
            <text:p>0,0447324</text:p>
          </table:table-cell>
          <table:table-cell office:value-type="float" office:value="0.040093" calcext:value-type="float">
            <text:p>0,040093</text:p>
          </table:table-cell>
          <table:table-cell office:value-type="float" office:value="0.0430303" calcext:value-type="float">
            <text:p>0,0430303</text:p>
          </table:table-cell>
          <table:table-cell office:value-type="float" office:value="0.050993" calcext:value-type="float">
            <text:p>0,050993</text:p>
          </table:table-cell>
          <table:table-cell office:value-type="float" office:value="0.0476601" calcext:value-type="float">
            <text:p>0,0476601</text:p>
          </table:table-cell>
          <table:table-cell office:value-type="float" office:value="0.0422266" calcext:value-type="float">
            <text:p>0,0422266</text:p>
          </table:table-cell>
          <table:table-cell office:value-type="float" office:value="0.0409402" calcext:value-type="float">
            <text:p>0,0409402</text:p>
          </table:table-cell>
          <table:table-cell office:value-type="float" office:value="0.0407146" calcext:value-type="float">
            <text:p>0,0407146</text:p>
          </table:table-cell>
          <table:table-cell office:value-type="float" office:value="0.0468117" calcext:value-type="float">
            <text:p>0,0468117</text:p>
          </table:table-cell>
          <table:table-cell office:value-type="float" office:value="0.0450992" calcext:value-type="float">
            <text:p>0,0450992</text:p>
          </table:table-cell>
          <table:table-cell office:value-type="float" office:value="0.0449854" calcext:value-type="float">
            <text:p>0,0449854</text:p>
          </table:table-cell>
          <table:table-cell office:value-type="float" office:value="0.0432979" calcext:value-type="float">
            <text:p>0,0432979</text:p>
          </table:table-cell>
          <table:table-cell office:value-type="float" office:value="0.0417978" calcext:value-type="float">
            <text:p>0,041797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acing Club</text:p>
          </table:table-cell>
          <table:table-cell office:value-type="float" office:value="0.0690376" calcext:value-type="float">
            <text:p>0,0690376</text:p>
          </table:table-cell>
          <table:table-cell office:value-type="float" office:value="0.077258" calcext:value-type="float">
            <text:p>0,077258</text:p>
          </table:table-cell>
          <table:table-cell office:value-type="float" office:value="0.0596883" calcext:value-type="float">
            <text:p>0,0596883</text:p>
          </table:table-cell>
          <table:table-cell office:value-type="float" office:value="0.0526578" calcext:value-type="float">
            <text:p>0,0526578</text:p>
          </table:table-cell>
          <table:table-cell office:value-type="float" office:value="0.0615886" calcext:value-type="float">
            <text:p>0,0615886</text:p>
          </table:table-cell>
          <table:table-cell office:value-type="float" office:value="0.062358" calcext:value-type="float">
            <text:p>0,062358</text:p>
          </table:table-cell>
          <table:table-cell office:value-type="float" office:value="0.05504" calcext:value-type="float">
            <text:p>0,05504</text:p>
          </table:table-cell>
          <table:table-cell office:value-type="float" office:value="0.0489991" calcext:value-type="float">
            <text:p>0,0489991</text:p>
          </table:table-cell>
          <table:table-cell office:value-type="float" office:value="0.0696536" calcext:value-type="float">
            <text:p>0,0696536</text:p>
          </table:table-cell>
          <table:table-cell office:value-type="float" office:value="0.0575285" calcext:value-type="float">
            <text:p>0,0575285</text:p>
          </table:table-cell>
          <table:table-cell office:value-type="float" office:value="0.0545166" calcext:value-type="float">
            <text:p>0,0545166</text:p>
          </table:table-cell>
          <table:table-cell office:value-type="float" office:value="0.0565005" calcext:value-type="float">
            <text:p>0,0565005</text:p>
          </table:table-cell>
          <table:table-cell office:value-type="float" office:value="0.0552292" calcext:value-type="float">
            <text:p>0,0552292</text:p>
          </table:table-cell>
          <table:table-cell office:value-type="float" office:value="0.0533457" calcext:value-type="float">
            <text:p>0,0533457</text:p>
          </table:table-cell>
          <table:table-cell office:value-type="float" office:value="0.0538844" calcext:value-type="float">
            <text:p>0,0538844</text:p>
          </table:table-cell>
          <table:table-cell office:value-type="float" office:value="0.0527746" calcext:value-type="float">
            <text:p>0,0527746</text:p>
          </table:table-cell>
          <table:table-cell office:value-type="float" office:value="0.0453068" calcext:value-type="float">
            <text:p>0,0453068</text:p>
          </table:table-cell>
          <table:table-cell office:value-type="float" office:value="0.0419225" calcext:value-type="float">
            <text:p>0,0419225</text:p>
          </table:table-cell>
          <table:table-cell office:value-type="float" office:value="0.0428377" calcext:value-type="float">
            <text:p>0,042837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rgentinos Juniors</text:p>
          </table:table-cell>
          <table:table-cell office:value-type="float" office:value="0.0690376" calcext:value-type="float">
            <text:p>0,0690376</text:p>
          </table:table-cell>
          <table:table-cell office:value-type="float" office:value="0.0605141" calcext:value-type="float">
            <text:p>0,0605141</text:p>
          </table:table-cell>
          <table:table-cell office:value-type="float" office:value="0.0662383" calcext:value-type="float">
            <text:p>0,0662383</text:p>
          </table:table-cell>
          <table:table-cell office:value-type="float" office:value="0.0597756" calcext:value-type="float">
            <text:p>0,0597756</text:p>
          </table:table-cell>
          <table:table-cell office:value-type="float" office:value="0.0485215" calcext:value-type="float">
            <text:p>0,0485215</text:p>
          </table:table-cell>
          <table:table-cell office:value-type="float" office:value="0.0413784" calcext:value-type="float">
            <text:p>0,0413784</text:p>
          </table:table-cell>
          <table:table-cell office:value-type="float" office:value="0.0371235" calcext:value-type="float">
            <text:p>0,0371235</text:p>
          </table:table-cell>
          <table:table-cell office:value-type="float" office:value="0.0346351" calcext:value-type="float">
            <text:p>0,0346351</text:p>
          </table:table-cell>
          <table:table-cell office:value-type="float" office:value="0.0355181" calcext:value-type="float">
            <text:p>0,0355181</text:p>
          </table:table-cell>
          <table:table-cell office:value-type="float" office:value="0.0353562" calcext:value-type="float">
            <text:p>0,0353562</text:p>
          </table:table-cell>
          <table:table-cell office:value-type="float" office:value="0.0347466" calcext:value-type="float">
            <text:p>0,0347466</text:p>
          </table:table-cell>
          <table:table-cell office:value-type="float" office:value="0.0278543" calcext:value-type="float">
            <text:p>0,0278543</text:p>
          </table:table-cell>
          <table:table-cell office:value-type="float" office:value="0.0321856" calcext:value-type="float">
            <text:p>0,0321856</text:p>
          </table:table-cell>
          <table:table-cell office:value-type="float" office:value="0.0313948" calcext:value-type="float">
            <text:p>0,0313948</text:p>
          </table:table-cell>
          <table:table-cell office:value-type="float" office:value="0.0321389" calcext:value-type="float">
            <text:p>0,0321389</text:p>
          </table:table-cell>
          <table:table-cell office:value-type="float" office:value="0.0325521" calcext:value-type="float">
            <text:p>0,0325521</text:p>
          </table:table-cell>
          <table:table-cell office:value-type="float" office:value="0.032475" calcext:value-type="float">
            <text:p>0,032475</text:p>
          </table:table-cell>
          <table:table-cell office:value-type="float" office:value="0.0309772" calcext:value-type="float">
            <text:p>0,0309772</text:p>
          </table:table-cell>
          <table:table-cell office:value-type="float" office:value="0.0302571" calcext:value-type="float">
            <text:p>0,030257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Vélez Sarsfield</text:p>
          </table:table-cell>
          <table:table-cell office:value-type="float" office:value="0.041841" calcext:value-type="float">
            <text:p>0,041841</text:p>
          </table:table-cell>
          <table:table-cell office:value-type="float" office:value="0.0449026" calcext:value-type="float">
            <text:p>0,0449026</text:p>
          </table:table-cell>
          <table:table-cell office:value-type="float" office:value="0.0748525" calcext:value-type="float">
            <text:p>0,0748525</text:p>
          </table:table-cell>
          <table:table-cell office:value-type="float" office:value="0.0614934" calcext:value-type="float">
            <text:p>0,0614934</text:p>
          </table:table-cell>
          <table:table-cell office:value-type="float" office:value="0.0590347" calcext:value-type="float">
            <text:p>0,0590347</text:p>
          </table:table-cell>
          <table:table-cell office:value-type="float" office:value="0.0513353" calcext:value-type="float">
            <text:p>0,0513353</text:p>
          </table:table-cell>
          <table:table-cell office:value-type="float" office:value="0.0759775" calcext:value-type="float">
            <text:p>0,0759775</text:p>
          </table:table-cell>
          <table:table-cell office:value-type="float" office:value="0.082149" calcext:value-type="float">
            <text:p>0,082149</text:p>
          </table:table-cell>
          <table:table-cell office:value-type="float" office:value="0.0613425" calcext:value-type="float">
            <text:p>0,0613425</text:p>
          </table:table-cell>
          <table:table-cell office:value-type="float" office:value="0.0825291" calcext:value-type="float">
            <text:p>0,0825291</text:p>
          </table:table-cell>
          <table:table-cell office:value-type="float" office:value="0.0812101" calcext:value-type="float">
            <text:p>0,0812101</text:p>
          </table:table-cell>
          <table:table-cell office:value-type="float" office:value="0.0782121" calcext:value-type="float">
            <text:p>0,0782121</text:p>
          </table:table-cell>
          <table:table-cell office:value-type="float" office:value="0.0738531" calcext:value-type="float">
            <text:p>0,0738531</text:p>
          </table:table-cell>
          <table:table-cell office:value-type="float" office:value="0.0725345" calcext:value-type="float">
            <text:p>0,0725345</text:p>
          </table:table-cell>
          <table:table-cell office:value-type="float" office:value="0.0728153" calcext:value-type="float">
            <text:p>0,0728153</text:p>
          </table:table-cell>
          <table:table-cell office:value-type="float" office:value="0.0821318" calcext:value-type="float">
            <text:p>0,0821318</text:p>
          </table:table-cell>
          <table:table-cell office:value-type="float" office:value="0.0796422" calcext:value-type="float">
            <text:p>0,0796422</text:p>
          </table:table-cell>
          <table:table-cell office:value-type="float" office:value="0.0812098" calcext:value-type="float">
            <text:p>0,0812098</text:p>
          </table:table-cell>
          <table:table-cell office:value-type="float" office:value="0.0804916" calcext:value-type="float">
            <text:p>0,0804916</text:p>
          </table:table-cell>
        </table:table-row>
        <table:table-row table:style-name="ro1" table:number-rows-repeated="14">
          <table:table-cell table:number-columns-repeated="29"/>
        </table:table-row>
        <table:table-row table:style-name="ro1">
          <table:table-cell table:number-columns-repeated="9"/>
          <table:table-cell office:value-type="string" calcext:value-type="string">
            <text:p>Equip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iver Plate</text:p>
          </table:table-cell>
          <table:table-cell office:value-type="float" office:value="0.0690376" calcext:value-type="float">
            <text:p>0,0690376</text:p>
          </table:table-cell>
          <table:table-cell office:value-type="float" office:value="0.064926" calcext:value-type="float">
            <text:p>0,064926</text:p>
          </table:table-cell>
          <table:table-cell office:value-type="float" office:value="0.0375829" calcext:value-type="float">
            <text:p>0,0375829</text:p>
          </table:table-cell>
          <table:table-cell office:value-type="float" office:value="0.0325412" calcext:value-type="float">
            <text:p>0,0325412</text:p>
          </table:table-cell>
          <table:table-cell office:value-type="float" office:value="0.0460989" calcext:value-type="float">
            <text:p>0,0460989</text:p>
          </table:table-cell>
          <table:table-cell office:value-type="float" office:value="0.0501785" calcext:value-type="float">
            <text:p>0,0501785</text:p>
          </table:table-cell>
          <table:table-cell office:value-type="float" office:value="0.0479057" calcext:value-type="float">
            <text:p>0,0479057</text:p>
          </table:table-cell>
          <table:table-cell office:value-type="float" office:value="0.0416396" calcext:value-type="float">
            <text:p>0,0416396</text:p>
          </table:table-cell>
          <table:table-cell office:value-type="float" office:value="0.0467026" calcext:value-type="float">
            <text:p>0,0467026</text:p>
          </table:table-cell>
          <table:table-cell office:value-type="float" office:value="0.0511421" calcext:value-type="float">
            <text:p>0,0511421</text:p>
          </table:table-cell>
          <table:table-cell office:value-type="float" office:value="0.0567331" calcext:value-type="float">
            <text:p>0,0567331</text:p>
          </table:table-cell>
          <table:table-cell office:value-type="float" office:value="0.0559897" calcext:value-type="float">
            <text:p>0,0559897</text:p>
          </table:table-cell>
          <table:table-cell office:value-type="float" office:value="0.0626996" calcext:value-type="float">
            <text:p>0,0626996</text:p>
          </table:table-cell>
          <table:table-cell office:value-type="float" office:value="0.0590417" calcext:value-type="float">
            <text:p>0,0590417</text:p>
          </table:table-cell>
          <table:table-cell office:value-type="float" office:value="0.0596098" calcext:value-type="float">
            <text:p>0,0596098</text:p>
          </table:table-cell>
          <table:table-cell office:value-type="float" office:value="0.0587967" calcext:value-type="float">
            <text:p>0,0587967</text:p>
          </table:table-cell>
          <table:table-cell office:value-type="float" office:value="0.060183" calcext:value-type="float">
            <text:p>0,060183</text:p>
          </table:table-cell>
          <table:table-cell office:value-type="float" office:value="0.0562761" calcext:value-type="float">
            <text:p>0,0562761</text:p>
          </table:table-cell>
          <table:table-cell office:value-type="float" office:value="0.0646037" calcext:value-type="float">
            <text:p>0,064603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Vélez Sarsfield</text:p>
          </table:table-cell>
          <table:table-cell office:value-type="float" office:value="0.041841" calcext:value-type="float">
            <text:p>0,041841</text:p>
          </table:table-cell>
          <table:table-cell office:value-type="float" office:value="0.0449026" calcext:value-type="float">
            <text:p>0,0449026</text:p>
          </table:table-cell>
          <table:table-cell office:value-type="float" office:value="0.0748525" calcext:value-type="float">
            <text:p>0,0748525</text:p>
          </table:table-cell>
          <table:table-cell office:value-type="float" office:value="0.0614934" calcext:value-type="float">
            <text:p>0,0614934</text:p>
          </table:table-cell>
          <table:table-cell office:value-type="float" office:value="0.0590347" calcext:value-type="float">
            <text:p>0,0590347</text:p>
          </table:table-cell>
          <table:table-cell office:value-type="float" office:value="0.0513353" calcext:value-type="float">
            <text:p>0,0513353</text:p>
          </table:table-cell>
          <table:table-cell office:value-type="float" office:value="0.0759775" calcext:value-type="float">
            <text:p>0,0759775</text:p>
          </table:table-cell>
          <table:table-cell office:value-type="float" office:value="0.082149" calcext:value-type="float">
            <text:p>0,082149</text:p>
          </table:table-cell>
          <table:table-cell office:value-type="float" office:value="0.0613425" calcext:value-type="float">
            <text:p>0,0613425</text:p>
          </table:table-cell>
          <table:table-cell office:value-type="float" office:value="0.0825291" calcext:value-type="float">
            <text:p>0,0825291</text:p>
          </table:table-cell>
          <table:table-cell office:value-type="float" office:value="0.0812101" calcext:value-type="float">
            <text:p>0,0812101</text:p>
          </table:table-cell>
          <table:table-cell office:value-type="float" office:value="0.0782121" calcext:value-type="float">
            <text:p>0,0782121</text:p>
          </table:table-cell>
          <table:table-cell office:value-type="float" office:value="0.0738531" calcext:value-type="float">
            <text:p>0,0738531</text:p>
          </table:table-cell>
          <table:table-cell office:value-type="float" office:value="0.0725345" calcext:value-type="float">
            <text:p>0,0725345</text:p>
          </table:table-cell>
          <table:table-cell office:value-type="float" office:value="0.0728153" calcext:value-type="float">
            <text:p>0,0728153</text:p>
          </table:table-cell>
          <table:table-cell office:value-type="float" office:value="0.0821318" calcext:value-type="float">
            <text:p>0,0821318</text:p>
          </table:table-cell>
          <table:table-cell office:value-type="float" office:value="0.0796422" calcext:value-type="float">
            <text:p>0,0796422</text:p>
          </table:table-cell>
          <table:table-cell office:value-type="float" office:value="0.0812098" calcext:value-type="float">
            <text:p>0,0812098</text:p>
          </table:table-cell>
          <table:table-cell office:value-type="float" office:value="0.0804916" calcext:value-type="float">
            <text:p>0,080491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studiantes</text:p>
          </table:table-cell>
          <table:table-cell office:value-type="float" office:value="0.0690376" calcext:value-type="float">
            <text:p>0,0690376</text:p>
          </table:table-cell>
          <table:table-cell office:value-type="float" office:value="0.0584778" calcext:value-type="float">
            <text:p>0,0584778</text:p>
          </table:table-cell>
          <table:table-cell office:value-type="float" office:value="0.0535184" calcext:value-type="float">
            <text:p>0,0535184</text:p>
          </table:table-cell>
          <table:table-cell office:value-type="float" office:value="0.0476383" calcext:value-type="float">
            <text:p>0,0476383</text:p>
          </table:table-cell>
          <table:table-cell office:value-type="float" office:value="0.0378648" calcext:value-type="float">
            <text:p>0,0378648</text:p>
          </table:table-cell>
          <table:table-cell office:value-type="float" office:value="0.0311018" calcext:value-type="float">
            <text:p>0,0311018</text:p>
          </table:table-cell>
          <table:table-cell office:value-type="float" office:value="0.0307507" calcext:value-type="float">
            <text:p>0,0307507</text:p>
          </table:table-cell>
          <table:table-cell office:value-type="float" office:value="0.043342" calcext:value-type="float">
            <text:p>0,043342</text:p>
          </table:table-cell>
          <table:table-cell office:value-type="float" office:value="0.0402542" calcext:value-type="float">
            <text:p>0,0402542</text:p>
          </table:table-cell>
          <table:table-cell office:value-type="float" office:value="0.035208" calcext:value-type="float">
            <text:p>0,035208</text:p>
          </table:table-cell>
          <table:table-cell office:value-type="float" office:value="0.0337639" calcext:value-type="float">
            <text:p>0,0337639</text:p>
          </table:table-cell>
          <table:table-cell office:value-type="float" office:value="0.0351436" calcext:value-type="float">
            <text:p>0,0351436</text:p>
          </table:table-cell>
          <table:table-cell office:value-type="float" office:value="0.0394497" calcext:value-type="float">
            <text:p>0,0394497</text:p>
          </table:table-cell>
          <table:table-cell office:value-type="float" office:value="0.0390729" calcext:value-type="float">
            <text:p>0,0390729</text:p>
          </table:table-cell>
          <table:table-cell office:value-type="float" office:value="0.037439" calcext:value-type="float">
            <text:p>0,037439</text:p>
          </table:table-cell>
          <table:table-cell office:value-type="float" office:value="0.0370154" calcext:value-type="float">
            <text:p>0,0370154</text:p>
          </table:table-cell>
          <table:table-cell office:value-type="float" office:value="0.0459802" calcext:value-type="float">
            <text:p>0,0459802</text:p>
          </table:table-cell>
          <table:table-cell office:value-type="float" office:value="0.0499141" calcext:value-type="float">
            <text:p>0,0499141</text:p>
          </table:table-cell>
          <table:table-cell office:value-type="float" office:value="0.0467756" calcext:value-type="float">
            <text:p>0,046775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Gimnasia y Esgrima (LP)</text:p>
          </table:table-cell>
          <table:table-cell office:value-type="float" office:value="0.041841" calcext:value-type="float">
            <text:p>0,041841</text:p>
          </table:table-cell>
          <table:table-cell office:value-type="float" office:value="0.0516902" calcext:value-type="float">
            <text:p>0,0516902</text:p>
          </table:table-cell>
          <table:table-cell office:value-type="float" office:value="0.0456808" calcext:value-type="float">
            <text:p>0,0456808</text:p>
          </table:table-cell>
          <table:table-cell office:value-type="float" office:value="0.0597988" calcext:value-type="float">
            <text:p>0,0597988</text:p>
          </table:table-cell>
          <table:table-cell office:value-type="float" office:value="0.0729238" calcext:value-type="float">
            <text:p>0,0729238</text:p>
          </table:table-cell>
          <table:table-cell office:value-type="float" office:value="0.0876931" calcext:value-type="float">
            <text:p>0,0876931</text:p>
          </table:table-cell>
          <table:table-cell office:value-type="float" office:value="0.0794924" calcext:value-type="float">
            <text:p>0,0794924</text:p>
          </table:table-cell>
          <table:table-cell office:value-type="float" office:value="0.0752989" calcext:value-type="float">
            <text:p>0,0752989</text:p>
          </table:table-cell>
          <table:table-cell office:value-type="float" office:value="0.0766088" calcext:value-type="float">
            <text:p>0,0766088</text:p>
          </table:table-cell>
          <table:table-cell office:value-type="float" office:value="0.0771374" calcext:value-type="float">
            <text:p>0,0771374</text:p>
          </table:table-cell>
          <table:table-cell office:value-type="float" office:value="0.0830624" calcext:value-type="float">
            <text:p>0,0830624</text:p>
          </table:table-cell>
          <table:table-cell office:value-type="float" office:value="0.074958" calcext:value-type="float">
            <text:p>0,074958</text:p>
          </table:table-cell>
          <table:table-cell office:value-type="float" office:value="0.0721463" calcext:value-type="float">
            <text:p>0,0721463</text:p>
          </table:table-cell>
          <table:table-cell office:value-type="float" office:value="0.0725903" calcext:value-type="float">
            <text:p>0,0725903</text:p>
          </table:table-cell>
          <table:table-cell office:value-type="float" office:value="0.0724079" calcext:value-type="float">
            <text:p>0,0724079</text:p>
          </table:table-cell>
          <table:table-cell office:value-type="float" office:value="0.0748098" calcext:value-type="float">
            <text:p>0,0748098</text:p>
          </table:table-cell>
          <table:table-cell office:value-type="float" office:value="0.0718028" calcext:value-type="float">
            <text:p>0,0718028</text:p>
          </table:table-cell>
          <table:table-cell office:value-type="float" office:value="0.0682975" calcext:value-type="float">
            <text:p>0,0682975</text:p>
          </table:table-cell>
          <table:table-cell office:value-type="float" office:value="0.0673236" calcext:value-type="float">
            <text:p>0,06732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8T13:53:50.126878489</meta:creation-date>
    <dc:date>2015-11-28T20:16:06.807663177</dc:date>
    <meta:editing-duration>PT1H17M11S</meta:editing-duration>
    <meta:editing-cycles>1</meta:editing-cycles>
    <meta:document-statistic meta:table-count="1" meta:cell-count="1239" meta:object-count="4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602cm" svg:height="16.789cm" xlink:href=".." xlink:type="simple" chart:class="chart:line" chart:style-name="ch1">
        <chart:title svg:x="11.757cm" svg:y="0.471cm" chart:style-name="ch2">
          <text:p>Comparación de Metodos de Rankings Deportivos</text:p>
        </chart:title>
        <chart:legend chart:legend-position="end" svg:x="30.73cm" svg:y="7.597cm" style:legend-expansion="high" chart:style-name="ch3"/>
        <chart:plot-area chart:style-name="ch4" table:cell-range-address="Hoja1.I8:Hoja1.L28" chart:data-source-has-labels="both" svg:x="1.683cm" svg:y="1.611cm" svg:width="28.375cm" svg:height="14.843cm">
          <chartooo:coordinate-region svg:x="2.304cm" svg:y="1.81cm" svg:width="27.556cm" svg:height="10.531cm"/>
          <chart:axis chart:dimension="x" chart:name="primary-x" chart:style-name="ch5" chartooo:axis-type="auto">
            <chartooo:date-scale/>
            <chart:categories table:cell-range-address="Hoja1.I9:Hoja1.I28"/>
          </chart:axis>
          <chart:axis chart:dimension="y" chart:name="primary-y" chart:style-name="ch6">
            <chart:title svg:x="0.451cm" svg:y="9.883cm" chart:style-name="ch7">
              <text:p>Posiciones</text:p>
            </chart:title>
            <chart:grid chart:style-name="ch8" chart:class="major"/>
          </chart:axis>
          <chart:series chart:style-name="ch9" chart:values-cell-range-address="Hoja1.J9:Hoja1.J28" chart:label-cell-address="Hoja1.J8:Hoja1.J8" chart:class="chart:line">
            <chart:data-point chart:repeated="20"/>
          </chart:series>
          <chart:series chart:style-name="ch10" chart:values-cell-range-address="Hoja1.K9:Hoja1.K28" chart:label-cell-address="Hoja1.K8:Hoja1.K8" chart:class="chart:line">
            <chart:data-point chart:repeated="20"/>
          </chart:series>
          <chart:series chart:style-name="ch11" chart:values-cell-range-address="Hoja1.L9:Hoja1.L28" chart:label-cell-address="Hoja1.L8:Hoja1.L8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ción Real</text:p>
                <draw:g>
                  <svg:desc>Hoja1.J8:Hoja1.J8</svg:desc>
                </draw:g>
              </table:table-cell>
              <table:table-cell office:value-type="string">
                <text:p>GeM</text:p>
                <draw:g>
                  <svg:desc>Hoja1.K8:Hoja1.K8</svg:desc>
                </draw:g>
              </table:table-cell>
              <table:table-cell office:value-type="string">
                <text:p>Alternativo</text:p>
                <draw:g>
                  <svg:desc>Hoja1.L8:Hoja1.L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iver Plate</text:p>
                <draw:g>
                  <svg:desc>Hoja1.I9:Hoja1.I28</svg:desc>
                </draw:g>
              </table:table-cell>
              <table:table-cell office:value-type="float" office:value="1">
                <text:p>1</text:p>
                <draw:g>
                  <svg:desc>Hoja1.J9:Hoja1.J28</svg:desc>
                </draw:g>
              </table:table-cell>
              <table:table-cell office:value-type="float" office:value="3">
                <text:p>3</text:p>
                <draw:g>
                  <svg:desc>Hoja1.K9:Hoja1.K28</svg:desc>
                </draw:g>
              </table:table-cell>
              <table:table-cell office:value-type="float" office:value="1">
                <text:p>1</text:p>
                <draw:g>
                  <svg:desc>Hoja1.L9:Hoja1.L28</svg:desc>
                </draw:g>
              </table:table-cell>
            </table:table-row>
            <table:table-row>
              <table:table-cell office:value-type="string">
                <text:p>Boca Juniors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studiantes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Godoy Cruz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imnasia y Esgrima (LP)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Vélez Sarsfield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lón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sario Central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Lanús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limpo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an Lorenzo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well's Old Boys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igre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Quilmes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Belgrano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tlético de Rafaela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Arsenal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acing Club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Argentinos Juniors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ll Boys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902cm" svg:height="15.654cm" xlink:href=".." xlink:type="simple" chart:class="chart:line" chart:style-name="ch1">
        <chart:legend chart:legend-position="end" svg:x="23.648cm" svg:y="5.287cm" style:legend-expansion="high" chart:style-name="ch2"/>
        <chart:plot-area chart:style-name="ch3" table:cell-range-address="Hoja1.J72:Hoja1.AC82" chart:data-source-has-labels="both" svg:x="0.558cm" svg:y="0.313cm" svg:width="22.532cm" svg:height="15.028cm">
          <chartooo:coordinate-region svg:x="1.47cm" svg:y="0.512cm" svg:width="21.433cm" svg:height="14.182cm"/>
          <chart:axis chart:dimension="x" chart:name="primary-x" chart:style-name="ch4" chartooo:axis-type="auto">
            <chartooo:date-scale/>
            <chart:categories table:cell-range-address="Hoja1.K72:Hoja1.AC7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K73:Hoja1.AC73" chart:label-cell-address="Hoja1.J73:Hoja1.J73" chart:class="chart:line">
            <chart:data-point chart:repeated="19"/>
          </chart:series>
          <chart:series chart:style-name="ch7" chart:values-cell-range-address="Hoja1.K74:Hoja1.AC74" chart:label-cell-address="Hoja1.J74:Hoja1.J74" chart:class="chart:line">
            <chart:data-point chart:repeated="19"/>
          </chart:series>
          <chart:series chart:style-name="ch8" chart:values-cell-range-address="Hoja1.K75:Hoja1.AC75" chart:label-cell-address="Hoja1.J75:Hoja1.J75" chart:class="chart:line">
            <chart:data-point chart:repeated="19"/>
          </chart:series>
          <chart:series chart:style-name="ch9" chart:values-cell-range-address="Hoja1.K76:Hoja1.AC76" chart:label-cell-address="Hoja1.J76:Hoja1.J76" chart:class="chart:line">
            <chart:data-point chart:repeated="19"/>
          </chart:series>
          <chart:series chart:style-name="ch10" chart:values-cell-range-address="Hoja1.K77:Hoja1.AC77" chart:label-cell-address="Hoja1.J77:Hoja1.J77" chart:class="chart:line">
            <chart:data-point chart:repeated="19"/>
          </chart:series>
          <chart:series chart:style-name="ch11" chart:values-cell-range-address="Hoja1.K78:Hoja1.AC78" chart:label-cell-address="Hoja1.J78:Hoja1.J78" chart:class="chart:line">
            <chart:data-point chart:repeated="19"/>
          </chart:series>
          <chart:series chart:style-name="ch12" chart:values-cell-range-address="Hoja1.K79:Hoja1.AC79" chart:label-cell-address="Hoja1.J79:Hoja1.J79" chart:class="chart:line">
            <chart:data-point chart:repeated="19"/>
          </chart:series>
          <chart:series chart:style-name="ch13" chart:values-cell-range-address="Hoja1.K80:Hoja1.AC80" chart:label-cell-address="Hoja1.J80:Hoja1.J80" chart:class="chart:line">
            <chart:data-point chart:repeated="19"/>
          </chart:series>
          <chart:series chart:style-name="ch14" chart:values-cell-range-address="Hoja1.K81:Hoja1.AC81" chart:label-cell-address="Hoja1.J81:Hoja1.J81" chart:class="chart:line">
            <chart:data-point chart:repeated="19"/>
          </chart:series>
          <chart:series chart:style-name="ch15" chart:values-cell-range-address="Hoja1.K82:Hoja1.AC82" chart:label-cell-address="Hoja1.J82:Hoja1.J82" chart:class="chart:line">
            <chart:data-point chart:repeated="1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Hoja1.K72:Hoja1.AC7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San Lorenzo</text:p>
                <draw:g>
                  <svg:desc>Hoja1.J73:Hoja1.J73</svg:desc>
                </draw:g>
              </table:table-cell>
              <table:table-cell office:value-type="float" office:value="0.041841">
                <text:p>0.041841</text:p>
                <draw:g>
                  <svg:desc>Hoja1.K73:Hoja1.AC73</svg:desc>
                </draw:g>
              </table:table-cell>
              <table:table-cell office:value-type="float" office:value="0.0815465">
                <text:p>0.0815465</text:p>
              </table:table-cell>
              <table:table-cell office:value-type="float" office:value="0.0757879">
                <text:p>0.0757879</text:p>
              </table:table-cell>
              <table:table-cell office:value-type="float" office:value="0.0561663">
                <text:p>0.0561663</text:p>
              </table:table-cell>
              <table:table-cell office:value-type="float" office:value="0.0537308">
                <text:p>0.0537308</text:p>
              </table:table-cell>
              <table:table-cell office:value-type="float" office:value="0.057619">
                <text:p>0.057619</text:p>
              </table:table-cell>
              <table:table-cell office:value-type="float" office:value="0.0440669">
                <text:p>0.0440669</text:p>
              </table:table-cell>
              <table:table-cell office:value-type="float" office:value="0.0399047">
                <text:p>0.0399047</text:p>
              </table:table-cell>
              <table:table-cell office:value-type="float" office:value="0.0420986">
                <text:p>0.0420986</text:p>
              </table:table-cell>
              <table:table-cell office:value-type="float" office:value="0.0386259">
                <text:p>0.0386259</text:p>
              </table:table-cell>
              <table:table-cell office:value-type="float" office:value="0.044348">
                <text:p>0.044348</text:p>
              </table:table-cell>
              <table:table-cell office:value-type="float" office:value="0.0437021">
                <text:p>0.0437021</text:p>
              </table:table-cell>
              <table:table-cell office:value-type="float" office:value="0.0423739">
                <text:p>0.0423739</text:p>
              </table:table-cell>
              <table:table-cell office:value-type="float" office:value="0.0401944">
                <text:p>0.0401944</text:p>
              </table:table-cell>
              <table:table-cell office:value-type="float" office:value="0.0397146">
                <text:p>0.0397146</text:p>
              </table:table-cell>
              <table:table-cell office:value-type="float" office:value="0.0360187">
                <text:p>0.0360187</text:p>
              </table:table-cell>
              <table:table-cell office:value-type="float" office:value="0.0391888">
                <text:p>0.0391888</text:p>
              </table:table-cell>
              <table:table-cell office:value-type="float" office:value="0.0387113">
                <text:p>0.0387113</text:p>
              </table:table-cell>
              <table:table-cell office:value-type="float" office:value="0.0369603">
                <text:p>0.0369603</text:p>
              </table:table-cell>
            </table:table-row>
            <table:table-row>
              <table:table-cell office:value-type="string">
                <text:p>Newell's Old Boys</text:p>
                <draw:g>
                  <svg:desc>Hoja1.J74:Hoja1.J74</svg:desc>
                </draw:g>
              </table:table-cell>
              <table:table-cell office:value-type="float" office:value="0.041841">
                <text:p>0.041841</text:p>
                <draw:g>
                  <svg:desc>Hoja1.K74:Hoja1.AC74</svg:desc>
                </draw:g>
              </table:table-cell>
              <table:table-cell office:value-type="float" office:value="0.0313274">
                <text:p>0.0313274</text:p>
              </table:table-cell>
              <table:table-cell office:value-type="float" office:value="0.0276854">
                <text:p>0.0276854</text:p>
              </table:table-cell>
              <table:table-cell office:value-type="float" office:value="0.0618656">
                <text:p>0.0618656</text:p>
              </table:table-cell>
              <table:table-cell office:value-type="float" office:value="0.0413583">
                <text:p>0.0413583</text:p>
              </table:table-cell>
              <table:table-cell office:value-type="float" office:value="0.0639199">
                <text:p>0.0639199</text:p>
              </table:table-cell>
              <table:table-cell office:value-type="float" office:value="0.0764799">
                <text:p>0.0764799</text:p>
              </table:table-cell>
              <table:table-cell office:value-type="float" office:value="0.0749924">
                <text:p>0.0749924</text:p>
              </table:table-cell>
              <table:table-cell office:value-type="float" office:value="0.0587946">
                <text:p>0.0587946</text:p>
              </table:table-cell>
              <table:table-cell office:value-type="float" office:value="0.0664195">
                <text:p>0.0664195</text:p>
              </table:table-cell>
              <table:table-cell office:value-type="float" office:value="0.0644127">
                <text:p>0.0644127</text:p>
              </table:table-cell>
              <table:table-cell office:value-type="float" office:value="0.0596637">
                <text:p>0.0596637</text:p>
              </table:table-cell>
              <table:table-cell office:value-type="float" office:value="0.0548348">
                <text:p>0.0548348</text:p>
              </table:table-cell>
              <table:table-cell office:value-type="float" office:value="0.0489089">
                <text:p>0.0489089</text:p>
              </table:table-cell>
              <table:table-cell office:value-type="float" office:value="0.0445384">
                <text:p>0.0445384</text:p>
              </table:table-cell>
              <table:table-cell office:value-type="float" office:value="0.0502453">
                <text:p>0.0502453</text:p>
              </table:table-cell>
              <table:table-cell office:value-type="float" office:value="0.048702">
                <text:p>0.048702</text:p>
              </table:table-cell>
              <table:table-cell office:value-type="float" office:value="0.0497673">
                <text:p>0.0497673</text:p>
              </table:table-cell>
              <table:table-cell office:value-type="float" office:value="0.050365">
                <text:p>0.050365</text:p>
              </table:table-cell>
            </table:table-row>
            <table:table-row>
              <table:table-cell office:value-type="string">
                <text:p>Tigre</text:p>
                <draw:g>
                  <svg:desc>Hoja1.J75:Hoja1.J75</svg:desc>
                </draw:g>
              </table:table-cell>
              <table:table-cell office:value-type="float" office:value="0.041841">
                <text:p>0.041841</text:p>
                <draw:g>
                  <svg:desc>Hoja1.K75:Hoja1.AC75</svg:desc>
                </draw:g>
              </table:table-cell>
              <table:table-cell office:value-type="float" office:value="0.0313274">
                <text:p>0.0313274</text:p>
              </table:table-cell>
              <table:table-cell office:value-type="float" office:value="0.0470843">
                <text:p>0.0470843</text:p>
              </table:table-cell>
              <table:table-cell office:value-type="float" office:value="0.0281419">
                <text:p>0.0281419</text:p>
              </table:table-cell>
              <table:table-cell office:value-type="float" office:value="0.0286651">
                <text:p>0.0286651</text:p>
              </table:table-cell>
              <table:table-cell office:value-type="float" office:value="0.0268006">
                <text:p>0.0268006</text:p>
              </table:table-cell>
              <table:table-cell office:value-type="float" office:value="0.0234626">
                <text:p>0.0234626</text:p>
              </table:table-cell>
              <table:table-cell office:value-type="float" office:value="0.0294435">
                <text:p>0.0294435</text:p>
              </table:table-cell>
              <table:table-cell office:value-type="float" office:value="0.0344778">
                <text:p>0.0344778</text:p>
              </table:table-cell>
              <table:table-cell office:value-type="float" office:value="0.0315224">
                <text:p>0.0315224</text:p>
              </table:table-cell>
              <table:table-cell office:value-type="float" office:value="0.0307885">
                <text:p>0.0307885</text:p>
              </table:table-cell>
              <table:table-cell office:value-type="float" office:value="0.0335592">
                <text:p>0.0335592</text:p>
              </table:table-cell>
              <table:table-cell office:value-type="float" office:value="0.0369472">
                <text:p>0.0369472</text:p>
              </table:table-cell>
              <table:table-cell office:value-type="float" office:value="0.0350779">
                <text:p>0.0350779</text:p>
              </table:table-cell>
              <table:table-cell office:value-type="float" office:value="0.0350563">
                <text:p>0.0350563</text:p>
              </table:table-cell>
              <table:table-cell office:value-type="float" office:value="0.0330173">
                <text:p>0.0330173</text:p>
              </table:table-cell>
              <table:table-cell office:value-type="float" office:value="0.0337128">
                <text:p>0.0337128</text:p>
              </table:table-cell>
              <table:table-cell office:value-type="float" office:value="0.0326943">
                <text:p>0.0326943</text:p>
              </table:table-cell>
              <table:table-cell office:value-type="float" office:value="0.0422057">
                <text:p>0.0422057</text:p>
              </table:table-cell>
            </table:table-row>
            <table:table-row>
              <table:table-cell office:value-type="string">
                <text:p>Quilmes</text:p>
                <draw:g>
                  <svg:desc>Hoja1.J76:Hoja1.J76</svg:desc>
                </draw:g>
              </table:table-cell>
              <table:table-cell office:value-type="float" office:value="0.041841">
                <text:p>0.041841</text:p>
                <draw:g>
                  <svg:desc>Hoja1.K76:Hoja1.AC76</svg:desc>
                </draw:g>
              </table:table-cell>
              <table:table-cell office:value-type="float" office:value="0.0313274">
                <text:p>0.0313274</text:p>
              </table:table-cell>
              <table:table-cell office:value-type="float" office:value="0.0276854">
                <text:p>0.0276854</text:p>
              </table:table-cell>
              <table:table-cell office:value-type="float" office:value="0.0195851">
                <text:p>0.0195851</text:p>
              </table:table-cell>
              <table:table-cell office:value-type="float" office:value="0.0372893">
                <text:p>0.0372893</text:p>
              </table:table-cell>
              <table:table-cell office:value-type="float" office:value="0.0450735">
                <text:p>0.0450735</text:p>
              </table:table-cell>
              <table:table-cell office:value-type="float" office:value="0.0400198">
                <text:p>0.0400198</text:p>
              </table:table-cell>
              <table:table-cell office:value-type="float" office:value="0.0431533">
                <text:p>0.0431533</text:p>
              </table:table-cell>
              <table:table-cell office:value-type="float" office:value="0.0349207">
                <text:p>0.0349207</text:p>
              </table:table-cell>
              <table:table-cell office:value-type="float" office:value="0.0351105">
                <text:p>0.0351105</text:p>
              </table:table-cell>
              <table:table-cell office:value-type="float" office:value="0.032239">
                <text:p>0.032239</text:p>
              </table:table-cell>
              <table:table-cell office:value-type="float" office:value="0.032828">
                <text:p>0.032828</text:p>
              </table:table-cell>
              <table:table-cell office:value-type="float" office:value="0.0324425">
                <text:p>0.0324425</text:p>
              </table:table-cell>
              <table:table-cell office:value-type="float" office:value="0.0405639">
                <text:p>0.0405639</text:p>
              </table:table-cell>
              <table:table-cell office:value-type="float" office:value="0.0391076">
                <text:p>0.0391076</text:p>
              </table:table-cell>
              <table:table-cell office:value-type="float" office:value="0.0418404">
                <text:p>0.0418404</text:p>
              </table:table-cell>
              <table:table-cell office:value-type="float" office:value="0.0419569">
                <text:p>0.0419569</text:p>
              </table:table-cell>
              <table:table-cell office:value-type="float" office:value="0.0504678">
                <text:p>0.0504678</text:p>
              </table:table-cell>
              <table:table-cell office:value-type="float" office:value="0.0499206">
                <text:p>0.0499206</text:p>
              </table:table-cell>
            </table:table-row>
            <table:table-row>
              <table:table-cell office:value-type="string">
                <text:p>Belgrano</text:p>
                <draw:g>
                  <svg:desc>Hoja1.J77:Hoja1.J77</svg:desc>
                </draw:g>
              </table:table-cell>
              <table:table-cell office:value-type="float" office:value="0.041841">
                <text:p>0.041841</text:p>
                <draw:g>
                  <svg:desc>Hoja1.K77:Hoja1.AC77</svg:desc>
                </draw:g>
              </table:table-cell>
              <table:table-cell office:value-type="float" office:value="0.0516902">
                <text:p>0.0516902</text:p>
              </table:table-cell>
              <table:table-cell office:value-type="float" office:value="0.0366831">
                <text:p>0.0366831</text:p>
              </table:table-cell>
              <table:table-cell office:value-type="float" office:value="0.0360139">
                <text:p>0.0360139</text:p>
              </table:table-cell>
              <table:table-cell office:value-type="float" office:value="0.035599">
                <text:p>0.035599</text:p>
              </table:table-cell>
              <table:table-cell office:value-type="float" office:value="0.0367467">
                <text:p>0.0367467</text:p>
              </table:table-cell>
              <table:table-cell office:value-type="float" office:value="0.0375443">
                <text:p>0.0375443</text:p>
              </table:table-cell>
              <table:table-cell office:value-type="float" office:value="0.0416929">
                <text:p>0.0416929</text:p>
              </table:table-cell>
              <table:table-cell office:value-type="float" office:value="0.0383856">
                <text:p>0.0383856</text:p>
              </table:table-cell>
              <table:table-cell office:value-type="float" office:value="0.0345517">
                <text:p>0.0345517</text:p>
              </table:table-cell>
              <table:table-cell office:value-type="float" office:value="0.0315646">
                <text:p>0.0315646</text:p>
              </table:table-cell>
              <table:table-cell office:value-type="float" office:value="0.0407709">
                <text:p>0.0407709</text:p>
              </table:table-cell>
              <table:table-cell office:value-type="float" office:value="0.0395147">
                <text:p>0.0395147</text:p>
              </table:table-cell>
              <table:table-cell office:value-type="float" office:value="0.038341">
                <text:p>0.038341</text:p>
              </table:table-cell>
              <table:table-cell office:value-type="float" office:value="0.0378273">
                <text:p>0.0378273</text:p>
              </table:table-cell>
              <table:table-cell office:value-type="float" office:value="0.0365752">
                <text:p>0.0365752</text:p>
              </table:table-cell>
              <table:table-cell office:value-type="float" office:value="0.0370095">
                <text:p>0.0370095</text:p>
              </table:table-cell>
              <table:table-cell office:value-type="float" office:value="0.0366761">
                <text:p>0.0366761</text:p>
              </table:table-cell>
              <table:table-cell office:value-type="float" office:value="0.0372394">
                <text:p>0.0372394</text:p>
              </table:table-cell>
            </table:table-row>
            <table:table-row>
              <table:table-cell office:value-type="string">
                <text:p>Atlético de Rafaela</text:p>
                <draw:g>
                  <svg:desc>Hoja1.J78:Hoja1.J78</svg:desc>
                </draw:g>
              </table:table-cell>
              <table:table-cell office:value-type="float" office:value="0.041841">
                <text:p>0.041841</text:p>
                <draw:g>
                  <svg:desc>Hoja1.K78:Hoja1.AC78</svg:desc>
                </draw:g>
              </table:table-cell>
              <table:table-cell office:value-type="float" office:value="0.0516902">
                <text:p>0.0516902</text:p>
              </table:table-cell>
              <table:table-cell office:value-type="float" office:value="0.0501797">
                <text:p>0.0501797</text:p>
              </table:table-cell>
              <table:table-cell office:value-type="float" office:value="0.0650474">
                <text:p>0.0650474</text:p>
              </table:table-cell>
              <table:table-cell office:value-type="float" office:value="0.0465664">
                <text:p>0.0465664</text:p>
              </table:table-cell>
              <table:table-cell office:value-type="float" office:value="0.0414349">
                <text:p>0.0414349</text:p>
              </table:table-cell>
              <table:table-cell office:value-type="float" office:value="0.0450056">
                <text:p>0.0450056</text:p>
              </table:table-cell>
              <table:table-cell office:value-type="float" office:value="0.063167">
                <text:p>0.063167</text:p>
              </table:table-cell>
              <table:table-cell office:value-type="float" office:value="0.0547646">
                <text:p>0.0547646</text:p>
              </table:table-cell>
              <table:table-cell office:value-type="float" office:value="0.0566611">
                <text:p>0.0566611</text:p>
              </table:table-cell>
              <table:table-cell office:value-type="float" office:value="0.0526143">
                <text:p>0.0526143</text:p>
              </table:table-cell>
              <table:table-cell office:value-type="float" office:value="0.0522456">
                <text:p>0.0522456</text:p>
              </table:table-cell>
              <table:table-cell office:value-type="float" office:value="0.0518704">
                <text:p>0.0518704</text:p>
              </table:table-cell>
              <table:table-cell office:value-type="float" office:value="0.0486783">
                <text:p>0.0486783</text:p>
              </table:table-cell>
              <table:table-cell office:value-type="float" office:value="0.045923">
                <text:p>0.045923</text:p>
              </table:table-cell>
              <table:table-cell office:value-type="float" office:value="0.0455465">
                <text:p>0.0455465</text:p>
              </table:table-cell>
              <table:table-cell office:value-type="float" office:value="0.045451">
                <text:p>0.045451</text:p>
              </table:table-cell>
              <table:table-cell office:value-type="float" office:value="0.0438047">
                <text:p>0.0438047</text:p>
              </table:table-cell>
              <table:table-cell office:value-type="float" office:value="0.0444372">
                <text:p>0.0444372</text:p>
              </table:table-cell>
            </table:table-row>
            <table:table-row>
              <table:table-cell office:value-type="string">
                <text:p>Arsenal</text:p>
                <draw:g>
                  <svg:desc>Hoja1.J79:Hoja1.J79</svg:desc>
                </draw:g>
              </table:table-cell>
              <table:table-cell office:value-type="float" office:value="0.041841">
                <text:p>0.041841</text:p>
                <draw:g>
                  <svg:desc>Hoja1.K79:Hoja1.AC79</svg:desc>
                </draw:g>
              </table:table-cell>
              <table:table-cell office:value-type="float" office:value="0.0313274">
                <text:p>0.0313274</text:p>
              </table:table-cell>
              <table:table-cell office:value-type="float" office:value="0.0777024">
                <text:p>0.0777024</text:p>
              </table:table-cell>
              <table:table-cell office:value-type="float" office:value="0.0610056">
                <text:p>0.0610056</text:p>
              </table:table-cell>
              <table:table-cell office:value-type="float" office:value="0.062202">
                <text:p>0.062202</text:p>
              </table:table-cell>
              <table:table-cell office:value-type="float" office:value="0.048239">
                <text:p>0.048239</text:p>
              </table:table-cell>
              <table:table-cell office:value-type="float" office:value="0.0447324">
                <text:p>0.0447324</text:p>
              </table:table-cell>
              <table:table-cell office:value-type="float" office:value="0.040093">
                <text:p>0.040093</text:p>
              </table:table-cell>
              <table:table-cell office:value-type="float" office:value="0.0430303">
                <text:p>0.0430303</text:p>
              </table:table-cell>
              <table:table-cell office:value-type="float" office:value="0.050993">
                <text:p>0.050993</text:p>
              </table:table-cell>
              <table:table-cell office:value-type="float" office:value="0.0476601">
                <text:p>0.0476601</text:p>
              </table:table-cell>
              <table:table-cell office:value-type="float" office:value="0.0422266">
                <text:p>0.0422266</text:p>
              </table:table-cell>
              <table:table-cell office:value-type="float" office:value="0.0409402">
                <text:p>0.0409402</text:p>
              </table:table-cell>
              <table:table-cell office:value-type="float" office:value="0.0407146">
                <text:p>0.0407146</text:p>
              </table:table-cell>
              <table:table-cell office:value-type="float" office:value="0.0468117">
                <text:p>0.0468117</text:p>
              </table:table-cell>
              <table:table-cell office:value-type="float" office:value="0.0450992">
                <text:p>0.0450992</text:p>
              </table:table-cell>
              <table:table-cell office:value-type="float" office:value="0.0449854">
                <text:p>0.0449854</text:p>
              </table:table-cell>
              <table:table-cell office:value-type="float" office:value="0.0432979">
                <text:p>0.0432979</text:p>
              </table:table-cell>
              <table:table-cell office:value-type="float" office:value="0.0417978">
                <text:p>0.0417978</text:p>
              </table:table-cell>
            </table:table-row>
            <table:table-row>
              <table:table-cell office:value-type="string">
                <text:p>Racing Club</text:p>
                <draw:g>
                  <svg:desc>Hoja1.J80:Hoja1.J80</svg:desc>
                </draw:g>
              </table:table-cell>
              <table:table-cell office:value-type="float" office:value="0.0690376">
                <text:p>0.0690376</text:p>
                <draw:g>
                  <svg:desc>Hoja1.K80:Hoja1.AC80</svg:desc>
                </draw:g>
              </table:table-cell>
              <table:table-cell office:value-type="float" office:value="0.077258">
                <text:p>0.077258</text:p>
              </table:table-cell>
              <table:table-cell office:value-type="float" office:value="0.0596883">
                <text:p>0.0596883</text:p>
              </table:table-cell>
              <table:table-cell office:value-type="float" office:value="0.0526578">
                <text:p>0.0526578</text:p>
              </table:table-cell>
              <table:table-cell office:value-type="float" office:value="0.0615886">
                <text:p>0.0615886</text:p>
              </table:table-cell>
              <table:table-cell office:value-type="float" office:value="0.062358">
                <text:p>0.062358</text:p>
              </table:table-cell>
              <table:table-cell office:value-type="float" office:value="0.05504">
                <text:p>0.05504</text:p>
              </table:table-cell>
              <table:table-cell office:value-type="float" office:value="0.0489991">
                <text:p>0.0489991</text:p>
              </table:table-cell>
              <table:table-cell office:value-type="float" office:value="0.0696536">
                <text:p>0.0696536</text:p>
              </table:table-cell>
              <table:table-cell office:value-type="float" office:value="0.0575285">
                <text:p>0.0575285</text:p>
              </table:table-cell>
              <table:table-cell office:value-type="float" office:value="0.0545166">
                <text:p>0.0545166</text:p>
              </table:table-cell>
              <table:table-cell office:value-type="float" office:value="0.0565005">
                <text:p>0.0565005</text:p>
              </table:table-cell>
              <table:table-cell office:value-type="float" office:value="0.0552292">
                <text:p>0.0552292</text:p>
              </table:table-cell>
              <table:table-cell office:value-type="float" office:value="0.0533457">
                <text:p>0.0533457</text:p>
              </table:table-cell>
              <table:table-cell office:value-type="float" office:value="0.0538844">
                <text:p>0.0538844</text:p>
              </table:table-cell>
              <table:table-cell office:value-type="float" office:value="0.0527746">
                <text:p>0.0527746</text:p>
              </table:table-cell>
              <table:table-cell office:value-type="float" office:value="0.0453068">
                <text:p>0.0453068</text:p>
              </table:table-cell>
              <table:table-cell office:value-type="float" office:value="0.0419225">
                <text:p>0.0419225</text:p>
              </table:table-cell>
              <table:table-cell office:value-type="float" office:value="0.0428377">
                <text:p>0.0428377</text:p>
              </table:table-cell>
            </table:table-row>
            <table:table-row>
              <table:table-cell office:value-type="string">
                <text:p>Argentinos Juniors</text:p>
                <draw:g>
                  <svg:desc>Hoja1.J81:Hoja1.J81</svg:desc>
                </draw:g>
              </table:table-cell>
              <table:table-cell office:value-type="float" office:value="0.0690376">
                <text:p>0.0690376</text:p>
                <draw:g>
                  <svg:desc>Hoja1.K81:Hoja1.AC81</svg:desc>
                </draw:g>
              </table:table-cell>
              <table:table-cell office:value-type="float" office:value="0.0605141">
                <text:p>0.0605141</text:p>
              </table:table-cell>
              <table:table-cell office:value-type="float" office:value="0.0662383">
                <text:p>0.0662383</text:p>
              </table:table-cell>
              <table:table-cell office:value-type="float" office:value="0.0597756">
                <text:p>0.0597756</text:p>
              </table:table-cell>
              <table:table-cell office:value-type="float" office:value="0.0485215">
                <text:p>0.0485215</text:p>
              </table:table-cell>
              <table:table-cell office:value-type="float" office:value="0.0413784">
                <text:p>0.0413784</text:p>
              </table:table-cell>
              <table:table-cell office:value-type="float" office:value="0.0371235">
                <text:p>0.0371235</text:p>
              </table:table-cell>
              <table:table-cell office:value-type="float" office:value="0.0346351">
                <text:p>0.0346351</text:p>
              </table:table-cell>
              <table:table-cell office:value-type="float" office:value="0.0355181">
                <text:p>0.0355181</text:p>
              </table:table-cell>
              <table:table-cell office:value-type="float" office:value="0.0353562">
                <text:p>0.0353562</text:p>
              </table:table-cell>
              <table:table-cell office:value-type="float" office:value="0.0347466">
                <text:p>0.0347466</text:p>
              </table:table-cell>
              <table:table-cell office:value-type="float" office:value="0.0278543">
                <text:p>0.0278543</text:p>
              </table:table-cell>
              <table:table-cell office:value-type="float" office:value="0.0321856">
                <text:p>0.0321856</text:p>
              </table:table-cell>
              <table:table-cell office:value-type="float" office:value="0.0313948">
                <text:p>0.0313948</text:p>
              </table:table-cell>
              <table:table-cell office:value-type="float" office:value="0.0321389">
                <text:p>0.0321389</text:p>
              </table:table-cell>
              <table:table-cell office:value-type="float" office:value="0.0325521">
                <text:p>0.0325521</text:p>
              </table:table-cell>
              <table:table-cell office:value-type="float" office:value="0.032475">
                <text:p>0.032475</text:p>
              </table:table-cell>
              <table:table-cell office:value-type="float" office:value="0.0309772">
                <text:p>0.0309772</text:p>
              </table:table-cell>
              <table:table-cell office:value-type="float" office:value="0.0302571">
                <text:p>0.0302571</text:p>
              </table:table-cell>
            </table:table-row>
            <table:table-row>
              <table:table-cell office:value-type="string">
                <text:p>All Boys</text:p>
                <draw:g>
                  <svg:desc>Hoja1.J82:Hoja1.J82</svg:desc>
                </draw:g>
              </table:table-cell>
              <table:table-cell office:value-type="float" office:value="0.041841">
                <text:p>0.041841</text:p>
                <draw:g>
                  <svg:desc>Hoja1.K82:Hoja1.AC82</svg:desc>
                </draw:g>
              </table:table-cell>
              <table:table-cell office:value-type="float" office:value="0.0313274">
                <text:p>0.0313274</text:p>
              </table:table-cell>
              <table:table-cell office:value-type="float" office:value="0.0276854">
                <text:p>0.0276854</text:p>
              </table:table-cell>
              <table:table-cell office:value-type="float" office:value="0.0317385">
                <text:p>0.0317385</text:p>
              </table:table-cell>
              <table:table-cell office:value-type="float" office:value="0.0304213">
                <text:p>0.0304213</text:p>
              </table:table-cell>
              <table:table-cell office:value-type="float" office:value="0.0253602">
                <text:p>0.0253602</text:p>
              </table:table-cell>
              <table:table-cell office:value-type="float" office:value="0.0288698">
                <text:p>0.0288698</text:p>
              </table:table-cell>
              <table:table-cell office:value-type="float" office:value="0.0350881">
                <text:p>0.0350881</text:p>
              </table:table-cell>
              <table:table-cell office:value-type="float" office:value="0.0350324">
                <text:p>0.0350324</text:p>
              </table:table-cell>
              <table:table-cell office:value-type="float" office:value="0.0359359">
                <text:p>0.0359359</text:p>
              </table:table-cell>
              <table:table-cell office:value-type="float" office:value="0.0351874">
                <text:p>0.0351874</text:p>
              </table:table-cell>
              <table:table-cell office:value-type="float" office:value="0.0316956">
                <text:p>0.0316956</text:p>
              </table:table-cell>
              <table:table-cell office:value-type="float" office:value="0.0314165">
                <text:p>0.0314165</text:p>
              </table:table-cell>
              <table:table-cell office:value-type="float" office:value="0.0317625">
                <text:p>0.0317625</text:p>
              </table:table-cell>
              <table:table-cell office:value-type="float" office:value="0.0313738">
                <text:p>0.0313738</text:p>
              </table:table-cell>
              <table:table-cell office:value-type="float" office:value="0.0313297">
                <text:p>0.0313297</text:p>
              </table:table-cell>
              <table:table-cell office:value-type="float" office:value="0.0314141">
                <text:p>0.0314141</text:p>
              </table:table-cell>
              <table:table-cell office:value-type="float" office:value="0.0319749">
                <text:p>0.0319749</text:p>
              </table:table-cell>
              <table:table-cell office:value-type="float" office:value="0.0314297">
                <text:p>0.03142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791cm" svg:height="15.706cm" xlink:href=".." xlink:type="simple" chart:class="chart:line" chart:style-name="ch1">
        <chart:legend chart:legend-position="end" svg:x="22.584cm" svg:y="5.313cm" style:legend-expansion="high" chart:style-name="ch2"/>
        <chart:plot-area chart:style-name="ch3" table:cell-range-address="Hoja1.J57:Hoja1.AC67" chart:data-source-has-labels="both" svg:x="0.555cm" svg:y="0.314cm" svg:width="21.474cm" svg:height="15.078cm">
          <chartooo:coordinate-region svg:x="1.467cm" svg:y="0.514cm" svg:width="20.375cm" svg:height="14.231cm"/>
          <chart:axis chart:dimension="x" chart:name="primary-x" chart:style-name="ch4" chartooo:axis-type="auto">
            <chartooo:date-scale/>
            <chart:categories table:cell-range-address="Hoja1.K57:Hoja1.AC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K58:Hoja1.AC58" chart:label-cell-address="Hoja1.J58:Hoja1.J58" chart:class="chart:line">
            <chart:data-point chart:repeated="19"/>
          </chart:series>
          <chart:series chart:style-name="ch7" chart:values-cell-range-address="Hoja1.K59:Hoja1.AC59" chart:label-cell-address="Hoja1.J59:Hoja1.J59" chart:class="chart:line">
            <chart:data-point chart:repeated="19"/>
          </chart:series>
          <chart:series chart:style-name="ch8" chart:values-cell-range-address="Hoja1.K60:Hoja1.AC60" chart:label-cell-address="Hoja1.J60:Hoja1.J60" chart:class="chart:line">
            <chart:data-point chart:repeated="19"/>
          </chart:series>
          <chart:series chart:style-name="ch9" chart:values-cell-range-address="Hoja1.K61:Hoja1.AC61" chart:label-cell-address="Hoja1.J61:Hoja1.J61" chart:class="chart:line">
            <chart:data-point chart:repeated="19"/>
          </chart:series>
          <chart:series chart:style-name="ch10" chart:values-cell-range-address="Hoja1.K62:Hoja1.AC62" chart:label-cell-address="Hoja1.J62:Hoja1.J62" chart:class="chart:line">
            <chart:data-point chart:repeated="19"/>
          </chart:series>
          <chart:series chart:style-name="ch11" chart:values-cell-range-address="Hoja1.K63:Hoja1.AC63" chart:label-cell-address="Hoja1.J63:Hoja1.J63" chart:class="chart:line">
            <chart:data-point chart:repeated="19"/>
          </chart:series>
          <chart:series chart:style-name="ch12" chart:values-cell-range-address="Hoja1.K64:Hoja1.AC64" chart:label-cell-address="Hoja1.J64:Hoja1.J64" chart:class="chart:line">
            <chart:data-point chart:repeated="19"/>
          </chart:series>
          <chart:series chart:style-name="ch13" chart:values-cell-range-address="Hoja1.K65:Hoja1.AC65" chart:label-cell-address="Hoja1.J65:Hoja1.J65" chart:class="chart:line">
            <chart:data-point chart:repeated="19"/>
          </chart:series>
          <chart:series chart:style-name="ch14" chart:values-cell-range-address="Hoja1.K66:Hoja1.AC66" chart:label-cell-address="Hoja1.J66:Hoja1.J66" chart:class="chart:line">
            <chart:data-point chart:repeated="19"/>
          </chart:series>
          <chart:series chart:style-name="ch15" chart:values-cell-range-address="Hoja1.K67:Hoja1.AC67" chart:label-cell-address="Hoja1.J67:Hoja1.J67" chart:class="chart:line">
            <chart:data-point chart:repeated="1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Hoja1.K57:Hoja1.AC5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iver Plate</text:p>
                <draw:g>
                  <svg:desc>Hoja1.J58:Hoja1.J58</svg:desc>
                </draw:g>
              </table:table-cell>
              <table:table-cell office:value-type="float" office:value="0.0690376">
                <text:p>0.0690376</text:p>
                <draw:g>
                  <svg:desc>Hoja1.K58:Hoja1.AC58</svg:desc>
                </draw:g>
              </table:table-cell>
              <table:table-cell office:value-type="float" office:value="0.064926">
                <text:p>0.064926</text:p>
              </table:table-cell>
              <table:table-cell office:value-type="float" office:value="0.0375829">
                <text:p>0.0375829</text:p>
              </table:table-cell>
              <table:table-cell office:value-type="float" office:value="0.0325412">
                <text:p>0.0325412</text:p>
              </table:table-cell>
              <table:table-cell office:value-type="float" office:value="0.0460989">
                <text:p>0.0460989</text:p>
              </table:table-cell>
              <table:table-cell office:value-type="float" office:value="0.0501785">
                <text:p>0.0501785</text:p>
              </table:table-cell>
              <table:table-cell office:value-type="float" office:value="0.0479057">
                <text:p>0.0479057</text:p>
              </table:table-cell>
              <table:table-cell office:value-type="float" office:value="0.0416396">
                <text:p>0.0416396</text:p>
              </table:table-cell>
              <table:table-cell office:value-type="float" office:value="0.0467026">
                <text:p>0.0467026</text:p>
              </table:table-cell>
              <table:table-cell office:value-type="float" office:value="0.0511421">
                <text:p>0.0511421</text:p>
              </table:table-cell>
              <table:table-cell office:value-type="float" office:value="0.0567331">
                <text:p>0.0567331</text:p>
              </table:table-cell>
              <table:table-cell office:value-type="float" office:value="0.0559897">
                <text:p>0.0559897</text:p>
              </table:table-cell>
              <table:table-cell office:value-type="float" office:value="0.0626996">
                <text:p>0.0626996</text:p>
              </table:table-cell>
              <table:table-cell office:value-type="float" office:value="0.0590417">
                <text:p>0.0590417</text:p>
              </table:table-cell>
              <table:table-cell office:value-type="float" office:value="0.0596098">
                <text:p>0.0596098</text:p>
              </table:table-cell>
              <table:table-cell office:value-type="float" office:value="0.0587967">
                <text:p>0.0587967</text:p>
              </table:table-cell>
              <table:table-cell office:value-type="float" office:value="0.060183">
                <text:p>0.060183</text:p>
              </table:table-cell>
              <table:table-cell office:value-type="float" office:value="0.0562761">
                <text:p>0.0562761</text:p>
              </table:table-cell>
              <table:table-cell office:value-type="float" office:value="0.0646037">
                <text:p>0.0646037</text:p>
              </table:table-cell>
            </table:table-row>
            <table:table-row>
              <table:table-cell office:value-type="string">
                <text:p>Boca Juniors</text:p>
                <draw:g>
                  <svg:desc>Hoja1.J59:Hoja1.J59</svg:desc>
                </draw:g>
              </table:table-cell>
              <table:table-cell office:value-type="float" office:value="0.041841">
                <text:p>0.041841</text:p>
                <draw:g>
                  <svg:desc>Hoja1.K59:Hoja1.AC59</svg:desc>
                </draw:g>
              </table:table-cell>
              <table:table-cell office:value-type="float" office:value="0.0313274">
                <text:p>0.0313274</text:p>
              </table:table-cell>
              <table:table-cell office:value-type="float" office:value="0.0276854">
                <text:p>0.0276854</text:p>
              </table:table-cell>
              <table:table-cell office:value-type="float" office:value="0.0505498">
                <text:p>0.0505498</text:p>
              </table:table-cell>
              <table:table-cell office:value-type="float" office:value="0.0432693">
                <text:p>0.0432693</text:p>
              </table:table-cell>
              <table:table-cell office:value-type="float" office:value="0.0522425">
                <text:p>0.0522425</text:p>
              </table:table-cell>
              <table:table-cell office:value-type="float" office:value="0.058758">
                <text:p>0.058758</text:p>
              </table:table-cell>
              <table:table-cell office:value-type="float" office:value="0.0642841">
                <text:p>0.0642841</text:p>
              </table:table-cell>
              <table:table-cell office:value-type="float" office:value="0.0635363">
                <text:p>0.0635363</text:p>
              </table:table-cell>
              <table:table-cell office:value-type="float" office:value="0.0596042">
                <text:p>0.0596042</text:p>
              </table:table-cell>
              <table:table-cell office:value-type="float" office:value="0.0555737">
                <text:p>0.0555737</text:p>
              </table:table-cell>
              <table:table-cell office:value-type="float" office:value="0.0707731">
                <text:p>0.0707731</text:p>
              </table:table-cell>
              <table:table-cell office:value-type="float" office:value="0.0695938">
                <text:p>0.0695938</text:p>
              </table:table-cell>
              <table:table-cell office:value-type="float" office:value="0.0708494">
                <text:p>0.0708494</text:p>
              </table:table-cell>
              <table:table-cell office:value-type="float" office:value="0.0758796">
                <text:p>0.0758796</text:p>
              </table:table-cell>
              <table:table-cell office:value-type="float" office:value="0.0672326">
                <text:p>0.0672326</text:p>
              </table:table-cell>
              <table:table-cell office:value-type="float" office:value="0.072409">
                <text:p>0.072409</text:p>
              </table:table-cell>
              <table:table-cell office:value-type="float" office:value="0.074384">
                <text:p>0.074384</text:p>
              </table:table-cell>
              <table:table-cell office:value-type="float" office:value="0.070147">
                <text:p>0.070147</text:p>
              </table:table-cell>
            </table:table-row>
            <table:table-row>
              <table:table-cell office:value-type="string">
                <text:p>Estudiantes</text:p>
                <draw:g>
                  <svg:desc>Hoja1.J60:Hoja1.J60</svg:desc>
                </draw:g>
              </table:table-cell>
              <table:table-cell office:value-type="float" office:value="0.0690376">
                <text:p>0.0690376</text:p>
                <draw:g>
                  <svg:desc>Hoja1.K60:Hoja1.AC60</svg:desc>
                </draw:g>
              </table:table-cell>
              <table:table-cell office:value-type="float" office:value="0.0584778">
                <text:p>0.0584778</text:p>
              </table:table-cell>
              <table:table-cell office:value-type="float" office:value="0.0535184">
                <text:p>0.0535184</text:p>
              </table:table-cell>
              <table:table-cell office:value-type="float" office:value="0.0476383">
                <text:p>0.0476383</text:p>
              </table:table-cell>
              <table:table-cell office:value-type="float" office:value="0.0378648">
                <text:p>0.0378648</text:p>
              </table:table-cell>
              <table:table-cell office:value-type="float" office:value="0.0311018">
                <text:p>0.0311018</text:p>
              </table:table-cell>
              <table:table-cell office:value-type="float" office:value="0.0307507">
                <text:p>0.0307507</text:p>
              </table:table-cell>
              <table:table-cell office:value-type="float" office:value="0.043342">
                <text:p>0.043342</text:p>
              </table:table-cell>
              <table:table-cell office:value-type="float" office:value="0.0402542">
                <text:p>0.0402542</text:p>
              </table:table-cell>
              <table:table-cell office:value-type="float" office:value="0.035208">
                <text:p>0.035208</text:p>
              </table:table-cell>
              <table:table-cell office:value-type="float" office:value="0.0337639">
                <text:p>0.0337639</text:p>
              </table:table-cell>
              <table:table-cell office:value-type="float" office:value="0.0351436">
                <text:p>0.0351436</text:p>
              </table:table-cell>
              <table:table-cell office:value-type="float" office:value="0.0394497">
                <text:p>0.0394497</text:p>
              </table:table-cell>
              <table:table-cell office:value-type="float" office:value="0.0390729">
                <text:p>0.0390729</text:p>
              </table:table-cell>
              <table:table-cell office:value-type="float" office:value="0.037439">
                <text:p>0.037439</text:p>
              </table:table-cell>
              <table:table-cell office:value-type="float" office:value="0.0370154">
                <text:p>0.0370154</text:p>
              </table:table-cell>
              <table:table-cell office:value-type="float" office:value="0.0459802">
                <text:p>0.0459802</text:p>
              </table:table-cell>
              <table:table-cell office:value-type="float" office:value="0.0499141">
                <text:p>0.0499141</text:p>
              </table:table-cell>
              <table:table-cell office:value-type="float" office:value="0.0467756">
                <text:p>0.0467756</text:p>
              </table:table-cell>
            </table:table-row>
            <table:table-row>
              <table:table-cell office:value-type="string">
                <text:p>Godoy Cruz</text:p>
                <draw:g>
                  <svg:desc>Hoja1.J61:Hoja1.J61</svg:desc>
                </draw:g>
              </table:table-cell>
              <table:table-cell office:value-type="float" office:value="0.041841">
                <text:p>0.041841</text:p>
                <draw:g>
                  <svg:desc>Hoja1.K61:Hoja1.AC61</svg:desc>
                </draw:g>
              </table:table-cell>
              <table:table-cell office:value-type="float" office:value="0.0449026">
                <text:p>0.0449026</text:p>
              </table:table-cell>
              <table:table-cell office:value-type="float" office:value="0.0593124">
                <text:p>0.0593124</text:p>
              </table:table-cell>
              <table:table-cell office:value-type="float" office:value="0.0618319">
                <text:p>0.0618319</text:p>
              </table:table-cell>
              <table:table-cell office:value-type="float" office:value="0.063194">
                <text:p>0.063194</text:p>
              </table:table-cell>
              <table:table-cell office:value-type="float" office:value="0.0633471">
                <text:p>0.0633471</text:p>
              </table:table-cell>
              <table:table-cell office:value-type="float" office:value="0.0570202">
                <text:p>0.0570202</text:p>
              </table:table-cell>
              <table:table-cell office:value-type="float" office:value="0.0490153">
                <text:p>0.0490153</text:p>
              </table:table-cell>
              <table:table-cell office:value-type="float" office:value="0.0544735">
                <text:p>0.0544735</text:p>
              </table:table-cell>
              <table:table-cell office:value-type="float" office:value="0.0484178">
                <text:p>0.0484178</text:p>
              </table:table-cell>
              <table:table-cell office:value-type="float" office:value="0.0536028">
                <text:p>0.0536028</text:p>
              </table:table-cell>
              <table:table-cell office:value-type="float" office:value="0.0533515">
                <text:p>0.0533515</text:p>
              </table:table-cell>
              <table:table-cell office:value-type="float" office:value="0.0525913">
                <text:p>0.0525913</text:p>
              </table:table-cell>
              <table:table-cell office:value-type="float" office:value="0.0581468">
                <text:p>0.0581468</text:p>
              </table:table-cell>
              <table:table-cell office:value-type="float" office:value="0.0645005">
                <text:p>0.0645005</text:p>
              </table:table-cell>
              <table:table-cell office:value-type="float" office:value="0.0703712">
                <text:p>0.0703712</text:p>
              </table:table-cell>
              <table:table-cell office:value-type="float" office:value="0.0712282">
                <text:p>0.0712282</text:p>
              </table:table-cell>
              <table:table-cell office:value-type="float" office:value="0.0714535">
                <text:p>0.0714535</text:p>
              </table:table-cell>
              <table:table-cell office:value-type="float" office:value="0.0665236">
                <text:p>0.0665236</text:p>
              </table:table-cell>
            </table:table-row>
            <table:table-row>
              <table:table-cell office:value-type="string">
                <text:p>Gimnasia y Esgrima (LP)</text:p>
                <draw:g>
                  <svg:desc>Hoja1.J62:Hoja1.J62</svg:desc>
                </draw:g>
              </table:table-cell>
              <table:table-cell office:value-type="float" office:value="0.041841">
                <text:p>0.041841</text:p>
                <draw:g>
                  <svg:desc>Hoja1.K62:Hoja1.AC62</svg:desc>
                </draw:g>
              </table:table-cell>
              <table:table-cell office:value-type="float" office:value="0.0516902">
                <text:p>0.0516902</text:p>
              </table:table-cell>
              <table:table-cell office:value-type="float" office:value="0.0456808">
                <text:p>0.0456808</text:p>
              </table:table-cell>
              <table:table-cell office:value-type="float" office:value="0.0597988">
                <text:p>0.0597988</text:p>
              </table:table-cell>
              <table:table-cell office:value-type="float" office:value="0.0729238">
                <text:p>0.0729238</text:p>
              </table:table-cell>
              <table:table-cell office:value-type="float" office:value="0.0876931">
                <text:p>0.0876931</text:p>
              </table:table-cell>
              <table:table-cell office:value-type="float" office:value="0.0794924">
                <text:p>0.0794924</text:p>
              </table:table-cell>
              <table:table-cell office:value-type="float" office:value="0.0752989">
                <text:p>0.0752989</text:p>
              </table:table-cell>
              <table:table-cell office:value-type="float" office:value="0.0766088">
                <text:p>0.0766088</text:p>
              </table:table-cell>
              <table:table-cell office:value-type="float" office:value="0.0771374">
                <text:p>0.0771374</text:p>
              </table:table-cell>
              <table:table-cell office:value-type="float" office:value="0.0830624">
                <text:p>0.0830624</text:p>
              </table:table-cell>
              <table:table-cell office:value-type="float" office:value="0.074958">
                <text:p>0.074958</text:p>
              </table:table-cell>
              <table:table-cell office:value-type="float" office:value="0.0721463">
                <text:p>0.0721463</text:p>
              </table:table-cell>
              <table:table-cell office:value-type="float" office:value="0.0725903">
                <text:p>0.0725903</text:p>
              </table:table-cell>
              <table:table-cell office:value-type="float" office:value="0.0724079">
                <text:p>0.0724079</text:p>
              </table:table-cell>
              <table:table-cell office:value-type="float" office:value="0.0748098">
                <text:p>0.0748098</text:p>
              </table:table-cell>
              <table:table-cell office:value-type="float" office:value="0.0718028">
                <text:p>0.0718028</text:p>
              </table:table-cell>
              <table:table-cell office:value-type="float" office:value="0.0682975">
                <text:p>0.0682975</text:p>
              </table:table-cell>
              <table:table-cell office:value-type="float" office:value="0.0673236">
                <text:p>0.0673236</text:p>
              </table:table-cell>
            </table:table-row>
            <table:table-row>
              <table:table-cell office:value-type="string">
                <text:p>Vélez Sarsfield</text:p>
                <draw:g>
                  <svg:desc>Hoja1.J63:Hoja1.J63</svg:desc>
                </draw:g>
              </table:table-cell>
              <table:table-cell office:value-type="float" office:value="0.041841">
                <text:p>0.041841</text:p>
                <draw:g>
                  <svg:desc>Hoja1.K63:Hoja1.AC63</svg:desc>
                </draw:g>
              </table:table-cell>
              <table:table-cell office:value-type="float" office:value="0.0449026">
                <text:p>0.0449026</text:p>
              </table:table-cell>
              <table:table-cell office:value-type="float" office:value="0.0748525">
                <text:p>0.0748525</text:p>
              </table:table-cell>
              <table:table-cell office:value-type="float" office:value="0.0614934">
                <text:p>0.0614934</text:p>
              </table:table-cell>
              <table:table-cell office:value-type="float" office:value="0.0590347">
                <text:p>0.0590347</text:p>
              </table:table-cell>
              <table:table-cell office:value-type="float" office:value="0.0513353">
                <text:p>0.0513353</text:p>
              </table:table-cell>
              <table:table-cell office:value-type="float" office:value="0.0759775">
                <text:p>0.0759775</text:p>
              </table:table-cell>
              <table:table-cell office:value-type="float" office:value="0.082149">
                <text:p>0.082149</text:p>
              </table:table-cell>
              <table:table-cell office:value-type="float" office:value="0.0613425">
                <text:p>0.0613425</text:p>
              </table:table-cell>
              <table:table-cell office:value-type="float" office:value="0.0825291">
                <text:p>0.0825291</text:p>
              </table:table-cell>
              <table:table-cell office:value-type="float" office:value="0.0812101">
                <text:p>0.0812101</text:p>
              </table:table-cell>
              <table:table-cell office:value-type="float" office:value="0.0782121">
                <text:p>0.0782121</text:p>
              </table:table-cell>
              <table:table-cell office:value-type="float" office:value="0.0738531">
                <text:p>0.0738531</text:p>
              </table:table-cell>
              <table:table-cell office:value-type="float" office:value="0.0725345">
                <text:p>0.0725345</text:p>
              </table:table-cell>
              <table:table-cell office:value-type="float" office:value="0.0728153">
                <text:p>0.0728153</text:p>
              </table:table-cell>
              <table:table-cell office:value-type="float" office:value="0.0821318">
                <text:p>0.0821318</text:p>
              </table:table-cell>
              <table:table-cell office:value-type="float" office:value="0.0796422">
                <text:p>0.0796422</text:p>
              </table:table-cell>
              <table:table-cell office:value-type="float" office:value="0.0812098">
                <text:p>0.0812098</text:p>
              </table:table-cell>
              <table:table-cell office:value-type="float" office:value="0.0804916">
                <text:p>0.0804916</text:p>
              </table:table-cell>
            </table:table-row>
            <table:table-row>
              <table:table-cell office:value-type="string">
                <text:p>Colón</text:p>
                <draw:g>
                  <svg:desc>Hoja1.J64:Hoja1.J64</svg:desc>
                </draw:g>
              </table:table-cell>
              <table:table-cell office:value-type="float" office:value="0.041841">
                <text:p>0.041841</text:p>
                <draw:g>
                  <svg:desc>Hoja1.K64:Hoja1.AC64</svg:desc>
                </draw:g>
              </table:table-cell>
              <table:table-cell office:value-type="float" office:value="0.0706619">
                <text:p>0.0706619</text:p>
              </table:table-cell>
              <table:table-cell office:value-type="float" office:value="0.0492353">
                <text:p>0.0492353</text:p>
              </table:table-cell>
              <table:table-cell office:value-type="float" office:value="0.0508811">
                <text:p>0.0508811</text:p>
              </table:table-cell>
              <table:table-cell office:value-type="float" office:value="0.0660486">
                <text:p>0.0660486</text:p>
              </table:table-cell>
              <table:table-cell office:value-type="float" office:value="0.0671743">
                <text:p>0.0671743</text:p>
              </table:table-cell>
              <table:table-cell office:value-type="float" office:value="0.0577536">
                <text:p>0.0577536</text:p>
              </table:table-cell>
              <table:table-cell office:value-type="float" office:value="0.0484601">
                <text:p>0.0484601</text:p>
              </table:table-cell>
              <table:table-cell office:value-type="float" office:value="0.061043">
                <text:p>0.061043</text:p>
              </table:table-cell>
              <table:table-cell office:value-type="float" office:value="0.0590744">
                <text:p>0.0590744</text:p>
              </table:table-cell>
              <table:table-cell office:value-type="float" office:value="0.0590969">
                <text:p>0.0590969</text:p>
              </table:table-cell>
              <table:table-cell office:value-type="float" office:value="0.0541971">
                <text:p>0.0541971</text:p>
              </table:table-cell>
              <table:table-cell office:value-type="float" office:value="0.0550126">
                <text:p>0.0550126</text:p>
              </table:table-cell>
              <table:table-cell office:value-type="float" office:value="0.0585225">
                <text:p>0.0585225</text:p>
              </table:table-cell>
              <table:table-cell office:value-type="float" office:value="0.0558894">
                <text:p>0.0558894</text:p>
              </table:table-cell>
              <table:table-cell office:value-type="float" office:value="0.0531627">
                <text:p>0.0531627</text:p>
              </table:table-cell>
              <table:table-cell office:value-type="float" office:value="0.0524239">
                <text:p>0.0524239</text:p>
              </table:table-cell>
              <table:table-cell office:value-type="float" office:value="0.0519862">
                <text:p>0.0519862</text:p>
              </table:table-cell>
              <table:table-cell office:value-type="float" office:value="0.0565878">
                <text:p>0.0565878</text:p>
              </table:table-cell>
            </table:table-row>
            <table:table-row>
              <table:table-cell office:value-type="string">
                <text:p>Rosario Central</text:p>
                <draw:g>
                  <svg:desc>Hoja1.J65:Hoja1.J65</svg:desc>
                </draw:g>
              </table:table-cell>
              <table:table-cell office:value-type="float" office:value="0.0690376">
                <text:p>0.0690376</text:p>
                <draw:g>
                  <svg:desc>Hoja1.K65:Hoja1.AC65</svg:desc>
                </draw:g>
              </table:table-cell>
              <table:table-cell office:value-type="float" office:value="0.038115">
                <text:p>0.038115</text:p>
              </table:table-cell>
              <table:table-cell office:value-type="float" office:value="0.0510794">
                <text:p>0.0510794</text:p>
              </table:table-cell>
              <table:table-cell office:value-type="float" office:value="0.047619">
                <text:p>0.047619</text:p>
              </table:table-cell>
              <table:table-cell office:value-type="float" office:value="0.0542971">
                <text:p>0.0542971</text:p>
              </table:table-cell>
              <table:table-cell office:value-type="float" office:value="0.0615773">
                <text:p>0.0615773</text:p>
              </table:table-cell>
              <table:table-cell office:value-type="float" office:value="0.0556627">
                <text:p>0.0556627</text:p>
              </table:table-cell>
              <table:table-cell office:value-type="float" office:value="0.0454784">
                <text:p>0.0454784</text:p>
              </table:table-cell>
              <table:table-cell office:value-type="float" office:value="0.0528254">
                <text:p>0.0528254</text:p>
              </table:table-cell>
              <table:table-cell office:value-type="float" office:value="0.0406736">
                <text:p>0.0406736</text:p>
              </table:table-cell>
              <table:table-cell office:value-type="float" office:value="0.0473763">
                <text:p>0.0473763</text:p>
              </table:table-cell>
              <table:table-cell office:value-type="float" office:value="0.0531625">
                <text:p>0.0531625</text:p>
              </table:table-cell>
              <table:table-cell office:value-type="float" office:value="0.0504043">
                <text:p>0.0504043</text:p>
              </table:table-cell>
              <table:table-cell office:value-type="float" office:value="0.0537688">
                <text:p>0.0537688</text:p>
              </table:table-cell>
              <table:table-cell office:value-type="float" office:value="0.0519988">
                <text:p>0.0519988</text:p>
              </table:table-cell>
              <table:table-cell office:value-type="float" office:value="0.0516202">
                <text:p>0.0516202</text:p>
              </table:table-cell>
              <table:table-cell office:value-type="float" office:value="0.050207">
                <text:p>0.050207</text:p>
              </table:table-cell>
              <table:table-cell office:value-type="float" office:value="0.0478626">
                <text:p>0.0478626</text:p>
              </table:table-cell>
              <table:table-cell office:value-type="float" office:value="0.0468758">
                <text:p>0.0468758</text:p>
              </table:table-cell>
            </table:table-row>
            <table:table-row>
              <table:table-cell office:value-type="string">
                <text:p>Lanús</text:p>
                <draw:g>
                  <svg:desc>Hoja1.J66:Hoja1.J66</svg:desc>
                </draw:g>
              </table:table-cell>
              <table:table-cell office:value-type="float" office:value="0.041841">
                <text:p>0.041841</text:p>
                <draw:g>
                  <svg:desc>Hoja1.K66:Hoja1.AC66</svg:desc>
                </draw:g>
              </table:table-cell>
              <table:table-cell office:value-type="float" office:value="0.0313274">
                <text:p>0.0313274</text:p>
              </table:table-cell>
              <table:table-cell office:value-type="float" office:value="0.0276854">
                <text:p>0.0276854</text:p>
              </table:table-cell>
              <table:table-cell office:value-type="float" office:value="0.0595554">
                <text:p>0.0595554</text:p>
              </table:table-cell>
              <table:table-cell office:value-type="float" office:value="0.0570298">
                <text:p>0.0570298</text:p>
              </table:table-cell>
              <table:table-cell office:value-type="float" office:value="0.0351427">
                <text:p>0.0351427</text:p>
              </table:table-cell>
              <table:table-cell office:value-type="float" office:value="0.0454611">
                <text:p>0.0454611</text:p>
              </table:table-cell>
              <table:table-cell office:value-type="float" office:value="0.042892">
                <text:p>0.042892</text:p>
              </table:table-cell>
              <table:table-cell office:value-type="float" office:value="0.0418768">
                <text:p>0.0418768</text:p>
              </table:table-cell>
              <table:table-cell office:value-type="float" office:value="0.0475664">
                <text:p>0.0475664</text:p>
              </table:table-cell>
              <table:table-cell office:value-type="float" office:value="0.047513">
                <text:p>0.047513</text:p>
              </table:table-cell>
              <table:table-cell office:value-type="float" office:value="0.0508608">
                <text:p>0.0508608</text:p>
              </table:table-cell>
              <table:table-cell office:value-type="float" office:value="0.0614865">
                <text:p>0.0614865</text:p>
              </table:table-cell>
              <table:table-cell office:value-type="float" office:value="0.0578688">
                <text:p>0.0578688</text:p>
              </table:table-cell>
              <table:table-cell office:value-type="float" office:value="0.0561454">
                <text:p>0.0561454</text:p>
              </table:table-cell>
              <table:table-cell office:value-type="float" office:value="0.0541525">
                <text:p>0.0541525</text:p>
              </table:table-cell>
              <table:table-cell office:value-type="float" office:value="0.0514794">
                <text:p>0.0514794</text:p>
              </table:table-cell>
              <table:table-cell office:value-type="float" office:value="0.0469148">
                <text:p>0.0469148</text:p>
              </table:table-cell>
              <table:table-cell office:value-type="float" office:value="0.0447156">
                <text:p>0.0447156</text:p>
              </table:table-cell>
            </table:table-row>
            <table:table-row>
              <table:table-cell office:value-type="string">
                <text:p>Olimpo</text:p>
                <draw:g>
                  <svg:desc>Hoja1.J67:Hoja1.J67</svg:desc>
                </draw:g>
              </table:table-cell>
              <table:table-cell office:value-type="float" office:value="0.0690376">
                <text:p>0.0690376</text:p>
                <draw:g>
                  <svg:desc>Hoja1.K67:Hoja1.AC67</svg:desc>
                </draw:g>
              </table:table-cell>
              <table:table-cell office:value-type="float" office:value="0.0843331">
                <text:p>0.0843331</text:p>
              </table:table-cell>
              <table:table-cell office:value-type="float" office:value="0.0769474">
                <text:p>0.0769474</text:p>
              </table:table-cell>
              <table:table-cell office:value-type="float" office:value="0.0560934">
                <text:p>0.0560934</text:p>
              </table:table-cell>
              <table:table-cell office:value-type="float" office:value="0.0542966">
                <text:p>0.0542966</text:p>
              </table:table-cell>
              <table:table-cell office:value-type="float" office:value="0.051277">
                <text:p>0.051277</text:p>
              </table:table-cell>
              <table:table-cell office:value-type="float" office:value="0.0588735">
                <text:p>0.0588735</text:p>
              </table:table-cell>
              <table:table-cell office:value-type="float" office:value="0.0562715">
                <text:p>0.0562715</text:p>
              </table:table-cell>
              <table:table-cell office:value-type="float" office:value="0.0546606">
                <text:p>0.0546606</text:p>
              </table:table-cell>
              <table:table-cell office:value-type="float" office:value="0.0559422">
                <text:p>0.0559422</text:p>
              </table:table-cell>
              <table:table-cell office:value-type="float" office:value="0.05399">
                <text:p>0.05399</text:p>
              </table:table-cell>
              <table:table-cell office:value-type="float" office:value="0.0523052">
                <text:p>0.0523052</text:p>
              </table:table-cell>
              <table:table-cell office:value-type="float" office:value="0.0450079">
                <text:p>0.0450079</text:p>
              </table:table-cell>
              <table:table-cell office:value-type="float" office:value="0.0486223">
                <text:p>0.0486223</text:p>
              </table:table-cell>
              <table:table-cell office:value-type="float" office:value="0.0469381">
                <text:p>0.0469381</text:p>
              </table:table-cell>
              <table:table-cell office:value-type="float" office:value="0.045708">
                <text:p>0.045708</text:p>
              </table:table-cell>
              <table:table-cell office:value-type="float" office:value="0.0444421">
                <text:p>0.0444421</text:p>
              </table:table-cell>
              <table:table-cell office:value-type="float" office:value="0.0514076">
                <text:p>0.0514076</text:p>
              </table:table-cell>
              <table:table-cell office:value-type="float" office:value="0.0485052">
                <text:p>0.04850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7216f" draw:fill-color="#77216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9.215cm" svg:height="15.646cm" xlink:href=".." xlink:type="simple" chart:class="chart:line" chart:style-name="ch1">
        <chart:title svg:x="15.237cm" svg:y="0.448cm" chart:style-name="ch2">
          <text:p>Evolución del ranking en función del tiempo</text:p>
        </chart:title>
        <chart:subtitle svg:x="16.375cm" svg:y="1.565cm" chart:style-name="ch3">
          <text:p>para un conjunto acotado de equipos</text:p>
        </chart:subtitle>
        <chart:legend chart:legend-position="end" svg:x="34.008cm" svg:y="6.777cm" style:legend-expansion="high" chart:style-name="ch4"/>
        <chart:plot-area chart:style-name="ch5" table:cell-range-address="Hoja1.J172:Hoja1.AC176" chart:data-source-has-labels="both" svg:x="1.795cm" svg:y="2.586cm" svg:width="31.429cm" svg:height="11.767cm">
          <chartooo:coordinate-region svg:x="2.707cm" svg:y="2.785cm" svg:width="30.33cm" svg:height="10.921cm"/>
          <chart:axis chart:dimension="x" chart:name="primary-x" chart:style-name="ch6" chartooo:axis-type="auto">
            <chartooo:date-scale/>
            <chart:title svg:x="17.002cm" svg:y="14.665cm" chart:style-name="ch7">
              <text:p>Fecha</text:p>
            </chart:title>
            <chart:categories table:cell-range-address="Hoja1.K172:Hoja1.AC172"/>
          </chart:axis>
          <chart:axis chart:dimension="y" chart:name="primary-y" chart:style-name="ch6">
            <chart:title svg:x="0.451cm" svg:y="9.571cm" chart:style-name="ch8">
              <text:p>Puntaje (GeM)</text:p>
            </chart:title>
            <chart:grid chart:style-name="ch9" chart:class="major"/>
          </chart:axis>
          <chart:series chart:style-name="ch10" chart:values-cell-range-address="Hoja1.K173:Hoja1.AC173" chart:label-cell-address="Hoja1.J173:Hoja1.J173" chart:class="chart:line">
            <chart:data-point chart:repeated="19"/>
          </chart:series>
          <chart:series chart:style-name="ch11" chart:values-cell-range-address="Hoja1.K174:Hoja1.AC174" chart:label-cell-address="Hoja1.J174:Hoja1.J174" chart:class="chart:line">
            <chart:data-point chart:repeated="19"/>
          </chart:series>
          <chart:series chart:style-name="ch12" chart:values-cell-range-address="Hoja1.K175:Hoja1.AC175" chart:label-cell-address="Hoja1.J175:Hoja1.J175" chart:class="chart:line">
            <chart:data-point chart:repeated="19"/>
          </chart:series>
          <chart:series chart:style-name="ch13" chart:values-cell-range-address="Hoja1.K176:Hoja1.AC176" chart:label-cell-address="Hoja1.J176:Hoja1.J176" chart:class="chart:line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Hoja1.K172:Hoja1.AC17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iver Plate</text:p>
                <draw:g>
                  <svg:desc>Hoja1.J173:Hoja1.J173</svg:desc>
                </draw:g>
              </table:table-cell>
              <table:table-cell office:value-type="float" office:value="0.0690376">
                <text:p>0.0690376</text:p>
                <draw:g>
                  <svg:desc>Hoja1.K173:Hoja1.AC173</svg:desc>
                </draw:g>
              </table:table-cell>
              <table:table-cell office:value-type="float" office:value="0.064926">
                <text:p>0.064926</text:p>
              </table:table-cell>
              <table:table-cell office:value-type="float" office:value="0.0375829">
                <text:p>0.0375829</text:p>
              </table:table-cell>
              <table:table-cell office:value-type="float" office:value="0.0325412">
                <text:p>0.0325412</text:p>
              </table:table-cell>
              <table:table-cell office:value-type="float" office:value="0.0460989">
                <text:p>0.0460989</text:p>
              </table:table-cell>
              <table:table-cell office:value-type="float" office:value="0.0501785">
                <text:p>0.0501785</text:p>
              </table:table-cell>
              <table:table-cell office:value-type="float" office:value="0.0479057">
                <text:p>0.0479057</text:p>
              </table:table-cell>
              <table:table-cell office:value-type="float" office:value="0.0416396">
                <text:p>0.0416396</text:p>
              </table:table-cell>
              <table:table-cell office:value-type="float" office:value="0.0467026">
                <text:p>0.0467026</text:p>
              </table:table-cell>
              <table:table-cell office:value-type="float" office:value="0.0511421">
                <text:p>0.0511421</text:p>
              </table:table-cell>
              <table:table-cell office:value-type="float" office:value="0.0567331">
                <text:p>0.0567331</text:p>
              </table:table-cell>
              <table:table-cell office:value-type="float" office:value="0.0559897">
                <text:p>0.0559897</text:p>
              </table:table-cell>
              <table:table-cell office:value-type="float" office:value="0.0626996">
                <text:p>0.0626996</text:p>
              </table:table-cell>
              <table:table-cell office:value-type="float" office:value="0.0590417">
                <text:p>0.0590417</text:p>
              </table:table-cell>
              <table:table-cell office:value-type="float" office:value="0.0596098">
                <text:p>0.0596098</text:p>
              </table:table-cell>
              <table:table-cell office:value-type="float" office:value="0.0587967">
                <text:p>0.0587967</text:p>
              </table:table-cell>
              <table:table-cell office:value-type="float" office:value="0.060183">
                <text:p>0.060183</text:p>
              </table:table-cell>
              <table:table-cell office:value-type="float" office:value="0.0562761">
                <text:p>0.0562761</text:p>
              </table:table-cell>
              <table:table-cell office:value-type="float" office:value="0.0646037">
                <text:p>0.0646037</text:p>
              </table:table-cell>
            </table:table-row>
            <table:table-row>
              <table:table-cell office:value-type="string">
                <text:p>Vélez Sarsfield</text:p>
                <draw:g>
                  <svg:desc>Hoja1.J174:Hoja1.J174</svg:desc>
                </draw:g>
              </table:table-cell>
              <table:table-cell office:value-type="float" office:value="0.041841">
                <text:p>0.041841</text:p>
                <draw:g>
                  <svg:desc>Hoja1.K174:Hoja1.AC174</svg:desc>
                </draw:g>
              </table:table-cell>
              <table:table-cell office:value-type="float" office:value="0.0449026">
                <text:p>0.0449026</text:p>
              </table:table-cell>
              <table:table-cell office:value-type="float" office:value="0.0748525">
                <text:p>0.0748525</text:p>
              </table:table-cell>
              <table:table-cell office:value-type="float" office:value="0.0614934">
                <text:p>0.0614934</text:p>
              </table:table-cell>
              <table:table-cell office:value-type="float" office:value="0.0590347">
                <text:p>0.0590347</text:p>
              </table:table-cell>
              <table:table-cell office:value-type="float" office:value="0.0513353">
                <text:p>0.0513353</text:p>
              </table:table-cell>
              <table:table-cell office:value-type="float" office:value="0.0759775">
                <text:p>0.0759775</text:p>
              </table:table-cell>
              <table:table-cell office:value-type="float" office:value="0.082149">
                <text:p>0.082149</text:p>
              </table:table-cell>
              <table:table-cell office:value-type="float" office:value="0.0613425">
                <text:p>0.0613425</text:p>
              </table:table-cell>
              <table:table-cell office:value-type="float" office:value="0.0825291">
                <text:p>0.0825291</text:p>
              </table:table-cell>
              <table:table-cell office:value-type="float" office:value="0.0812101">
                <text:p>0.0812101</text:p>
              </table:table-cell>
              <table:table-cell office:value-type="float" office:value="0.0782121">
                <text:p>0.0782121</text:p>
              </table:table-cell>
              <table:table-cell office:value-type="float" office:value="0.0738531">
                <text:p>0.0738531</text:p>
              </table:table-cell>
              <table:table-cell office:value-type="float" office:value="0.0725345">
                <text:p>0.0725345</text:p>
              </table:table-cell>
              <table:table-cell office:value-type="float" office:value="0.0728153">
                <text:p>0.0728153</text:p>
              </table:table-cell>
              <table:table-cell office:value-type="float" office:value="0.0821318">
                <text:p>0.0821318</text:p>
              </table:table-cell>
              <table:table-cell office:value-type="float" office:value="0.0796422">
                <text:p>0.0796422</text:p>
              </table:table-cell>
              <table:table-cell office:value-type="float" office:value="0.0812098">
                <text:p>0.0812098</text:p>
              </table:table-cell>
              <table:table-cell office:value-type="float" office:value="0.0804916">
                <text:p>0.0804916</text:p>
              </table:table-cell>
            </table:table-row>
            <table:table-row>
              <table:table-cell office:value-type="string">
                <text:p>Estudiantes</text:p>
                <draw:g>
                  <svg:desc>Hoja1.J175:Hoja1.J175</svg:desc>
                </draw:g>
              </table:table-cell>
              <table:table-cell office:value-type="float" office:value="0.0690376">
                <text:p>0.0690376</text:p>
                <draw:g>
                  <svg:desc>Hoja1.K175:Hoja1.AC175</svg:desc>
                </draw:g>
              </table:table-cell>
              <table:table-cell office:value-type="float" office:value="0.0584778">
                <text:p>0.0584778</text:p>
              </table:table-cell>
              <table:table-cell office:value-type="float" office:value="0.0535184">
                <text:p>0.0535184</text:p>
              </table:table-cell>
              <table:table-cell office:value-type="float" office:value="0.0476383">
                <text:p>0.0476383</text:p>
              </table:table-cell>
              <table:table-cell office:value-type="float" office:value="0.0378648">
                <text:p>0.0378648</text:p>
              </table:table-cell>
              <table:table-cell office:value-type="float" office:value="0.0311018">
                <text:p>0.0311018</text:p>
              </table:table-cell>
              <table:table-cell office:value-type="float" office:value="0.0307507">
                <text:p>0.0307507</text:p>
              </table:table-cell>
              <table:table-cell office:value-type="float" office:value="0.043342">
                <text:p>0.043342</text:p>
              </table:table-cell>
              <table:table-cell office:value-type="float" office:value="0.0402542">
                <text:p>0.0402542</text:p>
              </table:table-cell>
              <table:table-cell office:value-type="float" office:value="0.035208">
                <text:p>0.035208</text:p>
              </table:table-cell>
              <table:table-cell office:value-type="float" office:value="0.0337639">
                <text:p>0.0337639</text:p>
              </table:table-cell>
              <table:table-cell office:value-type="float" office:value="0.0351436">
                <text:p>0.0351436</text:p>
              </table:table-cell>
              <table:table-cell office:value-type="float" office:value="0.0394497">
                <text:p>0.0394497</text:p>
              </table:table-cell>
              <table:table-cell office:value-type="float" office:value="0.0390729">
                <text:p>0.0390729</text:p>
              </table:table-cell>
              <table:table-cell office:value-type="float" office:value="0.037439">
                <text:p>0.037439</text:p>
              </table:table-cell>
              <table:table-cell office:value-type="float" office:value="0.0370154">
                <text:p>0.0370154</text:p>
              </table:table-cell>
              <table:table-cell office:value-type="float" office:value="0.0459802">
                <text:p>0.0459802</text:p>
              </table:table-cell>
              <table:table-cell office:value-type="float" office:value="0.0499141">
                <text:p>0.0499141</text:p>
              </table:table-cell>
              <table:table-cell office:value-type="float" office:value="0.0467756">
                <text:p>0.0467756</text:p>
              </table:table-cell>
            </table:table-row>
            <table:table-row>
              <table:table-cell office:value-type="string">
                <text:p>Gimnasia y Esgrima (LP)</text:p>
                <draw:g>
                  <svg:desc>Hoja1.J176:Hoja1.J176</svg:desc>
                </draw:g>
              </table:table-cell>
              <table:table-cell office:value-type="float" office:value="0.041841">
                <text:p>0.041841</text:p>
                <draw:g>
                  <svg:desc>Hoja1.K176:Hoja1.AC176</svg:desc>
                </draw:g>
              </table:table-cell>
              <table:table-cell office:value-type="float" office:value="0.0516902">
                <text:p>0.0516902</text:p>
              </table:table-cell>
              <table:table-cell office:value-type="float" office:value="0.0456808">
                <text:p>0.0456808</text:p>
              </table:table-cell>
              <table:table-cell office:value-type="float" office:value="0.0597988">
                <text:p>0.0597988</text:p>
              </table:table-cell>
              <table:table-cell office:value-type="float" office:value="0.0729238">
                <text:p>0.0729238</text:p>
              </table:table-cell>
              <table:table-cell office:value-type="float" office:value="0.0876931">
                <text:p>0.0876931</text:p>
              </table:table-cell>
              <table:table-cell office:value-type="float" office:value="0.0794924">
                <text:p>0.0794924</text:p>
              </table:table-cell>
              <table:table-cell office:value-type="float" office:value="0.0752989">
                <text:p>0.0752989</text:p>
              </table:table-cell>
              <table:table-cell office:value-type="float" office:value="0.0766088">
                <text:p>0.0766088</text:p>
              </table:table-cell>
              <table:table-cell office:value-type="float" office:value="0.0771374">
                <text:p>0.0771374</text:p>
              </table:table-cell>
              <table:table-cell office:value-type="float" office:value="0.0830624">
                <text:p>0.0830624</text:p>
              </table:table-cell>
              <table:table-cell office:value-type="float" office:value="0.074958">
                <text:p>0.074958</text:p>
              </table:table-cell>
              <table:table-cell office:value-type="float" office:value="0.0721463">
                <text:p>0.0721463</text:p>
              </table:table-cell>
              <table:table-cell office:value-type="float" office:value="0.0725903">
                <text:p>0.0725903</text:p>
              </table:table-cell>
              <table:table-cell office:value-type="float" office:value="0.0724079">
                <text:p>0.0724079</text:p>
              </table:table-cell>
              <table:table-cell office:value-type="float" office:value="0.0748098">
                <text:p>0.0748098</text:p>
              </table:table-cell>
              <table:table-cell office:value-type="float" office:value="0.0718028">
                <text:p>0.0718028</text:p>
              </table:table-cell>
              <table:table-cell office:value-type="float" office:value="0.0682975">
                <text:p>0.0682975</text:p>
              </table:table-cell>
              <table:table-cell office:value-type="float" office:value="0.0673236">
                <text:p>0.06732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